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45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/d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dif</text:p>
          </table:table-cell>
          <table:table-cell table:formula="of:=[.D1]" office:value-type="string" office:string-value="method" calcext:value-type="string">
            <text:p>metho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Max</text:p>
          </table:table-cell>
          <table:table-cell office:value-type="string" calcext:value-type="string">
            <text:p>RatioMax</text:p>
          </table:table-cell>
        </table:table-row>
        <table:table-row table:style-name="ro1">
          <table:table-cell office:value-type="string" calcext:value-type="string">
            <text:p>depth_REF_vs_l_rexi_n_erk_t1.0_dt000002_vs_dt056.25Errors12max.txt</text:p>
          </table:table-cell>
          <table:table-cell table:formula="of:=SEARCH(&quot;_vs_&quot;;[.A2];1)" office:value-type="float" office:value="10" calcext:value-type="float">
            <text:p>10</text:p>
          </table:table-cell>
          <table:table-cell table:formula="of:=SEARCH(&quot;_t1&quot;;[.A2];1)" office:value-type="float" office:value="26" calcext:value-type="float">
            <text:p>26</text:p>
          </table:table-cell>
          <table:table-cell table:formula="of:=MID([.A2];[.B2]+4;[.C2] - [.B2]-4)" office:value-type="string" office:string-value="l_rexi_n_erk" calcext:value-type="string">
            <text:p>l_rexi_n_erk</text:p>
          </table:table-cell>
          <table:table-cell table:formula="of:=SEARCH(&quot;_vs_dt&quot;;[.A2];1)" office:value-type="float" office:value="40" calcext:value-type="float">
            <text:p>40</text:p>
          </table:table-cell>
          <table:table-cell table:formula="of:=SEARCH(&quot;Errors&quot;;[.A2];1)" office:value-type="float" office:value="52" calcext:value-type="float">
            <text:p>52</text:p>
          </table:table-cell>
          <table:table-cell table:formula="of:=[.F2]-[.E2]-6" office:value-type="float" office:value="6" calcext:value-type="float">
            <text:p>6</text:p>
          </table:table-cell>
          <table:table-cell table:formula="of:=[.D2]" office:value-type="string" office:string-value="l_rexi_n_erk" calcext:value-type="string">
            <text:p>l_rexi_n_erk</text:p>
          </table:table-cell>
          <table:table-cell table:formula="of:=MID([.A2];[.E2]+6;[.G2])*1" office:value-type="float" office:value="56.25" calcext:value-type="float">
            <text:p>56.25</text:p>
          </table:table-cell>
          <table:table-cell table:style-name="ce1" office:value-type="float" office:value="0.0000350567866257" calcext:value-type="float">
            <text:p>3.51E-05</text:p>
          </table:table-cell>
          <table:table-cell table:style-name="ce1" office:value-type="float" office:value="0.0000622149915567167" calcext:value-type="float">
            <text:p>6.22E-05</text:p>
          </table:table-cell>
          <table:table-cell office:value-type="float" office:value="0.000391089420873" calcext:value-type="float">
            <text:p>0.0003910894</text:p>
          </table:table-cell>
          <table:table-cell/>
        </table:table-row>
        <table:table-row table:style-name="ro1">
          <table:table-cell office:value-type="string" calcext:value-type="string">
            <text:p>depth_REF_vs_l_rexi_n_erk_t1.0_dt000002_vs_dt0112.5Errors12max.txt</text:p>
          </table:table-cell>
          <table:table-cell table:formula="of:=SEARCH(&quot;_vs_&quot;;[.A3];1)" office:value-type="float" office:value="10" calcext:value-type="float">
            <text:p>10</text:p>
          </table:table-cell>
          <table:table-cell table:formula="of:=SEARCH(&quot;_t1&quot;;[.A3];1)" office:value-type="float" office:value="26" calcext:value-type="float">
            <text:p>26</text:p>
          </table:table-cell>
          <table:table-cell table:formula="of:=MID([.A3];[.B3]+4;[.C3] - [.B3]-4)" office:value-type="string" office:string-value="l_rexi_n_erk" calcext:value-type="string">
            <text:p>l_rexi_n_erk</text:p>
          </table:table-cell>
          <table:table-cell table:formula="of:=SEARCH(&quot;_vs_dt&quot;;[.A3];1)" office:value-type="float" office:value="40" calcext:value-type="float">
            <text:p>40</text:p>
          </table:table-cell>
          <table:table-cell table:formula="of:=SEARCH(&quot;Errors&quot;;[.A3];1)" office:value-type="float" office:value="52" calcext:value-type="float">
            <text:p>52</text:p>
          </table:table-cell>
          <table:table-cell table:formula="of:=[.F3]-[.E3]-6" office:value-type="float" office:value="6" calcext:value-type="float">
            <text:p>6</text:p>
          </table:table-cell>
          <table:table-cell table:formula="of:=[.D3]" office:value-type="string" office:string-value="l_rexi_n_erk" calcext:value-type="string">
            <text:p>l_rexi_n_erk</text:p>
          </table:table-cell>
          <table:table-cell table:formula="of:=MID([.A3];[.E3]+6;[.G3])*1" office:value-type="float" office:value="112.5" calcext:value-type="float">
            <text:p>112.5</text:p>
          </table:table-cell>
          <table:table-cell office:value-type="float" office:value="0.000139757158762" calcext:value-type="float">
            <text:p>0.0001397572</text:p>
          </table:table-cell>
          <table:table-cell office:value-type="float" office:value="0.000248725479760631" calcext:value-type="float">
            <text:p>0.0002487255</text:p>
          </table:table-cell>
          <table:table-cell office:value-type="float" office:value="0.00156478942085" calcext:value-type="float">
            <text:p>0.0015647894</text:p>
          </table:table-cell>
          <table:table-cell/>
        </table:table-row>
        <table:table-row table:style-name="ro1">
          <table:table-cell office:value-type="string" calcext:value-type="string">
            <text:p>depth_REF_vs_RK-FDC_t1.0_dt000002_vs_dt1.40625Errors12max.txt</text:p>
          </table:table-cell>
          <table:table-cell table:formula="of:=SEARCH(&quot;_vs_&quot;;[.A4];1)" office:value-type="float" office:value="10" calcext:value-type="float">
            <text:p>10</text:p>
          </table:table-cell>
          <table:table-cell table:formula="of:=SEARCH(&quot;_t1&quot;;[.A4];1)" office:value-type="float" office:value="20" calcext:value-type="float">
            <text:p>20</text:p>
          </table:table-cell>
          <table:table-cell table:formula="of:=MID([.A4];[.B4]+4;[.C4] - [.B4]-4)" office:value-type="string" office:string-value="RK-FDC" calcext:value-type="string">
            <text:p>RK-FDC</text:p>
          </table:table-cell>
          <table:table-cell table:formula="of:=SEARCH(&quot;_vs_dt&quot;;[.A4];1)" office:value-type="float" office:value="34" calcext:value-type="float">
            <text:p>34</text:p>
          </table:table-cell>
          <table:table-cell table:formula="of:=SEARCH(&quot;Errors&quot;;[.A4];1)" office:value-type="float" office:value="47" calcext:value-type="float">
            <text:p>47</text:p>
          </table:table-cell>
          <table:table-cell table:formula="of:=[.F4]-[.E4]-6" office:value-type="float" office:value="7" calcext:value-type="float">
            <text:p>7</text:p>
          </table:table-cell>
          <table:table-cell table:formula="of:=[.D4]" office:value-type="string" office:string-value="RK-FDC" calcext:value-type="string">
            <text:p>RK-FDC</text:p>
          </table:table-cell>
          <table:table-cell table:formula="of:=MID([.A4];[.E4]+6;[.G4])*1" office:value-type="float" office:value="1.40625" calcext:value-type="float">
            <text:p>1.40625</text:p>
          </table:table-cell>
          <table:table-cell office:value-type="float" office:value="0.0887831079219" calcext:value-type="float">
            <text:p>0.0887831079</text:p>
          </table:table-cell>
          <table:table-cell office:value-type="float" office:value="0.123582892515662" calcext:value-type="float">
            <text:p>0.1235828925</text:p>
          </table:table-cell>
          <table:table-cell office:value-type="float" office:value="0.605344466613" calcext:value-type="float">
            <text:p>0.6053444666</text:p>
          </table:table-cell>
          <table:table-cell table:formula="of:=[.L5]/[.L4]" office:value-type="float" office:value="0.999797982790387" calcext:value-type="float">
            <text:p>0.9997979828</text:p>
          </table:table-cell>
        </table:table-row>
        <table:table-row table:style-name="ro1">
          <table:table-cell office:value-type="string" calcext:value-type="string">
            <text:p>depth_REF_vs_RK-FDC_t1.0_dt000002_vs_dt2.8125Errors12max.txt</text:p>
          </table:table-cell>
          <table:table-cell table:formula="of:=SEARCH(&quot;_vs_&quot;;[.A5];1)" office:value-type="float" office:value="10" calcext:value-type="float">
            <text:p>10</text:p>
          </table:table-cell>
          <table:table-cell table:formula="of:=SEARCH(&quot;_t1&quot;;[.A5];1)" office:value-type="float" office:value="20" calcext:value-type="float">
            <text:p>20</text:p>
          </table:table-cell>
          <table:table-cell table:formula="of:=MID([.A5];[.B5]+4;[.C5] - [.B5]-4)" office:value-type="string" office:string-value="RK-FDC" calcext:value-type="string">
            <text:p>RK-FDC</text:p>
          </table:table-cell>
          <table:table-cell table:formula="of:=SEARCH(&quot;_vs_dt&quot;;[.A5];1)" office:value-type="float" office:value="34" calcext:value-type="float">
            <text:p>34</text:p>
          </table:table-cell>
          <table:table-cell table:formula="of:=SEARCH(&quot;Errors&quot;;[.A5];1)" office:value-type="float" office:value="46" calcext:value-type="float">
            <text:p>46</text:p>
          </table:table-cell>
          <table:table-cell table:formula="of:=[.F5]-[.E5]-6" office:value-type="float" office:value="6" calcext:value-type="float">
            <text:p>6</text:p>
          </table:table-cell>
          <table:table-cell table:formula="of:=[.D5]" office:value-type="string" office:string-value="RK-FDC" calcext:value-type="string">
            <text:p>RK-FDC</text:p>
          </table:table-cell>
          <table:table-cell table:formula="of:=MID([.A5];[.E5]+6;[.G5])*1" office:value-type="float" office:value="2.8125" calcext:value-type="float">
            <text:p>2.8125</text:p>
          </table:table-cell>
          <table:table-cell office:value-type="float" office:value="0.0887668326487" calcext:value-type="float">
            <text:p>0.0887668326</text:p>
          </table:table-cell>
          <table:table-cell office:value-type="float" office:value="0.123560855662248" calcext:value-type="float">
            <text:p>0.1235608557</text:p>
          </table:table-cell>
          <table:table-cell office:value-type="float" office:value="0.605222176613" calcext:value-type="float">
            <text:p>0.6052221766</text:p>
          </table:table-cell>
          <table:table-cell table:formula="of:=[.L6]/[.L5]" office:value-type="float" office:value="0.999191668747603" calcext:value-type="float">
            <text:p>0.9991916687</text:p>
          </table:table-cell>
        </table:table-row>
        <table:table-row table:style-name="ro1">
          <table:table-cell office:value-type="string" calcext:value-type="string">
            <text:p>depth_REF_vs_RK-FDC_t1.0_dt000002_vs_dt05.625Errors12max.txt</text:p>
          </table:table-cell>
          <table:table-cell table:formula="of:=SEARCH(&quot;_vs_&quot;;[.A6];1)" office:value-type="float" office:value="10" calcext:value-type="float">
            <text:p>10</text:p>
          </table:table-cell>
          <table:table-cell table:formula="of:=SEARCH(&quot;_t1&quot;;[.A6];1)" office:value-type="float" office:value="20" calcext:value-type="float">
            <text:p>20</text:p>
          </table:table-cell>
          <table:table-cell table:formula="of:=MID([.A6];[.B6]+4;[.C6] - [.B6]-4)" office:value-type="string" office:string-value="RK-FDC" calcext:value-type="string">
            <text:p>RK-FDC</text:p>
          </table:table-cell>
          <table:table-cell table:formula="of:=SEARCH(&quot;_vs_dt&quot;;[.A6];1)" office:value-type="float" office:value="34" calcext:value-type="float">
            <text:p>34</text:p>
          </table:table-cell>
          <table:table-cell table:formula="of:=SEARCH(&quot;Errors&quot;;[.A6];1)" office:value-type="float" office:value="46" calcext:value-type="float">
            <text:p>46</text:p>
          </table:table-cell>
          <table:table-cell table:formula="of:=[.F6]-[.E6]-6" office:value-type="float" office:value="6" calcext:value-type="float">
            <text:p>6</text:p>
          </table:table-cell>
          <table:table-cell table:formula="of:=[.D6]" office:value-type="string" office:string-value="RK-FDC" calcext:value-type="string">
            <text:p>RK-FDC</text:p>
          </table:table-cell>
          <table:table-cell table:formula="of:=MID([.A6];[.E6]+6;[.G6])*1" office:value-type="float" office:value="5.625" calcext:value-type="float">
            <text:p>5.625</text:p>
          </table:table-cell>
          <table:table-cell office:value-type="float" office:value="0.0887017664785" calcext:value-type="float">
            <text:p>0.0887017665</text:p>
          </table:table-cell>
          <table:table-cell office:value-type="float" office:value="0.123472780593372" calcext:value-type="float">
            <text:p>0.1234727806</text:p>
          </table:table-cell>
          <table:table-cell office:value-type="float" office:value="0.604732956613" calcext:value-type="float">
            <text:p>0.6047329566</text:p>
          </table:table-cell>
          <table:table-cell table:formula="of:=[.L7]/[.L6]" office:value-type="float" office:value="0.996763166322267" calcext:value-type="float">
            <text:p>0.9967631663</text:p>
          </table:table-cell>
        </table:table-row>
        <table:table-row table:style-name="ro1">
          <table:table-cell office:value-type="string" calcext:value-type="string">
            <text:p>depth_REF_vs_RK-FDC_t1.0_dt000002_vs_dt011.25Errors12max.txt</text:p>
          </table:table-cell>
          <table:table-cell table:formula="of:=SEARCH(&quot;_vs_&quot;;[.A7];1)" office:value-type="float" office:value="10" calcext:value-type="float">
            <text:p>10</text:p>
          </table:table-cell>
          <table:table-cell table:formula="of:=SEARCH(&quot;_t1&quot;;[.A7];1)" office:value-type="float" office:value="20" calcext:value-type="float">
            <text:p>20</text:p>
          </table:table-cell>
          <table:table-cell table:formula="of:=MID([.A7];[.B7]+4;[.C7] - [.B7]-4)" office:value-type="string" office:string-value="RK-FDC" calcext:value-type="string">
            <text:p>RK-FDC</text:p>
          </table:table-cell>
          <table:table-cell table:formula="of:=SEARCH(&quot;_vs_dt&quot;;[.A7];1)" office:value-type="float" office:value="34" calcext:value-type="float">
            <text:p>34</text:p>
          </table:table-cell>
          <table:table-cell table:formula="of:=SEARCH(&quot;Errors&quot;;[.A7];1)" office:value-type="float" office:value="46" calcext:value-type="float">
            <text:p>46</text:p>
          </table:table-cell>
          <table:table-cell table:formula="of:=[.F7]-[.E7]-6" office:value-type="float" office:value="6" calcext:value-type="float">
            <text:p>6</text:p>
          </table:table-cell>
          <table:table-cell table:formula="of:=[.D7]" office:value-type="string" office:string-value="RK-FDC" calcext:value-type="string">
            <text:p>RK-FDC</text:p>
          </table:table-cell>
          <table:table-cell table:formula="of:=MID([.A7];[.E7]+6;[.G7])*1" office:value-type="float" office:value="11.25" calcext:value-type="float">
            <text:p>11.25</text:p>
          </table:table-cell>
          <table:table-cell office:value-type="float" office:value="0.0884421311704" calcext:value-type="float">
            <text:p>0.0884421312</text:p>
          </table:table-cell>
          <table:table-cell office:value-type="float" office:value="0.123121559689346" calcext:value-type="float">
            <text:p>0.1231215597</text:p>
          </table:table-cell>
          <table:table-cell office:value-type="float" office:value="0.602775536613" calcext:value-type="float">
            <text:p>0.6027755366</text:p>
          </table:table-cell>
          <table:table-cell table:formula="of:=[.L8]/[.L7]" office:value-type="float" office:value="0.987004830945837" calcext:value-type="float">
            <text:p>0.9870048309</text:p>
          </table:table-cell>
        </table:table-row>
        <table:table-row table:style-name="ro1">
          <table:table-cell office:value-type="string" calcext:value-type="string">
            <text:p>depth_REF_vs_RK-FDC_t1.0_dt000002_vs_dt0022.5Errors12max.txt</text:p>
          </table:table-cell>
          <table:table-cell table:formula="of:=SEARCH(&quot;_vs_&quot;;[.A8];1)" office:value-type="float" office:value="10" calcext:value-type="float">
            <text:p>10</text:p>
          </table:table-cell>
          <table:table-cell table:formula="of:=SEARCH(&quot;_t1&quot;;[.A8];1)" office:value-type="float" office:value="20" calcext:value-type="float">
            <text:p>20</text:p>
          </table:table-cell>
          <table:table-cell table:formula="of:=MID([.A8];[.B8]+4;[.C8] - [.B8]-4)" office:value-type="string" office:string-value="RK-FDC" calcext:value-type="string">
            <text:p>RK-FDC</text:p>
          </table:table-cell>
          <table:table-cell table:formula="of:=SEARCH(&quot;_vs_dt&quot;;[.A8];1)" office:value-type="float" office:value="34" calcext:value-type="float">
            <text:p>34</text:p>
          </table:table-cell>
          <table:table-cell table:formula="of:=SEARCH(&quot;Errors&quot;;[.A8];1)" office:value-type="float" office:value="46" calcext:value-type="float">
            <text:p>46</text:p>
          </table:table-cell>
          <table:table-cell table:formula="of:=[.F8]-[.E8]-6" office:value-type="float" office:value="6" calcext:value-type="float">
            <text:p>6</text:p>
          </table:table-cell>
          <table:table-cell table:formula="of:=[.D8]" office:value-type="string" office:string-value="RK-FDC" calcext:value-type="string">
            <text:p>RK-FDC</text:p>
          </table:table-cell>
          <table:table-cell table:formula="of:=MID([.A8];[.E8]+6;[.G8])*1" office:value-type="float" office:value="22.5" calcext:value-type="float">
            <text:p>22.5</text:p>
          </table:table-cell>
          <table:table-cell office:value-type="float" office:value="0.0874137290747" calcext:value-type="float">
            <text:p>0.0874137291</text:p>
          </table:table-cell>
          <table:table-cell office:value-type="float" office:value="0.121733457502755" calcext:value-type="float">
            <text:p>0.1217334575</text:p>
          </table:table-cell>
          <table:table-cell office:value-type="float" office:value="0.594942366613" calcext:value-type="float">
            <text:p>0.5949423666</text:p>
          </table:table-cell>
          <table:table-cell table:formula="of:=[.L9]/[.L8]" office:value-type="float" office:value="0.947301399665836" calcext:value-type="float">
            <text:p>0.9473013997</text:p>
          </table:table-cell>
        </table:table-row>
        <table:table-row table:style-name="ro1">
          <table:table-cell office:value-type="string" calcext:value-type="string">
            <text:p>depth_REF_vs_RK-FDC_t1.0_dt000002_vs_dt0045.0Errors12max.txt</text:p>
          </table:table-cell>
          <table:table-cell table:formula="of:=SEARCH(&quot;_vs_&quot;;[.A9];1)" office:value-type="float" office:value="10" calcext:value-type="float">
            <text:p>10</text:p>
          </table:table-cell>
          <table:table-cell table:formula="of:=SEARCH(&quot;_t1&quot;;[.A9];1)" office:value-type="float" office:value="20" calcext:value-type="float">
            <text:p>20</text:p>
          </table:table-cell>
          <table:table-cell table:formula="of:=MID([.A9];[.B9]+4;[.C9] - [.B9]-4)" office:value-type="string" office:string-value="RK-FDC" calcext:value-type="string">
            <text:p>RK-FDC</text:p>
          </table:table-cell>
          <table:table-cell table:formula="of:=SEARCH(&quot;_vs_dt&quot;;[.A9];1)" office:value-type="float" office:value="34" calcext:value-type="float">
            <text:p>34</text:p>
          </table:table-cell>
          <table:table-cell table:formula="of:=SEARCH(&quot;Errors&quot;;[.A9];1)" office:value-type="float" office:value="46" calcext:value-type="float">
            <text:p>46</text:p>
          </table:table-cell>
          <table:table-cell table:formula="of:=[.F9]-[.E9]-6" office:value-type="float" office:value="6" calcext:value-type="float">
            <text:p>6</text:p>
          </table:table-cell>
          <table:table-cell table:formula="of:=[.D9]" office:value-type="string" office:string-value="RK-FDC" calcext:value-type="string">
            <text:p>RK-FDC</text:p>
          </table:table-cell>
          <table:table-cell table:formula="of:=MID([.A9];[.E9]+6;[.G9])*1" office:value-type="float" office:value="45" calcext:value-type="float">
            <text:p>45</text:p>
          </table:table-cell>
          <table:table-cell office:value-type="float" office:value="0.0834830658237" calcext:value-type="float">
            <text:p>0.0834830658</text:p>
          </table:table-cell>
          <table:table-cell office:value-type="float" office:value="0.116459276092093" calcext:value-type="float">
            <text:p>0.1164592761</text:p>
          </table:table-cell>
          <table:table-cell office:value-type="float" office:value="0.563589736613" calcext:value-type="float">
            <text:p>0.5635897366</text:p>
          </table:table-cell>
          <table:table-cell/>
        </table:table-row>
        <table:table-row table:style-name="ro1">
          <table:table-cell office:value-type="string" calcext:value-type="string">
            <text:p>depth_REF_vs_SL-ETD2RK_t1.0_dt000002_vs_dt14.0625Errors12max.txt</text:p>
          </table:table-cell>
          <table:table-cell table:formula="of:=SEARCH(&quot;_vs_&quot;;[.A10];1)" office:value-type="float" office:value="10" calcext:value-type="float">
            <text:p>10</text:p>
          </table:table-cell>
          <table:table-cell table:formula="of:=SEARCH(&quot;_t1&quot;;[.A10];1)" office:value-type="float" office:value="23" calcext:value-type="float">
            <text:p>23</text:p>
          </table:table-cell>
          <table:table-cell table:formula="of:=MID([.A10];[.B10]+4;[.C10] - [.B10]-4)" office:value-type="string" office:string-value="SL-ETD2RK" calcext:value-type="string">
            <text:p>SL-ETD2RK</text:p>
          </table:table-cell>
          <table:table-cell table:formula="of:=SEARCH(&quot;_vs_dt&quot;;[.A10];1)" office:value-type="float" office:value="37" calcext:value-type="float">
            <text:p>37</text:p>
          </table:table-cell>
          <table:table-cell table:formula="of:=SEARCH(&quot;Errors&quot;;[.A10];1)" office:value-type="float" office:value="50" calcext:value-type="float">
            <text:p>50</text:p>
          </table:table-cell>
          <table:table-cell table:formula="of:=[.F10]-[.E10]-6" office:value-type="float" office:value="7" calcext:value-type="float">
            <text:p>7</text:p>
          </table:table-cell>
          <table:table-cell table:formula="of:=[.D10]" office:value-type="string" office:string-value="SL-ETD2RK" calcext:value-type="string">
            <text:p>SL-ETD2RK</text:p>
          </table:table-cell>
          <table:table-cell table:formula="of:=MID([.A10];[.E10]+6;[.G10])*1" office:value-type="float" office:value="14.0625" calcext:value-type="float">
            <text:p>14.0625</text:p>
          </table:table-cell>
          <table:table-cell office:value-type="float" office:value="0.00185163939923" calcext:value-type="float">
            <text:p>0.0018516394</text:p>
          </table:table-cell>
          <table:table-cell office:value-type="float" office:value="0.00475471727515381" calcext:value-type="float">
            <text:p>0.0047547173</text:p>
          </table:table-cell>
          <table:table-cell office:value-type="float" office:value="0.0711423188991" calcext:value-type="float">
            <text:p>0.0711423189</text:p>
          </table:table-cell>
          <table:table-cell table:formula="of:=[.L11]/[.L10]" office:value-type="float" office:value="1.03380811923507" calcext:value-type="float">
            <text:p>1.0338081192</text:p>
          </table:table-cell>
        </table:table-row>
        <table:table-row table:style-name="ro1">
          <table:table-cell office:value-type="string" calcext:value-type="string">
            <text:p>depth_REF_vs_SL-ETD2RK_t1.0_dt000002_vs_dt28.125Errors12max.txt</text:p>
          </table:table-cell>
          <table:table-cell table:formula="of:=SEARCH(&quot;_vs_&quot;;[.A11];1)" office:value-type="float" office:value="10" calcext:value-type="float">
            <text:p>10</text:p>
          </table:table-cell>
          <table:table-cell table:formula="of:=SEARCH(&quot;_t1&quot;;[.A11];1)" office:value-type="float" office:value="23" calcext:value-type="float">
            <text:p>23</text:p>
          </table:table-cell>
          <table:table-cell table:formula="of:=MID([.A11];[.B11]+4;[.C11] - [.B11]-4)" office:value-type="string" office:string-value="SL-ETD2RK" calcext:value-type="string">
            <text:p>SL-ETD2RK</text:p>
          </table:table-cell>
          <table:table-cell table:formula="of:=SEARCH(&quot;_vs_dt&quot;;[.A11];1)" office:value-type="float" office:value="37" calcext:value-type="float">
            <text:p>37</text:p>
          </table:table-cell>
          <table:table-cell table:formula="of:=SEARCH(&quot;Errors&quot;;[.A11];1)" office:value-type="float" office:value="49" calcext:value-type="float">
            <text:p>49</text:p>
          </table:table-cell>
          <table:table-cell table:formula="of:=[.F11]-[.E11]-6" office:value-type="float" office:value="6" calcext:value-type="float">
            <text:p>6</text:p>
          </table:table-cell>
          <table:table-cell table:formula="of:=[.D11]" office:value-type="string" office:string-value="SL-ETD2RK" calcext:value-type="string">
            <text:p>SL-ETD2RK</text:p>
          </table:table-cell>
          <table:table-cell table:formula="of:=MID([.A11];[.E11]+6;[.G11])*1" office:value-type="float" office:value="28.125" calcext:value-type="float">
            <text:p>28.125</text:p>
          </table:table-cell>
          <table:table-cell office:value-type="float" office:value="0.00196884377957" calcext:value-type="float">
            <text:p>0.0019688438</text:p>
          </table:table-cell>
          <table:table-cell office:value-type="float" office:value="0.00473766350898175" calcext:value-type="float">
            <text:p>0.0047376635</text:p>
          </table:table-cell>
          <table:table-cell office:value-type="float" office:value="0.0735475068991" calcext:value-type="float">
            <text:p>0.0735475069</text:p>
          </table:table-cell>
          <table:table-cell table:formula="of:=[.L12]/[.L11]" office:value-type="float" office:value="1.07572407597229" calcext:value-type="float">
            <text:p>1.075724076</text:p>
          </table:table-cell>
        </table:table-row>
        <table:table-row table:style-name="ro1">
          <table:table-cell office:value-type="string" calcext:value-type="string">
            <text:p>depth_REF_vs_SL-ETD2RK_t1.0_dt000002_vs_dt056.25Errors12max.txt</text:p>
          </table:table-cell>
          <table:table-cell table:formula="of:=SEARCH(&quot;_vs_&quot;;[.A12];1)" office:value-type="float" office:value="10" calcext:value-type="float">
            <text:p>10</text:p>
          </table:table-cell>
          <table:table-cell table:formula="of:=SEARCH(&quot;_t1&quot;;[.A12];1)" office:value-type="float" office:value="23" calcext:value-type="float">
            <text:p>23</text:p>
          </table:table-cell>
          <table:table-cell table:formula="of:=MID([.A12];[.B12]+4;[.C12] - [.B12]-4)" office:value-type="string" office:string-value="SL-ETD2RK" calcext:value-type="string">
            <text:p>SL-ETD2RK</text:p>
          </table:table-cell>
          <table:table-cell table:formula="of:=SEARCH(&quot;_vs_dt&quot;;[.A12];1)" office:value-type="float" office:value="37" calcext:value-type="float">
            <text:p>37</text:p>
          </table:table-cell>
          <table:table-cell table:formula="of:=SEARCH(&quot;Errors&quot;;[.A12];1)" office:value-type="float" office:value="49" calcext:value-type="float">
            <text:p>49</text:p>
          </table:table-cell>
          <table:table-cell table:formula="of:=[.F12]-[.E12]-6" office:value-type="float" office:value="6" calcext:value-type="float">
            <text:p>6</text:p>
          </table:table-cell>
          <table:table-cell table:formula="of:=[.D12]" office:value-type="string" office:string-value="SL-ETD2RK" calcext:value-type="string">
            <text:p>SL-ETD2RK</text:p>
          </table:table-cell>
          <table:table-cell table:formula="of:=MID([.A12];[.E12]+6;[.G12])*1" office:value-type="float" office:value="56.25" calcext:value-type="float">
            <text:p>56.25</text:p>
          </table:table-cell>
          <table:table-cell office:value-type="float" office:value="0.00263367986742" calcext:value-type="float">
            <text:p>0.0026336799</text:p>
          </table:table-cell>
          <table:table-cell office:value-type="float" office:value="0.00531226767305673" calcext:value-type="float">
            <text:p>0.0053122677</text:p>
          </table:table-cell>
          <table:table-cell office:value-type="float" office:value="0.0791168238991" calcext:value-type="float">
            <text:p>0.0791168239</text:p>
          </table:table-cell>
          <table:table-cell table:formula="of:=[.L13]/[.L12]" office:value-type="float" office:value="1.18584085787684" calcext:value-type="float">
            <text:p>1.1858408579</text:p>
          </table:table-cell>
        </table:table-row>
        <table:table-row table:style-name="ro1">
          <table:table-cell office:value-type="string" calcext:value-type="string">
            <text:p>depth_REF_vs_SL-ETD2RK_t1.0_dt000002_vs_dt0112.5Errors12max.txt</text:p>
          </table:table-cell>
          <table:table-cell table:formula="of:=SEARCH(&quot;_vs_&quot;;[.A13];1)" office:value-type="float" office:value="10" calcext:value-type="float">
            <text:p>10</text:p>
          </table:table-cell>
          <table:table-cell table:formula="of:=SEARCH(&quot;_t1&quot;;[.A13];1)" office:value-type="float" office:value="23" calcext:value-type="float">
            <text:p>23</text:p>
          </table:table-cell>
          <table:table-cell table:formula="of:=MID([.A13];[.B13]+4;[.C13] - [.B13]-4)" office:value-type="string" office:string-value="SL-ETD2RK" calcext:value-type="string">
            <text:p>SL-ETD2RK</text:p>
          </table:table-cell>
          <table:table-cell table:formula="of:=SEARCH(&quot;_vs_dt&quot;;[.A13];1)" office:value-type="float" office:value="37" calcext:value-type="float">
            <text:p>37</text:p>
          </table:table-cell>
          <table:table-cell table:formula="of:=SEARCH(&quot;Errors&quot;;[.A13];1)" office:value-type="float" office:value="49" calcext:value-type="float">
            <text:p>49</text:p>
          </table:table-cell>
          <table:table-cell table:formula="of:=[.F13]-[.E13]-6" office:value-type="float" office:value="6" calcext:value-type="float">
            <text:p>6</text:p>
          </table:table-cell>
          <table:table-cell table:formula="of:=[.D13]" office:value-type="string" office:string-value="SL-ETD2RK" calcext:value-type="string">
            <text:p>SL-ETD2RK</text:p>
          </table:table-cell>
          <table:table-cell table:formula="of:=MID([.A13];[.E13]+6;[.G13])*1" office:value-type="float" office:value="112.5" calcext:value-type="float">
            <text:p>112.5</text:p>
          </table:table-cell>
          <table:table-cell office:value-type="float" office:value="0.00482550205999" calcext:value-type="float">
            <text:p>0.0048255021</text:p>
          </table:table-cell>
          <table:table-cell office:value-type="float" office:value="0.0082483822118258" calcext:value-type="float">
            <text:p>0.0082483822</text:p>
          </table:table-cell>
          <table:table-cell office:value-type="float" office:value="0.093819962325" calcext:value-type="float">
            <text:p>0.0938199623</text:p>
          </table:table-cell>
          <table:table-cell table:formula="of:=[.L14]/[.L13]" office:value-type="float" office:value="3.14620485082357" calcext:value-type="float">
            <text:p>3.1462048508</text:p>
          </table:table-cell>
        </table:table-row>
        <table:table-row table:style-name="ro1">
          <table:table-cell office:value-type="string" calcext:value-type="string">
            <text:p>depth_REF_vs_SL-ETD2RK_t1.0_dt000002_vs_dt0225.0Errors12max.txt</text:p>
          </table:table-cell>
          <table:table-cell table:formula="of:=SEARCH(&quot;_vs_&quot;;[.A14];1)" office:value-type="float" office:value="10" calcext:value-type="float">
            <text:p>10</text:p>
          </table:table-cell>
          <table:table-cell table:formula="of:=SEARCH(&quot;_t1&quot;;[.A14];1)" office:value-type="float" office:value="23" calcext:value-type="float">
            <text:p>23</text:p>
          </table:table-cell>
          <table:table-cell table:formula="of:=MID([.A14];[.B14]+4;[.C14] - [.B14]-4)" office:value-type="string" office:string-value="SL-ETD2RK" calcext:value-type="string">
            <text:p>SL-ETD2RK</text:p>
          </table:table-cell>
          <table:table-cell table:formula="of:=SEARCH(&quot;_vs_dt&quot;;[.A14];1)" office:value-type="float" office:value="37" calcext:value-type="float">
            <text:p>37</text:p>
          </table:table-cell>
          <table:table-cell table:formula="of:=SEARCH(&quot;Errors&quot;;[.A14];1)" office:value-type="float" office:value="49" calcext:value-type="float">
            <text:p>49</text:p>
          </table:table-cell>
          <table:table-cell table:formula="of:=[.F14]-[.E14]-6" office:value-type="float" office:value="6" calcext:value-type="float">
            <text:p>6</text:p>
          </table:table-cell>
          <table:table-cell table:formula="of:=[.D14]" office:value-type="string" office:string-value="SL-ETD2RK" calcext:value-type="string">
            <text:p>SL-ETD2RK</text:p>
          </table:table-cell>
          <table:table-cell table:formula="of:=MID([.A14];[.E14]+6;[.G14])*1" office:value-type="float" office:value="225" calcext:value-type="float">
            <text:p>225</text:p>
          </table:table-cell>
          <table:table-cell office:value-type="float" office:value="0.0166797970643" calcext:value-type="float">
            <text:p>0.0166797971</text:p>
          </table:table-cell>
          <table:table-cell office:value-type="float" office:value="0.028991892106089" calcext:value-type="float">
            <text:p>0.0289918921</text:p>
          </table:table-cell>
          <table:table-cell office:value-type="float" office:value="0.295176820571" calcext:value-type="float">
            <text:p>0.2951768206</text:p>
          </table:table-cell>
          <table:table-cell table:formula="of:=[.L15]/[.L14]" office:value-type="float" office:value="1.21978381487579" calcext:value-type="float">
            <text:p>1.2197838149</text:p>
          </table:table-cell>
        </table:table-row>
        <table:table-row table:style-name="ro1">
          <table:table-cell office:value-type="string" calcext:value-type="string">
            <text:p>depth_REF_vs_SL-ETD2RK_t1.0_dt000002_vs_dt0450.0Errors12max.txt</text:p>
          </table:table-cell>
          <table:table-cell table:formula="of:=SEARCH(&quot;_vs_&quot;;[.A15];1)" office:value-type="float" office:value="10" calcext:value-type="float">
            <text:p>10</text:p>
          </table:table-cell>
          <table:table-cell table:formula="of:=SEARCH(&quot;_t1&quot;;[.A15];1)" office:value-type="float" office:value="23" calcext:value-type="float">
            <text:p>23</text:p>
          </table:table-cell>
          <table:table-cell table:formula="of:=MID([.A15];[.B15]+4;[.C15] - [.B15]-4)" office:value-type="string" office:string-value="SL-ETD2RK" calcext:value-type="string">
            <text:p>SL-ETD2RK</text:p>
          </table:table-cell>
          <table:table-cell table:formula="of:=SEARCH(&quot;_vs_dt&quot;;[.A15];1)" office:value-type="float" office:value="37" calcext:value-type="float">
            <text:p>37</text:p>
          </table:table-cell>
          <table:table-cell table:formula="of:=SEARCH(&quot;Errors&quot;;[.A15];1)" office:value-type="float" office:value="49" calcext:value-type="float">
            <text:p>49</text:p>
          </table:table-cell>
          <table:table-cell table:formula="of:=[.F15]-[.E15]-6" office:value-type="float" office:value="6" calcext:value-type="float">
            <text:p>6</text:p>
          </table:table-cell>
          <table:table-cell table:formula="of:=[.D15]" office:value-type="string" office:string-value="SL-ETD2RK" calcext:value-type="string">
            <text:p>SL-ETD2RK</text:p>
          </table:table-cell>
          <table:table-cell table:formula="of:=MID([.A15];[.E15]+6;[.G15])*1" office:value-type="float" office:value="450" calcext:value-type="float">
            <text:p>450</text:p>
          </table:table-cell>
          <table:table-cell office:value-type="float" office:value="0.0256342472318" calcext:value-type="float">
            <text:p>0.0256342472</text:p>
          </table:table-cell>
          <table:table-cell office:value-type="float" office:value="0.0451042299761448" calcext:value-type="float">
            <text:p>0.04510423</text:p>
          </table:table-cell>
          <table:table-cell office:value-type="float" office:value="0.360051908259" calcext:value-type="float">
            <text:p>0.3600519083</text:p>
          </table:table-cell>
          <table:table-cell table:formula="of:=[.L16]/[.L15]" office:value-type="float" office:value="2.71396719097815" calcext:value-type="float">
            <text:p>2.713967191</text:p>
          </table:table-cell>
        </table:table-row>
        <table:table-row table:style-name="ro1">
          <table:table-cell office:value-type="string" calcext:value-type="string">
            <text:p>depth_REF_vs_SL-ETD2RK_t1.0_dt000002_vs_dt0900.0Errors12max.txt</text:p>
          </table:table-cell>
          <table:table-cell table:formula="of:=SEARCH(&quot;_vs_&quot;;[.A16];1)" office:value-type="float" office:value="10" calcext:value-type="float">
            <text:p>10</text:p>
          </table:table-cell>
          <table:table-cell table:formula="of:=SEARCH(&quot;_t1&quot;;[.A16];1)" office:value-type="float" office:value="23" calcext:value-type="float">
            <text:p>23</text:p>
          </table:table-cell>
          <table:table-cell table:formula="of:=MID([.A16];[.B16]+4;[.C16] - [.B16]-4)" office:value-type="string" office:string-value="SL-ETD2RK" calcext:value-type="string">
            <text:p>SL-ETD2RK</text:p>
          </table:table-cell>
          <table:table-cell table:formula="of:=SEARCH(&quot;_vs_dt&quot;;[.A16];1)" office:value-type="float" office:value="37" calcext:value-type="float">
            <text:p>37</text:p>
          </table:table-cell>
          <table:table-cell table:formula="of:=SEARCH(&quot;Errors&quot;;[.A16];1)" office:value-type="float" office:value="49" calcext:value-type="float">
            <text:p>49</text:p>
          </table:table-cell>
          <table:table-cell table:formula="of:=[.F16]-[.E16]-6" office:value-type="float" office:value="6" calcext:value-type="float">
            <text:p>6</text:p>
          </table:table-cell>
          <table:table-cell table:formula="of:=[.D16]" office:value-type="string" office:string-value="SL-ETD2RK" calcext:value-type="string">
            <text:p>SL-ETD2RK</text:p>
          </table:table-cell>
          <table:table-cell table:formula="of:=MID([.A16];[.E16]+6;[.G16])*1" office:value-type="float" office:value="900" calcext:value-type="float">
            <text:p>900</text:p>
          </table:table-cell>
          <table:table-cell office:value-type="float" office:value="0.0761443207312" calcext:value-type="float">
            <text:p>0.0761443207</text:p>
          </table:table-cell>
          <table:table-cell office:value-type="float" office:value="0.137567510901439" calcext:value-type="float">
            <text:p>0.1375675109</text:p>
          </table:table-cell>
          <table:table-cell office:value-type="float" office:value="0.977169066064" calcext:value-type="float">
            <text:p>0.9771690661</text:p>
          </table:table-cell>
          <table:table-cell table:formula="of:=[.L17]/[.L16]" office:value-type="float" office:value="2.74203351916639" calcext:value-type="float">
            <text:p>2.7420335192</text:p>
          </table:table-cell>
        </table:table-row>
        <table:table-row table:style-name="ro1">
          <table:table-cell office:value-type="string" calcext:value-type="string">
            <text:p>depth_REF_vs_SL-ETD2RK_t1.0_dt000002_vs_dt1800.0Errors12max.txt</text:p>
          </table:table-cell>
          <table:table-cell table:formula="of:=SEARCH(&quot;_vs_&quot;;[.A17];1)" office:value-type="float" office:value="10" calcext:value-type="float">
            <text:p>10</text:p>
          </table:table-cell>
          <table:table-cell table:formula="of:=SEARCH(&quot;_t1&quot;;[.A17];1)" office:value-type="float" office:value="23" calcext:value-type="float">
            <text:p>23</text:p>
          </table:table-cell>
          <table:table-cell table:formula="of:=MID([.A17];[.B17]+4;[.C17] - [.B17]-4)" office:value-type="string" office:string-value="SL-ETD2RK" calcext:value-type="string">
            <text:p>SL-ETD2RK</text:p>
          </table:table-cell>
          <table:table-cell table:formula="of:=SEARCH(&quot;_vs_dt&quot;;[.A17];1)" office:value-type="float" office:value="37" calcext:value-type="float">
            <text:p>37</text:p>
          </table:table-cell>
          <table:table-cell table:formula="of:=SEARCH(&quot;Errors&quot;;[.A17];1)" office:value-type="float" office:value="49" calcext:value-type="float">
            <text:p>49</text:p>
          </table:table-cell>
          <table:table-cell table:formula="of:=[.F17]-[.E17]-6" office:value-type="float" office:value="6" calcext:value-type="float">
            <text:p>6</text:p>
          </table:table-cell>
          <table:table-cell table:formula="of:=[.D17]" office:value-type="string" office:string-value="SL-ETD2RK" calcext:value-type="string">
            <text:p>SL-ETD2RK</text:p>
          </table:table-cell>
          <table:table-cell table:formula="of:=MID([.A17];[.E17]+6;[.G17])*1" office:value-type="float" office:value="1800" calcext:value-type="float">
            <text:p>1800</text:p>
          </table:table-cell>
          <table:table-cell office:value-type="float" office:value="0.260133677423" calcext:value-type="float">
            <text:p>0.2601336774</text:p>
          </table:table-cell>
          <table:table-cell office:value-type="float" office:value="0.452019563808233" calcext:value-type="float">
            <text:p>0.4520195638</text:p>
          </table:table-cell>
          <table:table-cell office:value-type="float" office:value="2.67943033304" calcext:value-type="float">
            <text:p>2.679430333</text:p>
          </table:table-cell>
          <table:table-cell table:formula="of:=[.L18]/[.L17]" office:value-type="float" office:value="2.66838492233836" calcext:value-type="float">
            <text:p>2.6683849223</text:p>
          </table:table-cell>
        </table:table-row>
        <table:table-row table:style-name="ro1">
          <table:table-cell office:value-type="string" calcext:value-type="string">
            <text:p>depth_REF_vs_SL-ETD2RK_t1.0_dt000002_vs_dt3600.0Errors12max.txt</text:p>
          </table:table-cell>
          <table:table-cell table:formula="of:=SEARCH(&quot;_vs_&quot;;[.A18];1)" office:value-type="float" office:value="10" calcext:value-type="float">
            <text:p>10</text:p>
          </table:table-cell>
          <table:table-cell table:formula="of:=SEARCH(&quot;_t1&quot;;[.A18];1)" office:value-type="float" office:value="23" calcext:value-type="float">
            <text:p>23</text:p>
          </table:table-cell>
          <table:table-cell table:formula="of:=MID([.A18];[.B18]+4;[.C18] - [.B18]-4)" office:value-type="string" office:string-value="SL-ETD2RK" calcext:value-type="string">
            <text:p>SL-ETD2RK</text:p>
          </table:table-cell>
          <table:table-cell table:formula="of:=SEARCH(&quot;_vs_dt&quot;;[.A18];1)" office:value-type="float" office:value="37" calcext:value-type="float">
            <text:p>37</text:p>
          </table:table-cell>
          <table:table-cell table:formula="of:=SEARCH(&quot;Errors&quot;;[.A18];1)" office:value-type="float" office:value="49" calcext:value-type="float">
            <text:p>49</text:p>
          </table:table-cell>
          <table:table-cell table:formula="of:=[.F18]-[.E18]-6" office:value-type="float" office:value="6" calcext:value-type="float">
            <text:p>6</text:p>
          </table:table-cell>
          <table:table-cell table:formula="of:=[.D18]" office:value-type="string" office:string-value="SL-ETD2RK" calcext:value-type="string">
            <text:p>SL-ETD2RK</text:p>
          </table:table-cell>
          <table:table-cell table:formula="of:=MID([.A18];[.E18]+6;[.G18])*1" office:value-type="float" office:value="3600" calcext:value-type="float">
            <text:p>3600</text:p>
          </table:table-cell>
          <table:table-cell office:value-type="float" office:value="0.833379192693" calcext:value-type="float">
            <text:p>0.8333791927</text:p>
          </table:table-cell>
          <table:table-cell office:value-type="float" office:value="1.29203792409632" calcext:value-type="float">
            <text:p>1.2920379241</text:p>
          </table:table-cell>
          <table:table-cell office:value-type="float" office:value="7.14975150114" calcext:value-type="float">
            <text:p>7.1497515011</text:p>
          </table:table-cell>
          <table:table-cell table:formula="of:=[.L19]/[.L18]" office:value-type="float" office:value="1.7808686227584" calcext:value-type="float">
            <text:p>1.7808686228</text:p>
          </table:table-cell>
        </table:table-row>
        <table:table-row table:style-name="ro1">
          <table:table-cell office:value-type="string" calcext:value-type="string">
            <text:p>depth_REF_vs_SL-ETD2RK_t1.0_dt000002_vs_dt7200.0Errors12max.txt</text:p>
          </table:table-cell>
          <table:table-cell table:formula="of:=SEARCH(&quot;_vs_&quot;;[.A19];1)" office:value-type="float" office:value="10" calcext:value-type="float">
            <text:p>10</text:p>
          </table:table-cell>
          <table:table-cell table:formula="of:=SEARCH(&quot;_t1&quot;;[.A19];1)" office:value-type="float" office:value="23" calcext:value-type="float">
            <text:p>23</text:p>
          </table:table-cell>
          <table:table-cell table:formula="of:=MID([.A19];[.B19]+4;[.C19] - [.B19]-4)" office:value-type="string" office:string-value="SL-ETD2RK" calcext:value-type="string">
            <text:p>SL-ETD2RK</text:p>
          </table:table-cell>
          <table:table-cell table:formula="of:=SEARCH(&quot;_vs_dt&quot;;[.A19];1)" office:value-type="float" office:value="37" calcext:value-type="float">
            <text:p>37</text:p>
          </table:table-cell>
          <table:table-cell table:formula="of:=SEARCH(&quot;Errors&quot;;[.A19];1)" office:value-type="float" office:value="49" calcext:value-type="float">
            <text:p>49</text:p>
          </table:table-cell>
          <table:table-cell table:formula="of:=[.F19]-[.E19]-6" office:value-type="float" office:value="6" calcext:value-type="float">
            <text:p>6</text:p>
          </table:table-cell>
          <table:table-cell table:formula="of:=[.D19]" office:value-type="string" office:string-value="SL-ETD2RK" calcext:value-type="string">
            <text:p>SL-ETD2RK</text:p>
          </table:table-cell>
          <table:table-cell table:formula="of:=MID([.A19];[.E19]+6;[.G19])*1" office:value-type="float" office:value="7200" calcext:value-type="float">
            <text:p>7200</text:p>
          </table:table-cell>
          <table:table-cell office:value-type="float" office:value="1.77991649941" calcext:value-type="float">
            <text:p>1.7799164994</text:p>
          </table:table-cell>
          <table:table-cell office:value-type="float" office:value="2.51024193438725" calcext:value-type="float">
            <text:p>2.5102419344</text:p>
          </table:table-cell>
          <table:table-cell office:value-type="float" office:value="12.7327681089" calcext:value-type="float">
            <text:p>12.7327681089</text:p>
          </table:table-cell>
          <table:table-cell/>
        </table:table-row>
        <table:table-row table:style-name="ro1">
          <table:table-cell office:value-type="string" calcext:value-type="string">
            <text:p>depth_REF_vs_SL-EXP-SETTLS_t1.0_dt000002_vs_dt14.0625Errors12max.txt</text:p>
          </table:table-cell>
          <table:table-cell table:formula="of:=SEARCH(&quot;_vs_&quot;;[.A20];1)" office:value-type="float" office:value="10" calcext:value-type="float">
            <text:p>10</text:p>
          </table:table-cell>
          <table:table-cell table:formula="of:=SEARCH(&quot;_t1&quot;;[.A20];1)" office:value-type="float" office:value="27" calcext:value-type="float">
            <text:p>27</text:p>
          </table:table-cell>
          <table:table-cell table:formula="of:=MID([.A20];[.B20]+4;[.C20] - [.B20]-4)" office:value-type="string" office:string-value="SL-EXP-SETTLS" calcext:value-type="string">
            <text:p>SL-EXP-SETTLS</text:p>
          </table:table-cell>
          <table:table-cell table:formula="of:=SEARCH(&quot;_vs_dt&quot;;[.A20];1)" office:value-type="float" office:value="41" calcext:value-type="float">
            <text:p>41</text:p>
          </table:table-cell>
          <table:table-cell table:formula="of:=SEARCH(&quot;Errors&quot;;[.A20];1)" office:value-type="float" office:value="54" calcext:value-type="float">
            <text:p>54</text:p>
          </table:table-cell>
          <table:table-cell table:formula="of:=[.F20]-[.E20]-6" office:value-type="float" office:value="7" calcext:value-type="float">
            <text:p>7</text:p>
          </table:table-cell>
          <table:table-cell table:formula="of:=[.D20]" office:value-type="string" office:string-value="SL-EXP-SETTLS" calcext:value-type="string">
            <text:p>SL-EXP-SETTLS</text:p>
          </table:table-cell>
          <table:table-cell table:formula="of:=MID([.A20];[.E20]+6;[.G20])*1" office:value-type="float" office:value="14.0625" calcext:value-type="float">
            <text:p>14.0625</text:p>
          </table:table-cell>
          <table:table-cell office:value-type="float" office:value="0.0110790758878" calcext:value-type="float">
            <text:p>0.0110790759</text:p>
          </table:table-cell>
          <table:table-cell office:value-type="float" office:value="0.019069197378719" calcext:value-type="float">
            <text:p>0.0190691974</text:p>
          </table:table-cell>
          <table:table-cell office:value-type="float" office:value="0.116367353665" calcext:value-type="float">
            <text:p>0.1163673537</text:p>
          </table:table-cell>
          <table:table-cell table:formula="of:=[.L21]/[.L20]" office:value-type="float" office:value="1.77332767347331" calcext:value-type="float">
            <text:p>1.7733276735</text:p>
          </table:table-cell>
        </table:table-row>
        <table:table-row table:style-name="ro1">
          <table:table-cell office:value-type="string" calcext:value-type="string">
            <text:p>depth_REF_vs_SL-EXP-SETTLS_t1.0_dt000002_vs_dt28.125Errors12max.txt</text:p>
          </table:table-cell>
          <table:table-cell table:formula="of:=SEARCH(&quot;_vs_&quot;;[.A21];1)" office:value-type="float" office:value="10" calcext:value-type="float">
            <text:p>10</text:p>
          </table:table-cell>
          <table:table-cell table:formula="of:=SEARCH(&quot;_t1&quot;;[.A21];1)" office:value-type="float" office:value="27" calcext:value-type="float">
            <text:p>27</text:p>
          </table:table-cell>
          <table:table-cell table:formula="of:=MID([.A21];[.B21]+4;[.C21] - [.B21]-4)" office:value-type="string" office:string-value="SL-EXP-SETTLS" calcext:value-type="string">
            <text:p>SL-EXP-SETTLS</text:p>
          </table:table-cell>
          <table:table-cell table:formula="of:=SEARCH(&quot;_vs_dt&quot;;[.A21];1)" office:value-type="float" office:value="41" calcext:value-type="float">
            <text:p>41</text:p>
          </table:table-cell>
          <table:table-cell table:formula="of:=SEARCH(&quot;Errors&quot;;[.A21];1)" office:value-type="float" office:value="53" calcext:value-type="float">
            <text:p>53</text:p>
          </table:table-cell>
          <table:table-cell table:formula="of:=[.F21]-[.E21]-6" office:value-type="float" office:value="6" calcext:value-type="float">
            <text:p>6</text:p>
          </table:table-cell>
          <table:table-cell table:formula="of:=[.D21]" office:value-type="string" office:string-value="SL-EXP-SETTLS" calcext:value-type="string">
            <text:p>SL-EXP-SETTLS</text:p>
          </table:table-cell>
          <table:table-cell table:formula="of:=MID([.A21];[.E21]+6;[.G21])*1" office:value-type="float" office:value="28.125" calcext:value-type="float">
            <text:p>28.125</text:p>
          </table:table-cell>
          <table:table-cell office:value-type="float" office:value="0.0217306675932" calcext:value-type="float">
            <text:p>0.0217306676</text:p>
          </table:table-cell>
          <table:table-cell office:value-type="float" office:value="0.0369615602455761" calcext:value-type="float">
            <text:p>0.0369615602</text:p>
          </table:table-cell>
          <table:table-cell office:value-type="float" office:value="0.206357448543" calcext:value-type="float">
            <text:p>0.2063574485</text:p>
          </table:table-cell>
          <table:table-cell table:formula="of:=[.L22]/[.L21]" office:value-type="float" office:value="1.9586638204522" calcext:value-type="float">
            <text:p>1.9586638205</text:p>
          </table:table-cell>
        </table:table-row>
        <table:table-row table:style-name="ro1">
          <table:table-cell office:value-type="string" calcext:value-type="string">
            <text:p>depth_REF_vs_SL-EXP-SETTLS_t1.0_dt000002_vs_dt056.25Errors12max.txt</text:p>
          </table:table-cell>
          <table:table-cell table:formula="of:=SEARCH(&quot;_vs_&quot;;[.A22];1)" office:value-type="float" office:value="10" calcext:value-type="float">
            <text:p>10</text:p>
          </table:table-cell>
          <table:table-cell table:formula="of:=SEARCH(&quot;_t1&quot;;[.A22];1)" office:value-type="float" office:value="27" calcext:value-type="float">
            <text:p>27</text:p>
          </table:table-cell>
          <table:table-cell table:formula="of:=MID([.A22];[.B22]+4;[.C22] - [.B22]-4)" office:value-type="string" office:string-value="SL-EXP-SETTLS" calcext:value-type="string">
            <text:p>SL-EXP-SETTLS</text:p>
          </table:table-cell>
          <table:table-cell table:formula="of:=SEARCH(&quot;_vs_dt&quot;;[.A22];1)" office:value-type="float" office:value="41" calcext:value-type="float">
            <text:p>41</text:p>
          </table:table-cell>
          <table:table-cell table:formula="of:=SEARCH(&quot;Errors&quot;;[.A22];1)" office:value-type="float" office:value="53" calcext:value-type="float">
            <text:p>53</text:p>
          </table:table-cell>
          <table:table-cell table:formula="of:=[.F22]-[.E22]-6" office:value-type="float" office:value="6" calcext:value-type="float">
            <text:p>6</text:p>
          </table:table-cell>
          <table:table-cell table:formula="of:=[.D22]" office:value-type="string" office:string-value="SL-EXP-SETTLS" calcext:value-type="string">
            <text:p>SL-EXP-SETTLS</text:p>
          </table:table-cell>
          <table:table-cell table:formula="of:=MID([.A22];[.E22]+6;[.G22])*1" office:value-type="float" office:value="56.25" calcext:value-type="float">
            <text:p>56.25</text:p>
          </table:table-cell>
          <table:table-cell office:value-type="float" office:value="0.0429114322459" calcext:value-type="float">
            <text:p>0.0429114322</text:p>
          </table:table-cell>
          <table:table-cell office:value-type="float" office:value="0.0724125861036179" calcext:value-type="float">
            <text:p>0.0724125861</text:p>
          </table:table-cell>
          <table:table-cell office:value-type="float" office:value="0.404184868542" calcext:value-type="float">
            <text:p>0.4041848685</text:p>
          </table:table-cell>
          <table:table-cell table:formula="of:=[.L23]/[.L22]" office:value-type="float" office:value="1.92482930236454" calcext:value-type="float">
            <text:p>1.9248293024</text:p>
          </table:table-cell>
        </table:table-row>
        <table:table-row table:style-name="ro1">
          <table:table-cell office:value-type="string" calcext:value-type="string">
            <text:p>depth_REF_vs_SL-EXP-SETTLS_t1.0_dt000002_vs_dt0112.5Errors12max.txt</text:p>
          </table:table-cell>
          <table:table-cell table:formula="of:=SEARCH(&quot;_vs_&quot;;[.A23];1)" office:value-type="float" office:value="10" calcext:value-type="float">
            <text:p>10</text:p>
          </table:table-cell>
          <table:table-cell table:formula="of:=SEARCH(&quot;_t1&quot;;[.A23];1)" office:value-type="float" office:value="27" calcext:value-type="float">
            <text:p>27</text:p>
          </table:table-cell>
          <table:table-cell table:formula="of:=MID([.A23];[.B23]+4;[.C23] - [.B23]-4)" office:value-type="string" office:string-value="SL-EXP-SETTLS" calcext:value-type="string">
            <text:p>SL-EXP-SETTLS</text:p>
          </table:table-cell>
          <table:table-cell table:formula="of:=SEARCH(&quot;_vs_dt&quot;;[.A23];1)" office:value-type="float" office:value="41" calcext:value-type="float">
            <text:p>41</text:p>
          </table:table-cell>
          <table:table-cell table:formula="of:=SEARCH(&quot;Errors&quot;;[.A23];1)" office:value-type="float" office:value="53" calcext:value-type="float">
            <text:p>53</text:p>
          </table:table-cell>
          <table:table-cell table:formula="of:=[.F23]-[.E23]-6" office:value-type="float" office:value="6" calcext:value-type="float">
            <text:p>6</text:p>
          </table:table-cell>
          <table:table-cell table:formula="of:=[.D23]" office:value-type="string" office:string-value="SL-EXP-SETTLS" calcext:value-type="string">
            <text:p>SL-EXP-SETTLS</text:p>
          </table:table-cell>
          <table:table-cell table:formula="of:=MID([.A23];[.E23]+6;[.G23])*1" office:value-type="float" office:value="112.5" calcext:value-type="float">
            <text:p>112.5</text:p>
          </table:table-cell>
          <table:table-cell office:value-type="float" office:value="0.0839101306915" calcext:value-type="float">
            <text:p>0.0839101307</text:p>
          </table:table-cell>
          <table:table-cell office:value-type="float" office:value="0.140509551541591" calcext:value-type="float">
            <text:p>0.1405095515</text:p>
          </table:table-cell>
          <table:table-cell office:value-type="float" office:value="0.777986878542" calcext:value-type="float">
            <text:p>0.7779868785</text:p>
          </table:table-cell>
          <table:table-cell table:formula="of:=[.L24]/[.L23]" office:value-type="float" office:value="1270.27557422699" calcext:value-type="float">
            <text:p>1270.275574227</text:p>
          </table:table-cell>
        </table:table-row>
        <table:table-row table:style-name="ro1">
          <table:table-cell office:value-type="string" calcext:value-type="string">
            <text:p>depth_REF_vs_SL-EXP-SETTLS_t1.0_dt000002_vs_dt0225.0Errors12max.txt</text:p>
          </table:table-cell>
          <table:table-cell table:formula="of:=SEARCH(&quot;_vs_&quot;;[.A24];1)" office:value-type="float" office:value="10" calcext:value-type="float">
            <text:p>10</text:p>
          </table:table-cell>
          <table:table-cell table:formula="of:=SEARCH(&quot;_t1&quot;;[.A24];1)" office:value-type="float" office:value="27" calcext:value-type="float">
            <text:p>27</text:p>
          </table:table-cell>
          <table:table-cell table:formula="of:=MID([.A24];[.B24]+4;[.C24] - [.B24]-4)" office:value-type="string" office:string-value="SL-EXP-SETTLS" calcext:value-type="string">
            <text:p>SL-EXP-SETTLS</text:p>
          </table:table-cell>
          <table:table-cell table:formula="of:=SEARCH(&quot;_vs_dt&quot;;[.A24];1)" office:value-type="float" office:value="41" calcext:value-type="float">
            <text:p>41</text:p>
          </table:table-cell>
          <table:table-cell table:formula="of:=SEARCH(&quot;Errors&quot;;[.A24];1)" office:value-type="float" office:value="53" calcext:value-type="float">
            <text:p>53</text:p>
          </table:table-cell>
          <table:table-cell table:formula="of:=[.F24]-[.E24]-6" office:value-type="float" office:value="6" calcext:value-type="float">
            <text:p>6</text:p>
          </table:table-cell>
          <table:table-cell table:formula="of:=[.D24]" office:value-type="string" office:string-value="SL-EXP-SETTLS" calcext:value-type="string">
            <text:p>SL-EXP-SETTLS</text:p>
          </table:table-cell>
          <table:table-cell table:formula="of:=MID([.A24];[.E24]+6;[.G24])*1" office:value-type="float" office:value="225" calcext:value-type="float">
            <text:p>225</text:p>
          </table:table-cell>
          <table:table-cell office:value-type="float" office:value="63.3301691388" calcext:value-type="float">
            <text:p>63.3301691388</text:p>
          </table:table-cell>
          <table:table-cell office:value-type="float" office:value="120.775857348203" calcext:value-type="float">
            <text:p>120.7758573482</text:p>
          </table:table-cell>
          <table:table-cell office:value-type="float" office:value="988.257728881" calcext:value-type="float">
            <text:p>988.257728881</text:p>
          </table:table-cell>
          <table:table-cell table:formula="of:=[.L25]/[.L24]" office:value-type="float" office:value="8333.74596555441" calcext:value-type="float">
            <text:p>8333.7459655544</text:p>
          </table:table-cell>
        </table:table-row>
        <table:table-row table:style-name="ro1">
          <table:table-cell office:value-type="string" calcext:value-type="string">
            <text:p>depth_REF_vs_SL-EXP-SETTLS_t1.0_dt000002_vs_dt7200.0Errors12max.txt</text:p>
          </table:table-cell>
          <table:table-cell table:formula="of:=SEARCH(&quot;_vs_&quot;;[.A25];1)" office:value-type="float" office:value="10" calcext:value-type="float">
            <text:p>10</text:p>
          </table:table-cell>
          <table:table-cell table:formula="of:=SEARCH(&quot;_t1&quot;;[.A25];1)" office:value-type="float" office:value="27" calcext:value-type="float">
            <text:p>27</text:p>
          </table:table-cell>
          <table:table-cell table:formula="of:=MID([.A25];[.B25]+4;[.C25] - [.B25]-4)" office:value-type="string" office:string-value="SL-EXP-SETTLS" calcext:value-type="string">
            <text:p>SL-EXP-SETTLS</text:p>
          </table:table-cell>
          <table:table-cell table:formula="of:=SEARCH(&quot;_vs_dt&quot;;[.A25];1)" office:value-type="float" office:value="41" calcext:value-type="float">
            <text:p>41</text:p>
          </table:table-cell>
          <table:table-cell table:formula="of:=SEARCH(&quot;Errors&quot;;[.A25];1)" office:value-type="float" office:value="53" calcext:value-type="float">
            <text:p>53</text:p>
          </table:table-cell>
          <table:table-cell table:formula="of:=[.F25]-[.E25]-6" office:value-type="float" office:value="6" calcext:value-type="float">
            <text:p>6</text:p>
          </table:table-cell>
          <table:table-cell table:formula="of:=[.D25]" office:value-type="string" office:string-value="SL-EXP-SETTLS" calcext:value-type="string">
            <text:p>SL-EXP-SETTLS</text:p>
          </table:table-cell>
          <table:table-cell table:formula="of:=MID([.A25];[.E25]+6;[.G25])*1" office:value-type="float" office:value="7200" calcext:value-type="float">
            <text:p>7200</text:p>
          </table:table-cell>
          <table:table-cell office:value-type="float" office:value="57225.1863504" calcext:value-type="float">
            <text:p>57225.1863504</text:p>
          </table:table-cell>
          <table:table-cell office:value-type="float" office:value="177887.247991351" calcext:value-type="float">
            <text:p>177887.247991351</text:p>
          </table:table-cell>
          <table:table-cell office:value-type="float" office:value="8235888.86099" calcext:value-type="float">
            <text:p>8235888.86099</text:p>
          </table:table-cell>
          <table:table-cell/>
        </table:table-row>
        <table:table-row table:style-name="ro1">
          <table:table-cell office:value-type="string" calcext:value-type="string">
            <text:p>depth_REF_vs_SL-SI-SETTLS_t1.0_dt000002_vs_dt14.0625Errors12max.txt</text:p>
          </table:table-cell>
          <table:table-cell table:formula="of:=SEARCH(&quot;_vs_&quot;;[.A26];1)" office:value-type="float" office:value="10" calcext:value-type="float">
            <text:p>10</text:p>
          </table:table-cell>
          <table:table-cell table:formula="of:=SEARCH(&quot;_t1&quot;;[.A26];1)" office:value-type="float" office:value="26" calcext:value-type="float">
            <text:p>26</text:p>
          </table:table-cell>
          <table:table-cell table:formula="of:=MID([.A26];[.B26]+4;[.C26] - [.B26]-4)" office:value-type="string" office:string-value="SL-SI-SETTLS" calcext:value-type="string">
            <text:p>SL-SI-SETTLS</text:p>
          </table:table-cell>
          <table:table-cell table:formula="of:=SEARCH(&quot;_vs_dt&quot;;[.A26];1)" office:value-type="float" office:value="40" calcext:value-type="float">
            <text:p>40</text:p>
          </table:table-cell>
          <table:table-cell table:formula="of:=SEARCH(&quot;Errors&quot;;[.A26];1)" office:value-type="float" office:value="53" calcext:value-type="float">
            <text:p>53</text:p>
          </table:table-cell>
          <table:table-cell table:formula="of:=[.F26]-[.E26]-6" office:value-type="float" office:value="7" calcext:value-type="float">
            <text:p>7</text:p>
          </table:table-cell>
          <table:table-cell table:formula="of:=[.D26]" office:value-type="string" office:string-value="SL-SI-SETTLS" calcext:value-type="string">
            <text:p>SL-SI-SETTLS</text:p>
          </table:table-cell>
          <table:table-cell table:formula="of:=MID([.A26];[.E26]+6;[.G26])*1" office:value-type="float" office:value="14.0625" calcext:value-type="float">
            <text:p>14.0625</text:p>
          </table:table-cell>
          <table:table-cell office:value-type="float" office:value="0.00207788001651" calcext:value-type="float">
            <text:p>0.00207788</text:p>
          </table:table-cell>
          <table:table-cell office:value-type="float" office:value="0.00476782956176325" calcext:value-type="float">
            <text:p>0.0047678296</text:p>
          </table:table-cell>
          <table:table-cell office:value-type="float" office:value="0.0631641498991" calcext:value-type="float">
            <text:p>0.0631641499</text:p>
          </table:table-cell>
          <table:table-cell table:formula="of:=[.L27]/[.L26]" office:value-type="float" office:value="0.795712143103127" calcext:value-type="float">
            <text:p>0.7957121431</text:p>
          </table:table-cell>
        </table:table-row>
        <table:table-row table:style-name="ro1">
          <table:table-cell office:value-type="string" calcext:value-type="string">
            <text:p>depth_REF_vs_SL-SI-SETTLS_t1.0_dt000002_vs_dt28.125Errors12max.txt</text:p>
          </table:table-cell>
          <table:table-cell table:formula="of:=SEARCH(&quot;_vs_&quot;;[.A27];1)" office:value-type="float" office:value="10" calcext:value-type="float">
            <text:p>10</text:p>
          </table:table-cell>
          <table:table-cell table:formula="of:=SEARCH(&quot;_t1&quot;;[.A27];1)" office:value-type="float" office:value="26" calcext:value-type="float">
            <text:p>26</text:p>
          </table:table-cell>
          <table:table-cell table:formula="of:=MID([.A27];[.B27]+4;[.C27] - [.B27]-4)" office:value-type="string" office:string-value="SL-SI-SETTLS" calcext:value-type="string">
            <text:p>SL-SI-SETTLS</text:p>
          </table:table-cell>
          <table:table-cell table:formula="of:=SEARCH(&quot;_vs_dt&quot;;[.A27];1)" office:value-type="float" office:value="40" calcext:value-type="float">
            <text:p>40</text:p>
          </table:table-cell>
          <table:table-cell table:formula="of:=SEARCH(&quot;Errors&quot;;[.A27];1)" office:value-type="float" office:value="52" calcext:value-type="float">
            <text:p>52</text:p>
          </table:table-cell>
          <table:table-cell table:formula="of:=[.F27]-[.E27]-6" office:value-type="float" office:value="6" calcext:value-type="float">
            <text:p>6</text:p>
          </table:table-cell>
          <table:table-cell table:formula="of:=[.D27]" office:value-type="string" office:string-value="SL-SI-SETTLS" calcext:value-type="string">
            <text:p>SL-SI-SETTLS</text:p>
          </table:table-cell>
          <table:table-cell table:formula="of:=MID([.A27];[.E27]+6;[.G27])*1" office:value-type="float" office:value="28.125" calcext:value-type="float">
            <text:p>28.125</text:p>
          </table:table-cell>
          <table:table-cell office:value-type="float" office:value="0.00294157572883" calcext:value-type="float">
            <text:p>0.0029415757</text:p>
          </table:table-cell>
          <table:table-cell office:value-type="float" office:value="0.00513265591311909" calcext:value-type="float">
            <text:p>0.0051326559</text:p>
          </table:table-cell>
          <table:table-cell office:value-type="float" office:value="0.0502604810835" calcext:value-type="float">
            <text:p>0.0502604811</text:p>
          </table:table-cell>
          <table:table-cell table:formula="of:=[.L28]/[.L27]" office:value-type="float" office:value="1.38604560070098" calcext:value-type="float">
            <text:p>1.3860456007</text:p>
          </table:table-cell>
        </table:table-row>
        <table:table-row table:style-name="ro1">
          <table:table-cell office:value-type="string" calcext:value-type="string">
            <text:p>depth_REF_vs_SL-SI-SETTLS_t1.0_dt000002_vs_dt056.25Errors12max.txt</text:p>
          </table:table-cell>
          <table:table-cell table:formula="of:=SEARCH(&quot;_vs_&quot;;[.A28];1)" office:value-type="float" office:value="10" calcext:value-type="float">
            <text:p>10</text:p>
          </table:table-cell>
          <table:table-cell table:formula="of:=SEARCH(&quot;_t1&quot;;[.A28];1)" office:value-type="float" office:value="26" calcext:value-type="float">
            <text:p>26</text:p>
          </table:table-cell>
          <table:table-cell table:formula="of:=MID([.A28];[.B28]+4;[.C28] - [.B28]-4)" office:value-type="string" office:string-value="SL-SI-SETTLS" calcext:value-type="string">
            <text:p>SL-SI-SETTLS</text:p>
          </table:table-cell>
          <table:table-cell table:formula="of:=SEARCH(&quot;_vs_dt&quot;;[.A28];1)" office:value-type="float" office:value="40" calcext:value-type="float">
            <text:p>40</text:p>
          </table:table-cell>
          <table:table-cell table:formula="of:=SEARCH(&quot;Errors&quot;;[.A28];1)" office:value-type="float" office:value="52" calcext:value-type="float">
            <text:p>52</text:p>
          </table:table-cell>
          <table:table-cell table:formula="of:=[.F28]-[.E28]-6" office:value-type="float" office:value="6" calcext:value-type="float">
            <text:p>6</text:p>
          </table:table-cell>
          <table:table-cell table:formula="of:=[.D28]" office:value-type="string" office:string-value="SL-SI-SETTLS" calcext:value-type="string">
            <text:p>SL-SI-SETTLS</text:p>
          </table:table-cell>
          <table:table-cell table:formula="of:=MID([.A28];[.E28]+6;[.G28])*1" office:value-type="float" office:value="56.25" calcext:value-type="float">
            <text:p>56.25</text:p>
          </table:table-cell>
          <table:table-cell office:value-type="float" office:value="0.0078119575577" calcext:value-type="float">
            <text:p>0.0078119576</text:p>
          </table:table-cell>
          <table:table-cell office:value-type="float" office:value="0.0118760147757767" calcext:value-type="float">
            <text:p>0.0118760148</text:p>
          </table:table-cell>
          <table:table-cell office:value-type="float" office:value="0.0696633186949" calcext:value-type="float">
            <text:p>0.0696633187</text:p>
          </table:table-cell>
          <table:table-cell table:formula="of:=[.L29]/[.L28]" office:value-type="float" office:value="3.99437456532445" calcext:value-type="float">
            <text:p>3.9943745653</text:p>
          </table:table-cell>
        </table:table-row>
        <table:table-row table:style-name="ro1">
          <table:table-cell office:value-type="string" calcext:value-type="string">
            <text:p>depth_REF_vs_SL-SI-SETTLS_t1.0_dt000002_vs_dt0112.5Errors12max.txt</text:p>
          </table:table-cell>
          <table:table-cell table:formula="of:=SEARCH(&quot;_vs_&quot;;[.A29];1)" office:value-type="float" office:value="10" calcext:value-type="float">
            <text:p>10</text:p>
          </table:table-cell>
          <table:table-cell table:formula="of:=SEARCH(&quot;_t1&quot;;[.A29];1)" office:value-type="float" office:value="26" calcext:value-type="float">
            <text:p>26</text:p>
          </table:table-cell>
          <table:table-cell table:formula="of:=MID([.A29];[.B29]+4;[.C29] - [.B29]-4)" office:value-type="string" office:string-value="SL-SI-SETTLS" calcext:value-type="string">
            <text:p>SL-SI-SETTLS</text:p>
          </table:table-cell>
          <table:table-cell table:formula="of:=SEARCH(&quot;_vs_dt&quot;;[.A29];1)" office:value-type="float" office:value="40" calcext:value-type="float">
            <text:p>40</text:p>
          </table:table-cell>
          <table:table-cell table:formula="of:=SEARCH(&quot;Errors&quot;;[.A29];1)" office:value-type="float" office:value="52" calcext:value-type="float">
            <text:p>52</text:p>
          </table:table-cell>
          <table:table-cell table:formula="of:=[.F29]-[.E29]-6" office:value-type="float" office:value="6" calcext:value-type="float">
            <text:p>6</text:p>
          </table:table-cell>
          <table:table-cell table:formula="of:=[.D29]" office:value-type="string" office:string-value="SL-SI-SETTLS" calcext:value-type="string">
            <text:p>SL-SI-SETTLS</text:p>
          </table:table-cell>
          <table:table-cell table:formula="of:=MID([.A29];[.E29]+6;[.G29])*1" office:value-type="float" office:value="112.5" calcext:value-type="float">
            <text:p>112.5</text:p>
          </table:table-cell>
          <table:table-cell office:value-type="float" office:value="0.0306118172978" calcext:value-type="float">
            <text:p>0.0306118173</text:p>
          </table:table-cell>
          <table:table-cell office:value-type="float" office:value="0.0463687916980044" calcext:value-type="float">
            <text:p>0.0463687917</text:p>
          </table:table-cell>
          <table:table-cell office:value-type="float" office:value="0.278261388331" calcext:value-type="float">
            <text:p>0.2782613883</text:p>
          </table:table-cell>
          <table:table-cell table:formula="of:=[.L30]/[.L29]" office:value-type="float" office:value="4.02400627602725" calcext:value-type="float">
            <text:p>4.024006276</text:p>
          </table:table-cell>
        </table:table-row>
        <table:table-row table:style-name="ro1">
          <table:table-cell office:value-type="string" calcext:value-type="string">
            <text:p>depth_REF_vs_SL-SI-SETTLS_t1.0_dt000002_vs_dt0225.0Errors12max.txt</text:p>
          </table:table-cell>
          <table:table-cell table:formula="of:=SEARCH(&quot;_vs_&quot;;[.A30];1)" office:value-type="float" office:value="10" calcext:value-type="float">
            <text:p>10</text:p>
          </table:table-cell>
          <table:table-cell table:formula="of:=SEARCH(&quot;_t1&quot;;[.A30];1)" office:value-type="float" office:value="26" calcext:value-type="float">
            <text:p>26</text:p>
          </table:table-cell>
          <table:table-cell table:formula="of:=MID([.A30];[.B30]+4;[.C30] - [.B30]-4)" office:value-type="string" office:string-value="SL-SI-SETTLS" calcext:value-type="string">
            <text:p>SL-SI-SETTLS</text:p>
          </table:table-cell>
          <table:table-cell table:formula="of:=SEARCH(&quot;_vs_dt&quot;;[.A30];1)" office:value-type="float" office:value="40" calcext:value-type="float">
            <text:p>40</text:p>
          </table:table-cell>
          <table:table-cell table:formula="of:=SEARCH(&quot;Errors&quot;;[.A30];1)" office:value-type="float" office:value="52" calcext:value-type="float">
            <text:p>52</text:p>
          </table:table-cell>
          <table:table-cell table:formula="of:=[.F30]-[.E30]-6" office:value-type="float" office:value="6" calcext:value-type="float">
            <text:p>6</text:p>
          </table:table-cell>
          <table:table-cell table:formula="of:=[.D30]" office:value-type="string" office:string-value="SL-SI-SETTLS" calcext:value-type="string">
            <text:p>SL-SI-SETTLS</text:p>
          </table:table-cell>
          <table:table-cell table:formula="of:=MID([.A30];[.E30]+6;[.G30])*1" office:value-type="float" office:value="225" calcext:value-type="float">
            <text:p>225</text:p>
          </table:table-cell>
          <table:table-cell office:value-type="float" office:value="0.121418566803" calcext:value-type="float">
            <text:p>0.1214185668</text:p>
          </table:table-cell>
          <table:table-cell office:value-type="float" office:value="0.185245346206064" calcext:value-type="float">
            <text:p>0.1852453462</text:p>
          </table:table-cell>
          <table:table-cell office:value-type="float" office:value="1.11972557302" calcext:value-type="float">
            <text:p>1.119725573</text:p>
          </table:table-cell>
          <table:table-cell table:formula="of:=[.L31]/[.L30]" office:value-type="float" office:value="3.83908782481046" calcext:value-type="float">
            <text:p>3.8390878248</text:p>
          </table:table-cell>
        </table:table-row>
        <table:table-row table:style-name="ro1">
          <table:table-cell office:value-type="string" calcext:value-type="string">
            <text:p>depth_REF_vs_SL-SI-SETTLS_t1.0_dt000002_vs_dt0450.0Errors12max.txt</text:p>
          </table:table-cell>
          <table:table-cell table:formula="of:=SEARCH(&quot;_vs_&quot;;[.A31];1)" office:value-type="float" office:value="10" calcext:value-type="float">
            <text:p>10</text:p>
          </table:table-cell>
          <table:table-cell table:formula="of:=SEARCH(&quot;_t1&quot;;[.A31];1)" office:value-type="float" office:value="26" calcext:value-type="float">
            <text:p>26</text:p>
          </table:table-cell>
          <table:table-cell table:formula="of:=MID([.A31];[.B31]+4;[.C31] - [.B31]-4)" office:value-type="string" office:string-value="SL-SI-SETTLS" calcext:value-type="string">
            <text:p>SL-SI-SETTLS</text:p>
          </table:table-cell>
          <table:table-cell table:formula="of:=SEARCH(&quot;_vs_dt&quot;;[.A31];1)" office:value-type="float" office:value="40" calcext:value-type="float">
            <text:p>40</text:p>
          </table:table-cell>
          <table:table-cell table:formula="of:=SEARCH(&quot;Errors&quot;;[.A31];1)" office:value-type="float" office:value="52" calcext:value-type="float">
            <text:p>52</text:p>
          </table:table-cell>
          <table:table-cell table:formula="of:=[.F31]-[.E31]-6" office:value-type="float" office:value="6" calcext:value-type="float">
            <text:p>6</text:p>
          </table:table-cell>
          <table:table-cell table:formula="of:=[.D31]" office:value-type="string" office:string-value="SL-SI-SETTLS" calcext:value-type="string">
            <text:p>SL-SI-SETTLS</text:p>
          </table:table-cell>
          <table:table-cell table:formula="of:=MID([.A31];[.E31]+6;[.G31])*1" office:value-type="float" office:value="450" calcext:value-type="float">
            <text:p>450</text:p>
          </table:table-cell>
          <table:table-cell office:value-type="float" office:value="0.459498068137" calcext:value-type="float">
            <text:p>0.4594980681</text:p>
          </table:table-cell>
          <table:table-cell office:value-type="float" office:value="0.700691490939433" calcext:value-type="float">
            <text:p>0.7006914909</text:p>
          </table:table-cell>
          <table:table-cell office:value-type="float" office:value="4.29872481451" calcext:value-type="float">
            <text:p>4.2987248145</text:p>
          </table:table-cell>
          <table:table-cell table:formula="of:=[.L32]/[.L31]" office:value-type="float" office:value="3.06109569909744" calcext:value-type="float">
            <text:p>3.0610956991</text:p>
          </table:table-cell>
        </table:table-row>
        <table:table-row table:style-name="ro1">
          <table:table-cell office:value-type="string" calcext:value-type="string">
            <text:p>depth_REF_vs_SL-SI-SETTLS_t1.0_dt000002_vs_dt0900.0Errors12max.txt</text:p>
          </table:table-cell>
          <table:table-cell table:formula="of:=SEARCH(&quot;_vs_&quot;;[.A32];1)" office:value-type="float" office:value="10" calcext:value-type="float">
            <text:p>10</text:p>
          </table:table-cell>
          <table:table-cell table:formula="of:=SEARCH(&quot;_t1&quot;;[.A32];1)" office:value-type="float" office:value="26" calcext:value-type="float">
            <text:p>26</text:p>
          </table:table-cell>
          <table:table-cell table:formula="of:=MID([.A32];[.B32]+4;[.C32] - [.B32]-4)" office:value-type="string" office:string-value="SL-SI-SETTLS" calcext:value-type="string">
            <text:p>SL-SI-SETTLS</text:p>
          </table:table-cell>
          <table:table-cell table:formula="of:=SEARCH(&quot;_vs_dt&quot;;[.A32];1)" office:value-type="float" office:value="40" calcext:value-type="float">
            <text:p>40</text:p>
          </table:table-cell>
          <table:table-cell table:formula="of:=SEARCH(&quot;Errors&quot;;[.A32];1)" office:value-type="float" office:value="52" calcext:value-type="float">
            <text:p>52</text:p>
          </table:table-cell>
          <table:table-cell table:formula="of:=[.F32]-[.E32]-6" office:value-type="float" office:value="6" calcext:value-type="float">
            <text:p>6</text:p>
          </table:table-cell>
          <table:table-cell table:formula="of:=[.D32]" office:value-type="string" office:string-value="SL-SI-SETTLS" calcext:value-type="string">
            <text:p>SL-SI-SETTLS</text:p>
          </table:table-cell>
          <table:table-cell table:formula="of:=MID([.A32];[.E32]+6;[.G32])*1" office:value-type="float" office:value="900" calcext:value-type="float">
            <text:p>900</text:p>
          </table:table-cell>
          <table:table-cell office:value-type="float" office:value="1.42124935744" calcext:value-type="float">
            <text:p>1.4212493574</text:p>
          </table:table-cell>
          <table:table-cell office:value-type="float" office:value="2.04751659697075" calcext:value-type="float">
            <text:p>2.047516597</text:p>
          </table:table-cell>
          <table:table-cell office:value-type="float" office:value="13.1588080413" calcext:value-type="float">
            <text:p>13.1588080413</text:p>
          </table:table-cell>
          <table:table-cell table:formula="of:=[.L33]/[.L32]" office:value-type="float" office:value="1.52754763281844" calcext:value-type="float">
            <text:p>1.5275476328</text:p>
          </table:table-cell>
        </table:table-row>
        <table:table-row table:style-name="ro1">
          <table:table-cell office:value-type="string" calcext:value-type="string">
            <text:p>depth_REF_vs_SL-SI-SETTLS_t1.0_dt000002_vs_dt1800.0Errors12max.txt</text:p>
          </table:table-cell>
          <table:table-cell table:formula="of:=SEARCH(&quot;_vs_&quot;;[.A33];1)" office:value-type="float" office:value="10" calcext:value-type="float">
            <text:p>10</text:p>
          </table:table-cell>
          <table:table-cell table:formula="of:=SEARCH(&quot;_t1&quot;;[.A33];1)" office:value-type="float" office:value="26" calcext:value-type="float">
            <text:p>26</text:p>
          </table:table-cell>
          <table:table-cell table:formula="of:=MID([.A33];[.B33]+4;[.C33] - [.B33]-4)" office:value-type="string" office:string-value="SL-SI-SETTLS" calcext:value-type="string">
            <text:p>SL-SI-SETTLS</text:p>
          </table:table-cell>
          <table:table-cell table:formula="of:=SEARCH(&quot;_vs_dt&quot;;[.A33];1)" office:value-type="float" office:value="40" calcext:value-type="float">
            <text:p>40</text:p>
          </table:table-cell>
          <table:table-cell table:formula="of:=SEARCH(&quot;Errors&quot;;[.A33];1)" office:value-type="float" office:value="52" calcext:value-type="float">
            <text:p>52</text:p>
          </table:table-cell>
          <table:table-cell table:formula="of:=[.F33]-[.E33]-6" office:value-type="float" office:value="6" calcext:value-type="float">
            <text:p>6</text:p>
          </table:table-cell>
          <table:table-cell table:formula="of:=[.D33]" office:value-type="string" office:string-value="SL-SI-SETTLS" calcext:value-type="string">
            <text:p>SL-SI-SETTLS</text:p>
          </table:table-cell>
          <table:table-cell table:formula="of:=MID([.A33];[.E33]+6;[.G33])*1" office:value-type="float" office:value="1800" calcext:value-type="float">
            <text:p>1800</text:p>
          </table:table-cell>
          <table:table-cell office:value-type="float" office:value="2.63153182073" calcext:value-type="float">
            <text:p>2.6315318207</text:p>
          </table:table-cell>
          <table:table-cell office:value-type="float" office:value="3.50369733701601" calcext:value-type="float">
            <text:p>3.503697337</text:p>
          </table:table-cell>
          <table:table-cell office:value-type="float" office:value="20.1007060742" calcext:value-type="float">
            <text:p>20.1007060742</text:p>
          </table:table-cell>
          <table:table-cell table:formula="of:=[.L34]/[.L33]" office:value-type="float" office:value="0.74475325287775" calcext:value-type="float">
            <text:p>0.7447532529</text:p>
          </table:table-cell>
        </table:table-row>
        <table:table-row table:style-name="ro1">
          <table:table-cell office:value-type="string" calcext:value-type="string">
            <text:p>depth_REF_vs_SL-SI-SETTLS_t1.0_dt000002_vs_dt3600.0Errors12max.txt</text:p>
          </table:table-cell>
          <table:table-cell table:formula="of:=SEARCH(&quot;_vs_&quot;;[.A34];1)" office:value-type="float" office:value="10" calcext:value-type="float">
            <text:p>10</text:p>
          </table:table-cell>
          <table:table-cell table:formula="of:=SEARCH(&quot;_t1&quot;;[.A34];1)" office:value-type="float" office:value="26" calcext:value-type="float">
            <text:p>26</text:p>
          </table:table-cell>
          <table:table-cell table:formula="of:=MID([.A34];[.B34]+4;[.C34] - [.B34]-4)" office:value-type="string" office:string-value="SL-SI-SETTLS" calcext:value-type="string">
            <text:p>SL-SI-SETTLS</text:p>
          </table:table-cell>
          <table:table-cell table:formula="of:=SEARCH(&quot;_vs_dt&quot;;[.A34];1)" office:value-type="float" office:value="40" calcext:value-type="float">
            <text:p>40</text:p>
          </table:table-cell>
          <table:table-cell table:formula="of:=SEARCH(&quot;Errors&quot;;[.A34];1)" office:value-type="float" office:value="52" calcext:value-type="float">
            <text:p>52</text:p>
          </table:table-cell>
          <table:table-cell table:formula="of:=[.F34]-[.E34]-6" office:value-type="float" office:value="6" calcext:value-type="float">
            <text:p>6</text:p>
          </table:table-cell>
          <table:table-cell table:formula="of:=[.D34]" office:value-type="string" office:string-value="SL-SI-SETTLS" calcext:value-type="string">
            <text:p>SL-SI-SETTLS</text:p>
          </table:table-cell>
          <table:table-cell table:formula="of:=MID([.A34];[.E34]+6;[.G34])*1" office:value-type="float" office:value="3600" calcext:value-type="float">
            <text:p>3600</text:p>
          </table:table-cell>
          <table:table-cell office:value-type="float" office:value="3.39616396545" calcext:value-type="float">
            <text:p>3.3961639655</text:p>
          </table:table-cell>
          <table:table-cell office:value-type="float" office:value="4.33037057726076" calcext:value-type="float">
            <text:p>4.3303705773</text:p>
          </table:table-cell>
          <table:table-cell office:value-type="float" office:value="14.9700662339" calcext:value-type="float">
            <text:p>14.9700662339</text:p>
          </table:table-cell>
          <table:table-cell table:formula="of:=[.L35]/[.L34]" office:value-type="float" office:value="0.867349549669784" calcext:value-type="float">
            <text:p>0.8673495497</text:p>
          </table:table-cell>
        </table:table-row>
        <table:table-row table:style-name="ro1">
          <table:table-cell office:value-type="string" calcext:value-type="string">
            <text:p>depth_REF_vs_SL-SI-SETTLS_t1.0_dt000002_vs_dt7200.0Errors12max.txt</text:p>
          </table:table-cell>
          <table:table-cell table:formula="of:=SEARCH(&quot;_vs_&quot;;[.A35];1)" office:value-type="float" office:value="10" calcext:value-type="float">
            <text:p>10</text:p>
          </table:table-cell>
          <table:table-cell table:formula="of:=SEARCH(&quot;_t1&quot;;[.A35];1)" office:value-type="float" office:value="26" calcext:value-type="float">
            <text:p>26</text:p>
          </table:table-cell>
          <table:table-cell table:formula="of:=MID([.A35];[.B35]+4;[.C35] - [.B35]-4)" office:value-type="string" office:string-value="SL-SI-SETTLS" calcext:value-type="string">
            <text:p>SL-SI-SETTLS</text:p>
          </table:table-cell>
          <table:table-cell table:formula="of:=SEARCH(&quot;_vs_dt&quot;;[.A35];1)" office:value-type="float" office:value="40" calcext:value-type="float">
            <text:p>40</text:p>
          </table:table-cell>
          <table:table-cell table:formula="of:=SEARCH(&quot;Errors&quot;;[.A35];1)" office:value-type="float" office:value="52" calcext:value-type="float">
            <text:p>52</text:p>
          </table:table-cell>
          <table:table-cell table:formula="of:=[.F35]-[.E35]-6" office:value-type="float" office:value="6" calcext:value-type="float">
            <text:p>6</text:p>
          </table:table-cell>
          <table:table-cell table:formula="of:=[.D35]" office:value-type="string" office:string-value="SL-SI-SETTLS" calcext:value-type="string">
            <text:p>SL-SI-SETTLS</text:p>
          </table:table-cell>
          <table:table-cell table:formula="of:=MID([.A35];[.E35]+6;[.G35])*1" office:value-type="float" office:value="7200" calcext:value-type="float">
            <text:p>7200</text:p>
          </table:table-cell>
          <table:table-cell office:value-type="float" office:value="2.82522784485" calcext:value-type="float">
            <text:p>2.8252278449</text:p>
          </table:table-cell>
          <table:table-cell office:value-type="float" office:value="3.58565481181964" calcext:value-type="float">
            <text:p>3.5856548118</text:p>
          </table:table-cell>
          <table:table-cell office:value-type="float" office:value="12.9842802065" calcext:value-type="float">
            <text:p>12.9842802065</text:p>
          </table:table-cell>
          <table:table-cell table:formula="of:=[.L36]/[.L35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method/d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dif</text:p>
          </table:table-cell>
          <table:table-cell table:formula="of:=[.D1]" office:value-type="string" office:string-value="method" calcext:value-type="string">
            <text:p>metho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Max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Max</text:p>
          </table:table-cell>
          <table:table-cell/>
        </table:table-row>
        <table:table-row table:style-name="ro1">
          <table:table-cell office:value-type="string" calcext:value-type="string">
            <text:p>depth_REF_vs_ETD2RK_t1.0_dt000002_vs_dt0112.5Errors12max.txt</text:p>
          </table:table-cell>
          <table:table-cell table:formula="of:=SEARCH(&quot;_vs_&quot;;[.A2];1)" office:value-type="float" office:value="10" calcext:value-type="float">
            <text:p>10</text:p>
          </table:table-cell>
          <table:table-cell table:formula="of:=SEARCH(&quot;_t1&quot;;[.A2];1)" office:value-type="float" office:value="20" calcext:value-type="float">
            <text:p>20</text:p>
          </table:table-cell>
          <table:table-cell table:formula="of:=MID([.A2];[.B2]+4;[.C2] - [.B2]-4)" office:value-type="string" office:string-value="ETD2RK" calcext:value-type="string">
            <text:p>ETD2RK</text:p>
          </table:table-cell>
          <table:table-cell table:formula="of:=SEARCH(&quot;_vs_dt&quot;;[.A2];1)" office:value-type="float" office:value="34" calcext:value-type="float">
            <text:p>34</text:p>
          </table:table-cell>
          <table:table-cell table:formula="of:=SEARCH(&quot;Errors&quot;;[.A2];1)" office:value-type="float" office:value="46" calcext:value-type="float">
            <text:p>46</text:p>
          </table:table-cell>
          <table:table-cell table:formula="of:=[.F2]-[.E2]-6" office:value-type="float" office:value="6" calcext:value-type="float">
            <text:p>6</text:p>
          </table:table-cell>
          <table:table-cell table:formula="of:=[.D2]" office:value-type="string" office:string-value="ETD2RK" calcext:value-type="string">
            <text:p>ETD2RK</text:p>
          </table:table-cell>
          <table:table-cell table:formula="of:=MID([.A2];[.E2]+6;[.G2])*1" office:value-type="float" office:value="112.5" calcext:value-type="float">
            <text:p>112.5</text:p>
          </table:table-cell>
          <table:table-cell office:value-type="float" office:value="0.00119172447646989" calcext:value-type="float">
            <text:p>0.0011917245</text:p>
          </table:table-cell>
          <table:table-cell office:value-type="float" office:value="0.00241414116919225" calcext:value-type="float">
            <text:p>0.0024141412</text:p>
          </table:table-cell>
          <table:table-cell office:value-type="float" office:value="0.0281370189927657" calcext:value-type="float">
            <text:p>0.028137019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000188841880875513" calcext:value-type="float">
            <text:p>1.88841880875513E-05</text:p>
          </table:table-cell>
          <table:table-cell office:value-type="float" office:value="0.0000378283982826976" calcext:value-type="float">
            <text:p>3.78283982826976E-05</text:p>
          </table:table-cell>
          <table:table-cell office:value-type="float" office:value="0.000444213741729982" calcext:value-type="float">
            <text:p>0.0004442137</text:p>
          </table:table-cell>
          <table:table-cell table:formula="of:=[.S3]/[.S2]" office:value-type="float" office:value="3.97101336237797" calcext:value-type="float">
            <text:p>3.9710133624</text:p>
          </table:table-cell>
        </table:table-row>
        <table:table-row table:style-name="ro1">
          <table:table-cell office:value-type="string" calcext:value-type="string">
            <text:p>depth_REF_vs_ETD2RK_t1.0_dt000002_vs_dt0225.0Errors12max.txt</text:p>
          </table:table-cell>
          <table:table-cell table:formula="of:=SEARCH(&quot;_vs_&quot;;[.A3];1)" office:value-type="float" office:value="10" calcext:value-type="float">
            <text:p>10</text:p>
          </table:table-cell>
          <table:table-cell table:formula="of:=SEARCH(&quot;_t1&quot;;[.A3];1)" office:value-type="float" office:value="20" calcext:value-type="float">
            <text:p>20</text:p>
          </table:table-cell>
          <table:table-cell table:formula="of:=MID([.A3];[.B3]+4;[.C3] - [.B3]-4)" office:value-type="string" office:string-value="ETD2RK" calcext:value-type="string">
            <text:p>ETD2RK</text:p>
          </table:table-cell>
          <table:table-cell table:formula="of:=SEARCH(&quot;_vs_dt&quot;;[.A3];1)" office:value-type="float" office:value="34" calcext:value-type="float">
            <text:p>34</text:p>
          </table:table-cell>
          <table:table-cell table:formula="of:=SEARCH(&quot;Errors&quot;;[.A3];1)" office:value-type="float" office:value="46" calcext:value-type="float">
            <text:p>46</text:p>
          </table:table-cell>
          <table:table-cell table:formula="of:=[.F3]-[.E3]-6" office:value-type="float" office:value="6" calcext:value-type="float">
            <text:p>6</text:p>
          </table:table-cell>
          <table:table-cell table:formula="of:=[.D3]" office:value-type="string" office:string-value="ETD2RK" calcext:value-type="string">
            <text:p>ETD2RK</text:p>
          </table:table-cell>
          <table:table-cell table:formula="of:=MID([.A3];[.E3]+6;[.G3])*1" office:value-type="float" office:value="225" calcext:value-type="float">
            <text:p>225</text:p>
          </table:table-cell>
          <table:table-cell office:value-type="float" office:value="0.00495142928050411" calcext:value-type="float">
            <text:p>0.0049514293</text:p>
          </table:table-cell>
          <table:table-cell office:value-type="float" office:value="0.00972000050922149" calcext:value-type="float">
            <text:p>0.0097200005</text:p>
          </table:table-cell>
          <table:table-cell office:value-type="float" office:value="0.112437601988063" calcext:value-type="float">
            <text:p>0.112437602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0000745669402330356" calcext:value-type="float">
            <text:p>7.45669402330356E-05</text:p>
          </table:table-cell>
          <table:table-cell office:value-type="float" office:value="0.000150928784130792" calcext:value-type="float">
            <text:p>0.0001509288</text:p>
          </table:table-cell>
          <table:table-cell office:value-type="float" office:value="0.00176397870416167" calcext:value-type="float">
            <text:p>0.0017639787</text:p>
          </table:table-cell>
          <table:table-cell table:formula="of:=[.S4]/[.S3]" office:value-type="float" office:value="3.99177664450521" calcext:value-type="float">
            <text:p>3.9917766445</text:p>
          </table:table-cell>
        </table:table-row>
        <table:table-row table:style-name="ro1">
          <table:table-cell office:value-type="string" calcext:value-type="string">
            <text:p>depth_REF_vs_ETD2RK_t1.0_dt000002_vs_dt0450.0Errors12max.txt</text:p>
          </table:table-cell>
          <table:table-cell table:formula="of:=SEARCH(&quot;_vs_&quot;;[.A4];1)" office:value-type="float" office:value="10" calcext:value-type="float">
            <text:p>10</text:p>
          </table:table-cell>
          <table:table-cell table:formula="of:=SEARCH(&quot;_t1&quot;;[.A4];1)" office:value-type="float" office:value="20" calcext:value-type="float">
            <text:p>20</text:p>
          </table:table-cell>
          <table:table-cell table:formula="of:=MID([.A4];[.B4]+4;[.C4] - [.B4]-4)" office:value-type="string" office:string-value="ETD2RK" calcext:value-type="string">
            <text:p>ETD2RK</text:p>
          </table:table-cell>
          <table:table-cell table:formula="of:=SEARCH(&quot;_vs_dt&quot;;[.A4];1)" office:value-type="float" office:value="34" calcext:value-type="float">
            <text:p>34</text:p>
          </table:table-cell>
          <table:table-cell table:formula="of:=SEARCH(&quot;Errors&quot;;[.A4];1)" office:value-type="float" office:value="46" calcext:value-type="float">
            <text:p>46</text:p>
          </table:table-cell>
          <table:table-cell table:formula="of:=[.F4]-[.E4]-6" office:value-type="float" office:value="6" calcext:value-type="float">
            <text:p>6</text:p>
          </table:table-cell>
          <table:table-cell table:formula="of:=[.D4]" office:value-type="string" office:string-value="ETD2RK" calcext:value-type="string">
            <text:p>ETD2RK</text:p>
          </table:table-cell>
          <table:table-cell table:formula="of:=MID([.A4];[.E4]+6;[.G4])*1" office:value-type="float" office:value="450" calcext:value-type="float">
            <text:p>450</text:p>
          </table:table-cell>
          <table:table-cell office:value-type="float" office:value="0.0190962381920237" calcext:value-type="float">
            <text:p>0.0190962382</text:p>
          </table:table-cell>
          <table:table-cell office:value-type="float" office:value="0.0384617982887787" calcext:value-type="float">
            <text:p>0.0384617983</text:p>
          </table:table-cell>
          <table:table-cell office:value-type="float" office:value="0.44507713898804" calcext:value-type="float">
            <text:p>0.445077139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56.25" calcext:value-type="float">
            <text:p>56.25</text:p>
          </table:table-cell>
          <table:table-cell office:value-type="float" office:value="0.000297949192807951" calcext:value-type="float">
            <text:p>0.0002979492</text:p>
          </table:table-cell>
          <table:table-cell office:value-type="float" office:value="0.000603609561760787" calcext:value-type="float">
            <text:p>0.0006036096</text:p>
          </table:table-cell>
          <table:table-cell office:value-type="float" office:value="0.00704140899267714" calcext:value-type="float">
            <text:p>0.007041409</text:p>
          </table:table-cell>
          <table:table-cell table:formula="of:=[.S5]/[.S4]" office:value-type="float" office:value="3.99593590175309" calcext:value-type="float">
            <text:p>3.9959359018</text:p>
          </table:table-cell>
        </table:table-row>
        <table:table-row table:style-name="ro1">
          <table:table-cell office:value-type="string" calcext:value-type="string">
            <text:p>depth_REF_vs_ETD2RK_t1.0_dt000002_vs_dt056.25Errors12max.txt</text:p>
          </table:table-cell>
          <table:table-cell table:formula="of:=SEARCH(&quot;_vs_&quot;;[.A5];1)" office:value-type="float" office:value="10" calcext:value-type="float">
            <text:p>10</text:p>
          </table:table-cell>
          <table:table-cell table:formula="of:=SEARCH(&quot;_t1&quot;;[.A5];1)" office:value-type="float" office:value="20" calcext:value-type="float">
            <text:p>20</text:p>
          </table:table-cell>
          <table:table-cell table:formula="of:=MID([.A5];[.B5]+4;[.C5] - [.B5]-4)" office:value-type="string" office:string-value="ETD2RK" calcext:value-type="string">
            <text:p>ETD2RK</text:p>
          </table:table-cell>
          <table:table-cell table:formula="of:=SEARCH(&quot;_vs_dt&quot;;[.A5];1)" office:value-type="float" office:value="34" calcext:value-type="float">
            <text:p>34</text:p>
          </table:table-cell>
          <table:table-cell table:formula="of:=SEARCH(&quot;Errors&quot;;[.A5];1)" office:value-type="float" office:value="46" calcext:value-type="float">
            <text:p>46</text:p>
          </table:table-cell>
          <table:table-cell table:formula="of:=[.F5]-[.E5]-6" office:value-type="float" office:value="6" calcext:value-type="float">
            <text:p>6</text:p>
          </table:table-cell>
          <table:table-cell table:formula="of:=[.D5]" office:value-type="string" office:string-value="ETD2RK" calcext:value-type="string">
            <text:p>ETD2RK</text:p>
          </table:table-cell>
          <table:table-cell table:formula="of:=MID([.A5];[.E5]+6;[.G5])*1" office:value-type="float" office:value="56.25" calcext:value-type="float">
            <text:p>56.25</text:p>
          </table:table-cell>
          <table:table-cell office:value-type="float" office:value="0.000297949192807951" calcext:value-type="float">
            <text:p>0.0002979492</text:p>
          </table:table-cell>
          <table:table-cell office:value-type="float" office:value="0.000603609561760787" calcext:value-type="float">
            <text:p>0.0006036096</text:p>
          </table:table-cell>
          <table:table-cell office:value-type="float" office:value="0.00704140899267714" calcext:value-type="float">
            <text:p>0.007041409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112.5" calcext:value-type="float">
            <text:p>112.5</text:p>
          </table:table-cell>
          <table:table-cell office:value-type="float" office:value="0.00119172447646989" calcext:value-type="float">
            <text:p>0.0011917245</text:p>
          </table:table-cell>
          <table:table-cell office:value-type="float" office:value="0.00241414116919225" calcext:value-type="float">
            <text:p>0.0024141412</text:p>
          </table:table-cell>
          <table:table-cell office:value-type="float" office:value="0.0281370189927657" calcext:value-type="float">
            <text:p>0.028137019</text:p>
          </table:table-cell>
          <table:table-cell table:formula="of:=[.S6]/[.S5]" office:value-type="float" office:value="3.99607371402677" calcext:value-type="float">
            <text:p>3.996073714</text:p>
          </table:table-cell>
        </table:table-row>
        <table:table-row table:style-name="ro1">
          <table:table-cell office:value-type="string" calcext:value-type="string">
            <text:p>depth_REF_vs_ETD2RK_t1.0_dt000002_vs_dt14.0625Errors12max.txt</text:p>
          </table:table-cell>
          <table:table-cell table:formula="of:=SEARCH(&quot;_vs_&quot;;[.A6];1)" office:value-type="float" office:value="10" calcext:value-type="float">
            <text:p>10</text:p>
          </table:table-cell>
          <table:table-cell table:formula="of:=SEARCH(&quot;_t1&quot;;[.A6];1)" office:value-type="float" office:value="20" calcext:value-type="float">
            <text:p>20</text:p>
          </table:table-cell>
          <table:table-cell table:formula="of:=MID([.A6];[.B6]+4;[.C6] - [.B6]-4)" office:value-type="string" office:string-value="ETD2RK" calcext:value-type="string">
            <text:p>ETD2RK</text:p>
          </table:table-cell>
          <table:table-cell table:formula="of:=SEARCH(&quot;_vs_dt&quot;;[.A6];1)" office:value-type="float" office:value="34" calcext:value-type="float">
            <text:p>34</text:p>
          </table:table-cell>
          <table:table-cell table:formula="of:=SEARCH(&quot;Errors&quot;;[.A6];1)" office:value-type="float" office:value="47" calcext:value-type="float">
            <text:p>47</text:p>
          </table:table-cell>
          <table:table-cell table:formula="of:=[.F6]-[.E6]-6" office:value-type="float" office:value="7" calcext:value-type="float">
            <text:p>7</text:p>
          </table:table-cell>
          <table:table-cell table:formula="of:=[.D6]" office:value-type="string" office:string-value="ETD2RK" calcext:value-type="string">
            <text:p>ETD2RK</text:p>
          </table:table-cell>
          <table:table-cell table:formula="of:=MID([.A6];[.E6]+6;[.G6])*1" office:value-type="float" office:value="14.0625" calcext:value-type="float">
            <text:p>14.0625</text:p>
          </table:table-cell>
          <table:table-cell table:style-name="ce1" office:value-type="float" office:value="0.0000188841880875513" calcext:value-type="float">
            <text:p>1.89E-05</text:p>
          </table:table-cell>
          <table:table-cell table:style-name="ce1" office:value-type="float" office:value="0.0000378283982826976" calcext:value-type="float">
            <text:p>3.78E-05</text:p>
          </table:table-cell>
          <table:table-cell office:value-type="float" office:value="0.000444213741729982" calcext:value-type="float">
            <text:p>0.0004442137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225" calcext:value-type="float">
            <text:p>225</text:p>
          </table:table-cell>
          <table:table-cell office:value-type="float" office:value="0.00495142928050411" calcext:value-type="float">
            <text:p>0.0049514293</text:p>
          </table:table-cell>
          <table:table-cell office:value-type="float" office:value="0.00972000050922149" calcext:value-type="float">
            <text:p>0.0097200005</text:p>
          </table:table-cell>
          <table:table-cell office:value-type="float" office:value="0.112437601988063" calcext:value-type="float">
            <text:p>0.112437602</text:p>
          </table:table-cell>
          <table:table-cell table:formula="of:=[.S7]/[.S6]" office:value-type="float" office:value="3.95843677843016" calcext:value-type="float">
            <text:p>3.9584367784</text:p>
          </table:table-cell>
        </table:table-row>
        <table:table-row table:style-name="ro1">
          <table:table-cell office:value-type="string" calcext:value-type="string">
            <text:p>depth_REF_vs_ETD2RK_t1.0_dt000002_vs_dt28.125Errors12max.txt</text:p>
          </table:table-cell>
          <table:table-cell table:formula="of:=SEARCH(&quot;_vs_&quot;;[.A7];1)" office:value-type="float" office:value="10" calcext:value-type="float">
            <text:p>10</text:p>
          </table:table-cell>
          <table:table-cell table:formula="of:=SEARCH(&quot;_t1&quot;;[.A7];1)" office:value-type="float" office:value="20" calcext:value-type="float">
            <text:p>20</text:p>
          </table:table-cell>
          <table:table-cell table:formula="of:=MID([.A7];[.B7]+4;[.C7] - [.B7]-4)" office:value-type="string" office:string-value="ETD2RK" calcext:value-type="string">
            <text:p>ETD2RK</text:p>
          </table:table-cell>
          <table:table-cell table:formula="of:=SEARCH(&quot;_vs_dt&quot;;[.A7];1)" office:value-type="float" office:value="34" calcext:value-type="float">
            <text:p>34</text:p>
          </table:table-cell>
          <table:table-cell table:formula="of:=SEARCH(&quot;Errors&quot;;[.A7];1)" office:value-type="float" office:value="46" calcext:value-type="float">
            <text:p>46</text:p>
          </table:table-cell>
          <table:table-cell table:formula="of:=[.F7]-[.E7]-6" office:value-type="float" office:value="6" calcext:value-type="float">
            <text:p>6</text:p>
          </table:table-cell>
          <table:table-cell table:formula="of:=[.D7]" office:value-type="string" office:string-value="ETD2RK" calcext:value-type="string">
            <text:p>ETD2RK</text:p>
          </table:table-cell>
          <table:table-cell table:formula="of:=MID([.A7];[.E7]+6;[.G7])*1" office:value-type="float" office:value="28.125" calcext:value-type="float">
            <text:p>28.125</text:p>
          </table:table-cell>
          <table:table-cell table:style-name="ce1" office:value-type="float" office:value="0.0000745669402330356" calcext:value-type="float">
            <text:p>7.46E-05</text:p>
          </table:table-cell>
          <table:table-cell office:value-type="float" office:value="0.000150928784130792" calcext:value-type="float">
            <text:p>0.0001509288</text:p>
          </table:table-cell>
          <table:table-cell office:value-type="float" office:value="0.00176397870416167" calcext:value-type="float">
            <text:p>0.0017639787</text:p>
          </table:table-cell>
          <table:table-cell table:number-columns-repeated="2"/>
          <table:table-cell office:value-type="string" calcext:value-type="string">
            <text:p>ETD2RK</text:p>
          </table:table-cell>
          <table:table-cell office:value-type="float" office:value="450" calcext:value-type="float">
            <text:p>450</text:p>
          </table:table-cell>
          <table:table-cell office:value-type="float" office:value="0.0190962381920237" calcext:value-type="float">
            <text:p>0.0190962382</text:p>
          </table:table-cell>
          <table:table-cell office:value-type="float" office:value="0.0384617982887787" calcext:value-type="float">
            <text:p>0.0384617983</text:p>
          </table:table-cell>
          <table:table-cell office:value-type="float" office:value="0.44507713898804" calcext:value-type="float">
            <text:p>0.445077139</text:p>
          </table:table-cell>
          <table:table-cell/>
        </table:table-row>
        <table:table-row table:style-name="ro1">
          <table:table-cell office:value-type="string" calcext:value-type="string">
            <text:p>depth_REF_vs_l_rexi_n_erk_t1.0_dt000002_vs_dt0112.5Errors12max.txt</text:p>
          </table:table-cell>
          <table:table-cell table:formula="of:=SEARCH(&quot;_vs_&quot;;[.A8];1)" office:value-type="float" office:value="10" calcext:value-type="float">
            <text:p>10</text:p>
          </table:table-cell>
          <table:table-cell table:formula="of:=SEARCH(&quot;_t1&quot;;[.A8];1)" office:value-type="float" office:value="26" calcext:value-type="float">
            <text:p>26</text:p>
          </table:table-cell>
          <table:table-cell table:formula="of:=MID([.A8];[.B8]+4;[.C8] - [.B8]-4)" office:value-type="string" office:string-value="l_rexi_n_erk" calcext:value-type="string">
            <text:p>l_rexi_n_erk</text:p>
          </table:table-cell>
          <table:table-cell table:formula="of:=SEARCH(&quot;_vs_dt&quot;;[.A8];1)" office:value-type="float" office:value="40" calcext:value-type="float">
            <text:p>40</text:p>
          </table:table-cell>
          <table:table-cell table:formula="of:=SEARCH(&quot;Errors&quot;;[.A8];1)" office:value-type="float" office:value="52" calcext:value-type="float">
            <text:p>52</text:p>
          </table:table-cell>
          <table:table-cell table:formula="of:=[.F8]-[.E8]-6" office:value-type="float" office:value="6" calcext:value-type="float">
            <text:p>6</text:p>
          </table:table-cell>
          <table:table-cell table:formula="of:=[.D8]" office:value-type="string" office:string-value="l_rexi_n_erk" calcext:value-type="string">
            <text:p>l_rexi_n_erk</text:p>
          </table:table-cell>
          <table:table-cell table:formula="of:=MID([.A8];[.E8]+6;[.G8])*1" office:value-type="float" office:value="112.5" calcext:value-type="float">
            <text:p>112.5</text:p>
          </table:table-cell>
          <table:table-cell office:value-type="float" office:value="0.000139757158714543" calcext:value-type="float">
            <text:p>0.0001397572</text:p>
          </table:table-cell>
          <table:table-cell office:value-type="float" office:value="0.000248725479626538" calcext:value-type="float">
            <text:p>0.0002487255</text:p>
          </table:table-cell>
          <table:table-cell office:value-type="float" office:value="0.00156478942085414" calcext:value-type="float">
            <text:p>0.0015647894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0.000000980931721431945" calcext:value-type="float">
            <text:p>9.80931721431945E-07</text:p>
          </table:table-cell>
          <table:table-cell office:value-type="float" office:value="0.00000277077552260378" calcext:value-type="float">
            <text:p>2.77077552260378E-06</text:p>
          </table:table-cell>
          <table:table-cell office:value-type="float" office:value="0.0000186106556157029" calcext:value-type="float">
            <text:p>1.86106556157029E-05</text:p>
          </table:table-cell>
          <table:table-cell table:formula="of:=[.S9]/[.S8]" office:value-type="float" office:value="1.03904155585848" calcext:value-type="float">
            <text:p>1.0390415559</text:p>
          </table:table-cell>
        </table:table-row>
        <table:table-row table:style-name="ro1">
          <table:table-cell office:value-type="string" calcext:value-type="string">
            <text:p>depth_REF_vs_l_rexi_n_erk_t1.0_dt000002_vs_dt056.25Errors12max.txt</text:p>
          </table:table-cell>
          <table:table-cell table:formula="of:=SEARCH(&quot;_vs_&quot;;[.A9];1)" office:value-type="float" office:value="10" calcext:value-type="float">
            <text:p>10</text:p>
          </table:table-cell>
          <table:table-cell table:formula="of:=SEARCH(&quot;_t1&quot;;[.A9];1)" office:value-type="float" office:value="26" calcext:value-type="float">
            <text:p>26</text:p>
          </table:table-cell>
          <table:table-cell table:formula="of:=MID([.A9];[.B9]+4;[.C9] - [.B9]-4)" office:value-type="string" office:string-value="l_rexi_n_erk" calcext:value-type="string">
            <text:p>l_rexi_n_erk</text:p>
          </table:table-cell>
          <table:table-cell table:formula="of:=SEARCH(&quot;_vs_dt&quot;;[.A9];1)" office:value-type="float" office:value="40" calcext:value-type="float">
            <text:p>40</text:p>
          </table:table-cell>
          <table:table-cell table:formula="of:=SEARCH(&quot;Errors&quot;;[.A9];1)" office:value-type="float" office:value="52" calcext:value-type="float">
            <text:p>52</text:p>
          </table:table-cell>
          <table:table-cell table:formula="of:=[.F9]-[.E9]-6" office:value-type="float" office:value="6" calcext:value-type="float">
            <text:p>6</text:p>
          </table:table-cell>
          <table:table-cell table:formula="of:=[.D9]" office:value-type="string" office:string-value="l_rexi_n_erk" calcext:value-type="string">
            <text:p>l_rexi_n_erk</text:p>
          </table:table-cell>
          <table:table-cell table:formula="of:=MID([.A9];[.E9]+6;[.G9])*1" office:value-type="float" office:value="56.25" calcext:value-type="float">
            <text:p>56.25</text:p>
          </table:table-cell>
          <table:table-cell table:style-name="ce1" office:value-type="float" office:value="0.0000350567867195428" calcext:value-type="float">
            <text:p>3.51E-05</text:p>
          </table:table-cell>
          <table:table-cell table:style-name="ce1" office:value-type="float" office:value="0.0000622149917013016" calcext:value-type="float">
            <text:p>6.22E-05</text:p>
          </table:table-cell>
          <table:table-cell office:value-type="float" office:value="0.000391089420872959" calcext:value-type="float">
            <text:p>0.0003910894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3.515625" calcext:value-type="float">
            <text:p>3.515625</text:p>
          </table:table-cell>
          <table:table-cell office:value-type="float" office:value="0.00000103376981390965" calcext:value-type="float">
            <text:p>1.03376981390965E-06</text:p>
          </table:table-cell>
          <table:table-cell office:value-type="float" office:value="0.00000278027162756881" calcext:value-type="float">
            <text:p>2.78027162756881E-06</text:p>
          </table:table-cell>
          <table:table-cell office:value-type="float" office:value="0.0000193372445664863" calcext:value-type="float">
            <text:p>1.93372445664863E-05</text:p>
          </table:table-cell>
          <table:table-cell table:formula="of:=[.S10]/[.S9]" office:value-type="float" office:value="1.15713675104283" calcext:value-type="float">
            <text:p>1.157136751</text:p>
          </table:table-cell>
        </table:table-row>
        <table:table-row table:style-name="ro1">
          <table:table-cell office:value-type="string" calcext:value-type="string">
            <text:p>depth_REF_vs_l_rexi_n_erk_t1.0_dt000002_vs_dt14.0625Errors12max.txt</text:p>
          </table:table-cell>
          <table:table-cell table:formula="of:=SEARCH(&quot;_vs_&quot;;[.A10];1)" office:value-type="float" office:value="10" calcext:value-type="float">
            <text:p>10</text:p>
          </table:table-cell>
          <table:table-cell table:formula="of:=SEARCH(&quot;_t1&quot;;[.A10];1)" office:value-type="float" office:value="26" calcext:value-type="float">
            <text:p>26</text:p>
          </table:table-cell>
          <table:table-cell table:formula="of:=MID([.A10];[.B10]+4;[.C10] - [.B10]-4)" office:value-type="string" office:string-value="l_rexi_n_erk" calcext:value-type="string">
            <text:p>l_rexi_n_erk</text:p>
          </table:table-cell>
          <table:table-cell table:formula="of:=SEARCH(&quot;_vs_dt&quot;;[.A10];1)" office:value-type="float" office:value="40" calcext:value-type="float">
            <text:p>40</text:p>
          </table:table-cell>
          <table:table-cell table:formula="of:=SEARCH(&quot;Errors&quot;;[.A10];1)" office:value-type="float" office:value="53" calcext:value-type="float">
            <text:p>53</text:p>
          </table:table-cell>
          <table:table-cell table:formula="of:=[.F10]-[.E10]-6" office:value-type="float" office:value="7" calcext:value-type="float">
            <text:p>7</text:p>
          </table:table-cell>
          <table:table-cell table:formula="of:=[.D10]" office:value-type="string" office:string-value="l_rexi_n_erk" calcext:value-type="string">
            <text:p>l_rexi_n_erk</text:p>
          </table:table-cell>
          <table:table-cell table:formula="of:=MID([.A10];[.E10]+6;[.G10])*1" office:value-type="float" office:value="14.0625" calcext:value-type="float">
            <text:p>14.0625</text:p>
          </table:table-cell>
          <table:table-cell table:style-name="ce1" office:value-type="float" office:value="0.00000276990351662456" calcext:value-type="float">
            <text:p>2.77E-06</text:p>
          </table:table-cell>
          <table:table-cell table:style-name="ce1" office:value-type="float" office:value="0.00000476394043921604" calcext:value-type="float">
            <text:p>4.76E-06</text:p>
          </table:table-cell>
          <table:table-cell table:style-name="ce1" office:value-type="float" office:value="0.000034940319665111" calcext:value-type="float">
            <text:p>3.49E-05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0.000001330722941662" calcext:value-type="float">
            <text:p>1.330722941662E-06</text:p>
          </table:table-cell>
          <table:table-cell office:value-type="float" office:value="0.0000029327341274451" calcext:value-type="float">
            <text:p>2.9327341274451E-06</text:p>
          </table:table-cell>
          <table:table-cell office:value-type="float" office:value="0.0000223758363517845" calcext:value-type="float">
            <text:p>2.23758363517845E-05</text:p>
          </table:table-cell>
          <table:table-cell table:formula="of:=[.S11]/[.S10]" office:value-type="float" office:value="1.56152016468982" calcext:value-type="float">
            <text:p>1.5615201647</text:p>
          </table:table-cell>
        </table:table-row>
        <table:table-row table:style-name="ro1">
          <table:table-cell office:value-type="string" calcext:value-type="string">
            <text:p>depth_REF_vs_l_rexi_n_erk_t1.0_dt000002_vs_dt1.7578125Errors12max.txt</text:p>
          </table:table-cell>
          <table:table-cell table:formula="of:=SEARCH(&quot;_vs_&quot;;[.A11];1)" office:value-type="float" office:value="10" calcext:value-type="float">
            <text:p>10</text:p>
          </table:table-cell>
          <table:table-cell table:formula="of:=SEARCH(&quot;_t1&quot;;[.A11];1)" office:value-type="float" office:value="26" calcext:value-type="float">
            <text:p>26</text:p>
          </table:table-cell>
          <table:table-cell table:formula="of:=MID([.A11];[.B11]+4;[.C11] - [.B11]-4)" office:value-type="string" office:string-value="l_rexi_n_erk" calcext:value-type="string">
            <text:p>l_rexi_n_erk</text:p>
          </table:table-cell>
          <table:table-cell table:formula="of:=SEARCH(&quot;_vs_dt&quot;;[.A11];1)" office:value-type="float" office:value="40" calcext:value-type="float">
            <text:p>40</text:p>
          </table:table-cell>
          <table:table-cell table:formula="of:=SEARCH(&quot;Errors&quot;;[.A11];1)" office:value-type="float" office:value="55" calcext:value-type="float">
            <text:p>55</text:p>
          </table:table-cell>
          <table:table-cell table:formula="of:=[.F11]-[.E11]-6" office:value-type="float" office:value="9" calcext:value-type="float">
            <text:p>9</text:p>
          </table:table-cell>
          <table:table-cell table:formula="of:=[.D11]" office:value-type="string" office:string-value="l_rexi_n_erk" calcext:value-type="string">
            <text:p>l_rexi_n_erk</text:p>
          </table:table-cell>
          <table:table-cell table:formula="of:=MID([.A11];[.E11]+6;[.G11])*1" office:value-type="float" office:value="1.7578125" calcext:value-type="float">
            <text:p>1.7578125</text:p>
          </table:table-cell>
          <table:table-cell table:style-name="ce1" office:value-type="float" office:value="0.000000980931721431945" calcext:value-type="float">
            <text:p>9.81E-07</text:p>
          </table:table-cell>
          <table:table-cell table:style-name="ce1" office:value-type="float" office:value="0.00000277077552260378" calcext:value-type="float">
            <text:p>2.77E-06</text:p>
          </table:table-cell>
          <table:table-cell table:style-name="ce1" office:value-type="float" office:value="0.0000186106556157029" calcext:value-type="float">
            <text:p>1.86E-05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0000276990351662456" calcext:value-type="float">
            <text:p>2.76990351662456E-06</text:p>
          </table:table-cell>
          <table:table-cell office:value-type="float" office:value="0.00000476394043921604" calcext:value-type="float">
            <text:p>4.76394043921604E-06</text:p>
          </table:table-cell>
          <table:table-cell office:value-type="float" office:value="0.000034940319665111" calcext:value-type="float">
            <text:p>3.4940319665111E-05</text:p>
          </table:table-cell>
          <table:table-cell table:formula="of:=[.S12]/[.S11]" office:value-type="float" office:value="2.79761095315741" calcext:value-type="float">
            <text:p>2.7976109532</text:p>
          </table:table-cell>
        </table:table-row>
        <table:table-row table:style-name="ro1">
          <table:table-cell office:value-type="string" calcext:value-type="string">
            <text:p>depth_REF_vs_l_rexi_n_erk_t1.0_dt000002_vs_dt28.125Errors12max.txt</text:p>
          </table:table-cell>
          <table:table-cell table:formula="of:=SEARCH(&quot;_vs_&quot;;[.A12];1)" office:value-type="float" office:value="10" calcext:value-type="float">
            <text:p>10</text:p>
          </table:table-cell>
          <table:table-cell table:formula="of:=SEARCH(&quot;_t1&quot;;[.A12];1)" office:value-type="float" office:value="26" calcext:value-type="float">
            <text:p>26</text:p>
          </table:table-cell>
          <table:table-cell table:formula="of:=MID([.A12];[.B12]+4;[.C12] - [.B12]-4)" office:value-type="string" office:string-value="l_rexi_n_erk" calcext:value-type="string">
            <text:p>l_rexi_n_erk</text:p>
          </table:table-cell>
          <table:table-cell table:formula="of:=SEARCH(&quot;_vs_dt&quot;;[.A12];1)" office:value-type="float" office:value="40" calcext:value-type="float">
            <text:p>40</text:p>
          </table:table-cell>
          <table:table-cell table:formula="of:=SEARCH(&quot;Errors&quot;;[.A12];1)" office:value-type="float" office:value="52" calcext:value-type="float">
            <text:p>52</text:p>
          </table:table-cell>
          <table:table-cell table:formula="of:=[.F12]-[.E12]-6" office:value-type="float" office:value="6" calcext:value-type="float">
            <text:p>6</text:p>
          </table:table-cell>
          <table:table-cell table:formula="of:=[.D12]" office:value-type="string" office:string-value="l_rexi_n_erk" calcext:value-type="string">
            <text:p>l_rexi_n_erk</text:p>
          </table:table-cell>
          <table:table-cell table:formula="of:=MID([.A12];[.E12]+6;[.G12])*1" office:value-type="float" office:value="28.125" calcext:value-type="float">
            <text:p>28.125</text:p>
          </table:table-cell>
          <table:table-cell table:style-name="ce1" office:value-type="float" office:value="0.00000908054030836418" calcext:value-type="float">
            <text:p>9.08E-06</text:p>
          </table:table-cell>
          <table:table-cell table:style-name="ce1" office:value-type="float" office:value="0.0000157754760136869" calcext:value-type="float">
            <text:p>1.58E-05</text:p>
          </table:table-cell>
          <table:table-cell table:style-name="ce1" office:value-type="float" office:value="0.0000977494210019358" calcext:value-type="float">
            <text:p>9.77E-05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00000908054030836418" calcext:value-type="float">
            <text:p>9.08054030836418E-06</text:p>
          </table:table-cell>
          <table:table-cell office:value-type="float" office:value="0.0000157754760136869" calcext:value-type="float">
            <text:p>1.57754760136869E-05</text:p>
          </table:table-cell>
          <table:table-cell office:value-type="float" office:value="0.0000977494210019358" calcext:value-type="float">
            <text:p>9.77494210019358E-05</text:p>
          </table:table-cell>
          <table:table-cell table:formula="of:=[.S13]/[.S12]" office:value-type="float" office:value="4.00093849011355" calcext:value-type="float">
            <text:p>4.0009384901</text:p>
          </table:table-cell>
        </table:table-row>
        <table:table-row table:style-name="ro1">
          <table:table-cell office:value-type="string" calcext:value-type="string">
            <text:p>depth_REF_vs_l_rexi_n_erk_t1.0_dt000002_vs_dt3.515625Errors12max.txt</text:p>
          </table:table-cell>
          <table:table-cell table:formula="of:=SEARCH(&quot;_vs_&quot;;[.A13];1)" office:value-type="float" office:value="10" calcext:value-type="float">
            <text:p>10</text:p>
          </table:table-cell>
          <table:table-cell table:formula="of:=SEARCH(&quot;_t1&quot;;[.A13];1)" office:value-type="float" office:value="26" calcext:value-type="float">
            <text:p>26</text:p>
          </table:table-cell>
          <table:table-cell table:formula="of:=MID([.A13];[.B13]+4;[.C13] - [.B13]-4)" office:value-type="string" office:string-value="l_rexi_n_erk" calcext:value-type="string">
            <text:p>l_rexi_n_erk</text:p>
          </table:table-cell>
          <table:table-cell table:formula="of:=SEARCH(&quot;_vs_dt&quot;;[.A13];1)" office:value-type="float" office:value="40" calcext:value-type="float">
            <text:p>40</text:p>
          </table:table-cell>
          <table:table-cell table:formula="of:=SEARCH(&quot;Errors&quot;;[.A13];1)" office:value-type="float" office:value="54" calcext:value-type="float">
            <text:p>54</text:p>
          </table:table-cell>
          <table:table-cell table:formula="of:=[.F13]-[.E13]-6" office:value-type="float" office:value="8" calcext:value-type="float">
            <text:p>8</text:p>
          </table:table-cell>
          <table:table-cell table:formula="of:=[.D13]" office:value-type="string" office:string-value="l_rexi_n_erk" calcext:value-type="string">
            <text:p>l_rexi_n_erk</text:p>
          </table:table-cell>
          <table:table-cell table:formula="of:=MID([.A13];[.E13]+6;[.G13])*1" office:value-type="float" office:value="3.515625" calcext:value-type="float">
            <text:p>3.515625</text:p>
          </table:table-cell>
          <table:table-cell table:style-name="ce1" office:value-type="float" office:value="0.00000103376981390965" calcext:value-type="float">
            <text:p>1.03E-06</text:p>
          </table:table-cell>
          <table:table-cell table:style-name="ce1" office:value-type="float" office:value="0.00000278027162756881" calcext:value-type="float">
            <text:p>2.78E-06</text:p>
          </table:table-cell>
          <table:table-cell table:style-name="ce1" office:value-type="float" office:value="0.0000193372445664863" calcext:value-type="float">
            <text:p>1.93E-05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56.25" calcext:value-type="float">
            <text:p>56.25</text:p>
          </table:table-cell>
          <table:table-cell office:value-type="float" office:value="0.0000350567867195428" calcext:value-type="float">
            <text:p>3.50567867195428E-05</text:p>
          </table:table-cell>
          <table:table-cell office:value-type="float" office:value="0.0000622149917013016" calcext:value-type="float">
            <text:p>0.000062215</text:p>
          </table:table-cell>
          <table:table-cell office:value-type="float" office:value="0.000391089420872959" calcext:value-type="float">
            <text:p>0.0003910894</text:p>
          </table:table-cell>
          <table:table-cell table:formula="of:=[.S14]/[.S13]" office:value-type="float" office:value="4.00110393515974" calcext:value-type="float">
            <text:p>4.0011039352</text:p>
          </table:table-cell>
        </table:table-row>
        <table:table-row table:style-name="ro1">
          <table:table-cell office:value-type="string" calcext:value-type="string">
            <text:p>depth_REF_vs_l_rexi_n_erk_t1.0_dt000002_vs_dt7.03125Errors12max.txt</text:p>
          </table:table-cell>
          <table:table-cell table:formula="of:=SEARCH(&quot;_vs_&quot;;[.A14];1)" office:value-type="float" office:value="10" calcext:value-type="float">
            <text:p>10</text:p>
          </table:table-cell>
          <table:table-cell table:formula="of:=SEARCH(&quot;_t1&quot;;[.A14];1)" office:value-type="float" office:value="26" calcext:value-type="float">
            <text:p>26</text:p>
          </table:table-cell>
          <table:table-cell table:formula="of:=MID([.A14];[.B14]+4;[.C14] - [.B14]-4)" office:value-type="string" office:string-value="l_rexi_n_erk" calcext:value-type="string">
            <text:p>l_rexi_n_erk</text:p>
          </table:table-cell>
          <table:table-cell table:formula="of:=SEARCH(&quot;_vs_dt&quot;;[.A14];1)" office:value-type="float" office:value="40" calcext:value-type="float">
            <text:p>40</text:p>
          </table:table-cell>
          <table:table-cell table:formula="of:=SEARCH(&quot;Errors&quot;;[.A14];1)" office:value-type="float" office:value="53" calcext:value-type="float">
            <text:p>53</text:p>
          </table:table-cell>
          <table:table-cell table:formula="of:=[.F14]-[.E14]-6" office:value-type="float" office:value="7" calcext:value-type="float">
            <text:p>7</text:p>
          </table:table-cell>
          <table:table-cell table:formula="of:=[.D14]" office:value-type="string" office:string-value="l_rexi_n_erk" calcext:value-type="string">
            <text:p>l_rexi_n_erk</text:p>
          </table:table-cell>
          <table:table-cell table:formula="of:=MID([.A14];[.E14]+6;[.G14])*1" office:value-type="float" office:value="7.03125" calcext:value-type="float">
            <text:p>7.03125</text:p>
          </table:table-cell>
          <table:table-cell table:style-name="ce1" office:value-type="float" office:value="0.000001330722941662" calcext:value-type="float">
            <text:p>1.33E-06</text:p>
          </table:table-cell>
          <table:table-cell table:style-name="ce1" office:value-type="float" office:value="0.0000029327341274451" calcext:value-type="float">
            <text:p>2.93E-06</text:p>
          </table:table-cell>
          <table:table-cell table:style-name="ce1" office:value-type="float" office:value="0.0000223758363517845" calcext:value-type="float">
            <text:p>2.24E-05</text:p>
          </table:table-cell>
          <table:table-cell table:number-columns-repeated="2"/>
          <table:table-cell office:value-type="string" calcext:value-type="string">
            <text:p>l_rexi_n_erk</text:p>
          </table:table-cell>
          <table:table-cell office:value-type="float" office:value="112.5" calcext:value-type="float">
            <text:p>112.5</text:p>
          </table:table-cell>
          <table:table-cell office:value-type="float" office:value="0.000139757158714543" calcext:value-type="float">
            <text:p>0.0001397572</text:p>
          </table:table-cell>
          <table:table-cell office:value-type="float" office:value="0.000248725479626538" calcext:value-type="float">
            <text:p>0.0002487255</text:p>
          </table:table-cell>
          <table:table-cell office:value-type="float" office:value="0.00156478942085414" calcext:value-type="float">
            <text:p>0.0015647894</text:p>
          </table:table-cell>
          <table:table-cell/>
        </table:table-row>
        <table:table-row table:style-name="ro1">
          <table:table-cell office:value-type="string" calcext:value-type="string">
            <text:p>depth_REF_vs_RK-FDC_t1.0_dt000002_vs_dt0022.5Errors12max.txt</text:p>
          </table:table-cell>
          <table:table-cell table:formula="of:=SEARCH(&quot;_vs_&quot;;[.A15];1)" office:value-type="float" office:value="10" calcext:value-type="float">
            <text:p>10</text:p>
          </table:table-cell>
          <table:table-cell table:formula="of:=SEARCH(&quot;_t1&quot;;[.A15];1)" office:value-type="float" office:value="20" calcext:value-type="float">
            <text:p>20</text:p>
          </table:table-cell>
          <table:table-cell table:formula="of:=MID([.A15];[.B15]+4;[.C15] - [.B15]-4)" office:value-type="string" office:string-value="RK-FDC" calcext:value-type="string">
            <text:p>RK-FDC</text:p>
          </table:table-cell>
          <table:table-cell table:formula="of:=SEARCH(&quot;_vs_dt&quot;;[.A15];1)" office:value-type="float" office:value="34" calcext:value-type="float">
            <text:p>34</text:p>
          </table:table-cell>
          <table:table-cell table:formula="of:=SEARCH(&quot;Errors&quot;;[.A15];1)" office:value-type="float" office:value="46" calcext:value-type="float">
            <text:p>46</text:p>
          </table:table-cell>
          <table:table-cell table:formula="of:=[.F15]-[.E15]-6" office:value-type="float" office:value="6" calcext:value-type="float">
            <text:p>6</text:p>
          </table:table-cell>
          <table:table-cell table:formula="of:=[.D15]" office:value-type="string" office:string-value="RK-FDC" calcext:value-type="string">
            <text:p>RK-FDC</text:p>
          </table:table-cell>
          <table:table-cell table:formula="of:=MID([.A15];[.E15]+6;[.G15])*1" office:value-type="float" office:value="22.5" calcext:value-type="float">
            <text:p>22.5</text:p>
          </table:table-cell>
          <table:table-cell office:value-type="float" office:value="0.0874137290775498" calcext:value-type="float">
            <text:p>0.0874137291</text:p>
          </table:table-cell>
          <table:table-cell office:value-type="float" office:value="0.121733457506889" calcext:value-type="float">
            <text:p>0.1217334575</text:p>
          </table:table-cell>
          <table:table-cell office:value-type="float" office:value="0.594942366612713" calcext:value-type="float">
            <text:p>0.59494236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0887831080141722" calcext:value-type="float">
            <text:p>0.088783108</text:p>
          </table:table-cell>
          <table:table-cell office:value-type="float" office:value="0.123582892632433" calcext:value-type="float">
            <text:p>0.1235828926</text:p>
          </table:table-cell>
          <table:table-cell office:value-type="float" office:value="0.605344466612792" calcext:value-type="float">
            <text:p>0.6053444666</text:p>
          </table:table-cell>
          <table:table-cell table:formula="of:=[.S16]/[.S15]" office:value-type="float" office:value="0.999797982790328" calcext:value-type="float">
            <text:p>0.9997979828</text:p>
          </table:table-cell>
        </table:table-row>
        <table:table-row table:style-name="ro1">
          <table:table-cell office:value-type="string" calcext:value-type="string">
            <text:p>depth_REF_vs_RK-FDC_t1.0_dt000002_vs_dt0045.0Errors12max.txt</text:p>
          </table:table-cell>
          <table:table-cell table:formula="of:=SEARCH(&quot;_vs_&quot;;[.A16];1)" office:value-type="float" office:value="10" calcext:value-type="float">
            <text:p>10</text:p>
          </table:table-cell>
          <table:table-cell table:formula="of:=SEARCH(&quot;_t1&quot;;[.A16];1)" office:value-type="float" office:value="20" calcext:value-type="float">
            <text:p>20</text:p>
          </table:table-cell>
          <table:table-cell table:formula="of:=MID([.A16];[.B16]+4;[.C16] - [.B16]-4)" office:value-type="string" office:string-value="RK-FDC" calcext:value-type="string">
            <text:p>RK-FDC</text:p>
          </table:table-cell>
          <table:table-cell table:formula="of:=SEARCH(&quot;_vs_dt&quot;;[.A16];1)" office:value-type="float" office:value="34" calcext:value-type="float">
            <text:p>34</text:p>
          </table:table-cell>
          <table:table-cell table:formula="of:=SEARCH(&quot;Errors&quot;;[.A16];1)" office:value-type="float" office:value="46" calcext:value-type="float">
            <text:p>46</text:p>
          </table:table-cell>
          <table:table-cell table:formula="of:=[.F16]-[.E16]-6" office:value-type="float" office:value="6" calcext:value-type="float">
            <text:p>6</text:p>
          </table:table-cell>
          <table:table-cell table:formula="of:=[.D16]" office:value-type="string" office:string-value="RK-FDC" calcext:value-type="string">
            <text:p>RK-FDC</text:p>
          </table:table-cell>
          <table:table-cell table:formula="of:=MID([.A16];[.E16]+6;[.G16])*1" office:value-type="float" office:value="45" calcext:value-type="float">
            <text:p>45</text:p>
          </table:table-cell>
          <table:table-cell office:value-type="float" office:value="0.0834830658115912" calcext:value-type="float">
            <text:p>0.0834830658</text:p>
          </table:table-cell>
          <table:table-cell office:value-type="float" office:value="0.116459276094375" calcext:value-type="float">
            <text:p>0.1164592761</text:p>
          </table:table-cell>
          <table:table-cell office:value-type="float" office:value="0.563589736612812" calcext:value-type="float">
            <text:p>0.56358973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0887668326769457" calcext:value-type="float">
            <text:p>0.0887668327</text:p>
          </table:table-cell>
          <table:table-cell office:value-type="float" office:value="0.123560855676363" calcext:value-type="float">
            <text:p>0.1235608557</text:p>
          </table:table-cell>
          <table:table-cell office:value-type="float" office:value="0.605222176612756" calcext:value-type="float">
            <text:p>0.6052221766</text:p>
          </table:table-cell>
          <table:table-cell table:formula="of:=[.S17]/[.S16]" office:value-type="float" office:value="0.999191668747664" calcext:value-type="float">
            <text:p>0.9991916687</text:p>
          </table:table-cell>
        </table:table-row>
        <table:table-row table:style-name="ro1">
          <table:table-cell office:value-type="string" calcext:value-type="string">
            <text:p>depth_REF_vs_RK-FDC_t1.0_dt000002_vs_dt011.25Errors12max.txt</text:p>
          </table:table-cell>
          <table:table-cell table:formula="of:=SEARCH(&quot;_vs_&quot;;[.A17];1)" office:value-type="float" office:value="10" calcext:value-type="float">
            <text:p>10</text:p>
          </table:table-cell>
          <table:table-cell table:formula="of:=SEARCH(&quot;_t1&quot;;[.A17];1)" office:value-type="float" office:value="20" calcext:value-type="float">
            <text:p>20</text:p>
          </table:table-cell>
          <table:table-cell table:formula="of:=MID([.A17];[.B17]+4;[.C17] - [.B17]-4)" office:value-type="string" office:string-value="RK-FDC" calcext:value-type="string">
            <text:p>RK-FDC</text:p>
          </table:table-cell>
          <table:table-cell table:formula="of:=SEARCH(&quot;_vs_dt&quot;;[.A17];1)" office:value-type="float" office:value="34" calcext:value-type="float">
            <text:p>34</text:p>
          </table:table-cell>
          <table:table-cell table:formula="of:=SEARCH(&quot;Errors&quot;;[.A17];1)" office:value-type="float" office:value="46" calcext:value-type="float">
            <text:p>46</text:p>
          </table:table-cell>
          <table:table-cell table:formula="of:=[.F17]-[.E17]-6" office:value-type="float" office:value="6" calcext:value-type="float">
            <text:p>6</text:p>
          </table:table-cell>
          <table:table-cell table:formula="of:=[.D17]" office:value-type="string" office:string-value="RK-FDC" calcext:value-type="string">
            <text:p>RK-FDC</text:p>
          </table:table-cell>
          <table:table-cell table:formula="of:=MID([.A17];[.E17]+6;[.G17])*1" office:value-type="float" office:value="11.25" calcext:value-type="float">
            <text:p>11.25</text:p>
          </table:table-cell>
          <table:table-cell office:value-type="float" office:value="0.0884421311769075" calcext:value-type="float">
            <text:p>0.0884421312</text:p>
          </table:table-cell>
          <table:table-cell office:value-type="float" office:value="0.123121559700453" calcext:value-type="float">
            <text:p>0.1231215597</text:p>
          </table:table-cell>
          <table:table-cell office:value-type="float" office:value="0.602775536612739" calcext:value-type="float">
            <text:p>0.60277553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5.625" calcext:value-type="float">
            <text:p>5.625</text:p>
          </table:table-cell>
          <table:table-cell office:value-type="float" office:value="0.0887017665191165" calcext:value-type="float">
            <text:p>0.0887017665</text:p>
          </table:table-cell>
          <table:table-cell office:value-type="float" office:value="0.123472780639013" calcext:value-type="float">
            <text:p>0.1234727806</text:p>
          </table:table-cell>
          <table:table-cell office:value-type="float" office:value="0.604732956612793" calcext:value-type="float">
            <text:p>0.6047329566</text:p>
          </table:table-cell>
          <table:table-cell table:formula="of:=[.S18]/[.S17]" office:value-type="float" office:value="0.996763166322178" calcext:value-type="float">
            <text:p>0.9967631663</text:p>
          </table:table-cell>
        </table:table-row>
        <table:table-row table:style-name="ro1">
          <table:table-cell office:value-type="string" calcext:value-type="string">
            <text:p>depth_REF_vs_RK-FDC_t1.0_dt000002_vs_dt05.625Errors12max.txt</text:p>
          </table:table-cell>
          <table:table-cell table:formula="of:=SEARCH(&quot;_vs_&quot;;[.A18];1)" office:value-type="float" office:value="10" calcext:value-type="float">
            <text:p>10</text:p>
          </table:table-cell>
          <table:table-cell table:formula="of:=SEARCH(&quot;_t1&quot;;[.A18];1)" office:value-type="float" office:value="20" calcext:value-type="float">
            <text:p>20</text:p>
          </table:table-cell>
          <table:table-cell table:formula="of:=MID([.A18];[.B18]+4;[.C18] - [.B18]-4)" office:value-type="string" office:string-value="RK-FDC" calcext:value-type="string">
            <text:p>RK-FDC</text:p>
          </table:table-cell>
          <table:table-cell table:formula="of:=SEARCH(&quot;_vs_dt&quot;;[.A18];1)" office:value-type="float" office:value="34" calcext:value-type="float">
            <text:p>34</text:p>
          </table:table-cell>
          <table:table-cell table:formula="of:=SEARCH(&quot;Errors&quot;;[.A18];1)" office:value-type="float" office:value="46" calcext:value-type="float">
            <text:p>46</text:p>
          </table:table-cell>
          <table:table-cell table:formula="of:=[.F18]-[.E18]-6" office:value-type="float" office:value="6" calcext:value-type="float">
            <text:p>6</text:p>
          </table:table-cell>
          <table:table-cell table:formula="of:=[.D18]" office:value-type="string" office:string-value="RK-FDC" calcext:value-type="string">
            <text:p>RK-FDC</text:p>
          </table:table-cell>
          <table:table-cell table:formula="of:=MID([.A18];[.E18]+6;[.G18])*1" office:value-type="float" office:value="5.625" calcext:value-type="float">
            <text:p>5.625</text:p>
          </table:table-cell>
          <table:table-cell office:value-type="float" office:value="0.0887017665191165" calcext:value-type="float">
            <text:p>0.0887017665</text:p>
          </table:table-cell>
          <table:table-cell office:value-type="float" office:value="0.123472780639013" calcext:value-type="float">
            <text:p>0.1234727806</text:p>
          </table:table-cell>
          <table:table-cell office:value-type="float" office:value="0.604732956612793" calcext:value-type="float">
            <text:p>0.60473295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11.25" calcext:value-type="float">
            <text:p>11.25</text:p>
          </table:table-cell>
          <table:table-cell office:value-type="float" office:value="0.0884421311769075" calcext:value-type="float">
            <text:p>0.0884421312</text:p>
          </table:table-cell>
          <table:table-cell office:value-type="float" office:value="0.123121559700453" calcext:value-type="float">
            <text:p>0.1231215597</text:p>
          </table:table-cell>
          <table:table-cell office:value-type="float" office:value="0.602775536612739" calcext:value-type="float">
            <text:p>0.6027755366</text:p>
          </table:table-cell>
          <table:table-cell table:formula="of:=[.S19]/[.S18]" office:value-type="float" office:value="0.987004830945787" calcext:value-type="float">
            <text:p>0.9870048309</text:p>
          </table:table-cell>
        </table:table-row>
        <table:table-row table:style-name="ro1">
          <table:table-cell office:value-type="string" calcext:value-type="string">
            <text:p>depth_REF_vs_RK-FDC_t1.0_dt000002_vs_dt1.40625Errors12max.txt</text:p>
          </table:table-cell>
          <table:table-cell table:formula="of:=SEARCH(&quot;_vs_&quot;;[.A19];1)" office:value-type="float" office:value="10" calcext:value-type="float">
            <text:p>10</text:p>
          </table:table-cell>
          <table:table-cell table:formula="of:=SEARCH(&quot;_t1&quot;;[.A19];1)" office:value-type="float" office:value="20" calcext:value-type="float">
            <text:p>20</text:p>
          </table:table-cell>
          <table:table-cell table:formula="of:=MID([.A19];[.B19]+4;[.C19] - [.B19]-4)" office:value-type="string" office:string-value="RK-FDC" calcext:value-type="string">
            <text:p>RK-FDC</text:p>
          </table:table-cell>
          <table:table-cell table:formula="of:=SEARCH(&quot;_vs_dt&quot;;[.A19];1)" office:value-type="float" office:value="34" calcext:value-type="float">
            <text:p>34</text:p>
          </table:table-cell>
          <table:table-cell table:formula="of:=SEARCH(&quot;Errors&quot;;[.A19];1)" office:value-type="float" office:value="47" calcext:value-type="float">
            <text:p>47</text:p>
          </table:table-cell>
          <table:table-cell table:formula="of:=[.F19]-[.E19]-6" office:value-type="float" office:value="7" calcext:value-type="float">
            <text:p>7</text:p>
          </table:table-cell>
          <table:table-cell table:formula="of:=[.D19]" office:value-type="string" office:string-value="RK-FDC" calcext:value-type="string">
            <text:p>RK-FDC</text:p>
          </table:table-cell>
          <table:table-cell table:formula="of:=MID([.A19];[.E19]+6;[.G19])*1" office:value-type="float" office:value="1.40625" calcext:value-type="float">
            <text:p>1.40625</text:p>
          </table:table-cell>
          <table:table-cell office:value-type="float" office:value="0.0887831080141722" calcext:value-type="float">
            <text:p>0.088783108</text:p>
          </table:table-cell>
          <table:table-cell office:value-type="float" office:value="0.123582892632433" calcext:value-type="float">
            <text:p>0.1235828926</text:p>
          </table:table-cell>
          <table:table-cell office:value-type="float" office:value="0.605344466612792" calcext:value-type="float">
            <text:p>0.60534446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22.5" calcext:value-type="float">
            <text:p>22.5</text:p>
          </table:table-cell>
          <table:table-cell office:value-type="float" office:value="0.0874137290775498" calcext:value-type="float">
            <text:p>0.0874137291</text:p>
          </table:table-cell>
          <table:table-cell office:value-type="float" office:value="0.121733457506889" calcext:value-type="float">
            <text:p>0.1217334575</text:p>
          </table:table-cell>
          <table:table-cell office:value-type="float" office:value="0.594942366612713" calcext:value-type="float">
            <text:p>0.5949423666</text:p>
          </table:table-cell>
          <table:table-cell table:formula="of:=[.S20]/[.S19]" office:value-type="float" office:value="0.947301399665977" calcext:value-type="float">
            <text:p>0.9473013997</text:p>
          </table:table-cell>
        </table:table-row>
        <table:table-row table:style-name="ro1">
          <table:table-cell office:value-type="string" calcext:value-type="string">
            <text:p>depth_REF_vs_RK-FDC_t1.0_dt000002_vs_dt2.8125Errors12max.txt</text:p>
          </table:table-cell>
          <table:table-cell table:formula="of:=SEARCH(&quot;_vs_&quot;;[.A20];1)" office:value-type="float" office:value="10" calcext:value-type="float">
            <text:p>10</text:p>
          </table:table-cell>
          <table:table-cell table:formula="of:=SEARCH(&quot;_t1&quot;;[.A20];1)" office:value-type="float" office:value="20" calcext:value-type="float">
            <text:p>20</text:p>
          </table:table-cell>
          <table:table-cell table:formula="of:=MID([.A20];[.B20]+4;[.C20] - [.B20]-4)" office:value-type="string" office:string-value="RK-FDC" calcext:value-type="string">
            <text:p>RK-FDC</text:p>
          </table:table-cell>
          <table:table-cell table:formula="of:=SEARCH(&quot;_vs_dt&quot;;[.A20];1)" office:value-type="float" office:value="34" calcext:value-type="float">
            <text:p>34</text:p>
          </table:table-cell>
          <table:table-cell table:formula="of:=SEARCH(&quot;Errors&quot;;[.A20];1)" office:value-type="float" office:value="46" calcext:value-type="float">
            <text:p>46</text:p>
          </table:table-cell>
          <table:table-cell table:formula="of:=[.F20]-[.E20]-6" office:value-type="float" office:value="6" calcext:value-type="float">
            <text:p>6</text:p>
          </table:table-cell>
          <table:table-cell table:formula="of:=[.D20]" office:value-type="string" office:string-value="RK-FDC" calcext:value-type="string">
            <text:p>RK-FDC</text:p>
          </table:table-cell>
          <table:table-cell table:formula="of:=MID([.A20];[.E20]+6;[.G20])*1" office:value-type="float" office:value="2.8125" calcext:value-type="float">
            <text:p>2.8125</text:p>
          </table:table-cell>
          <table:table-cell office:value-type="float" office:value="0.0887668326769457" calcext:value-type="float">
            <text:p>0.0887668327</text:p>
          </table:table-cell>
          <table:table-cell office:value-type="float" office:value="0.123560855676363" calcext:value-type="float">
            <text:p>0.1235608557</text:p>
          </table:table-cell>
          <table:table-cell office:value-type="float" office:value="0.605222176612756" calcext:value-type="float">
            <text:p>0.6052221766</text:p>
          </table:table-cell>
          <table:table-cell table:number-columns-repeated="2"/>
          <table:table-cell office:value-type="string" calcext:value-type="string">
            <text:p>RK-FDC</text:p>
          </table:table-cell>
          <table:table-cell office:value-type="float" office:value="45" calcext:value-type="float">
            <text:p>45</text:p>
          </table:table-cell>
          <table:table-cell office:value-type="float" office:value="0.0834830658115912" calcext:value-type="float">
            <text:p>0.0834830658</text:p>
          </table:table-cell>
          <table:table-cell office:value-type="float" office:value="0.116459276094375" calcext:value-type="float">
            <text:p>0.1164592761</text:p>
          </table:table-cell>
          <table:table-cell office:value-type="float" office:value="0.563589736612812" calcext:value-type="float">
            <text:p>0.5635897366</text:p>
          </table:table-cell>
          <table:table-cell/>
        </table:table-row>
        <table:table-row table:style-name="ro1">
          <table:table-cell office:value-type="string" calcext:value-type="string">
            <text:p>depth_REF_vs_SL-ETD2RK_t1.0_dt000002_vs_dt0112.5Errors12max.txt</text:p>
          </table:table-cell>
          <table:table-cell table:formula="of:=SEARCH(&quot;_vs_&quot;;[.A21];1)" office:value-type="float" office:value="10" calcext:value-type="float">
            <text:p>10</text:p>
          </table:table-cell>
          <table:table-cell table:formula="of:=SEARCH(&quot;_t1&quot;;[.A21];1)" office:value-type="float" office:value="23" calcext:value-type="float">
            <text:p>23</text:p>
          </table:table-cell>
          <table:table-cell table:formula="of:=MID([.A21];[.B21]+4;[.C21] - [.B21]-4)" office:value-type="string" office:string-value="SL-ETD2RK" calcext:value-type="string">
            <text:p>SL-ETD2RK</text:p>
          </table:table-cell>
          <table:table-cell table:formula="of:=SEARCH(&quot;_vs_dt&quot;;[.A21];1)" office:value-type="float" office:value="37" calcext:value-type="float">
            <text:p>37</text:p>
          </table:table-cell>
          <table:table-cell table:formula="of:=SEARCH(&quot;Errors&quot;;[.A21];1)" office:value-type="float" office:value="49" calcext:value-type="float">
            <text:p>49</text:p>
          </table:table-cell>
          <table:table-cell table:formula="of:=[.F21]-[.E21]-6" office:value-type="float" office:value="6" calcext:value-type="float">
            <text:p>6</text:p>
          </table:table-cell>
          <table:table-cell table:formula="of:=[.D21]" office:value-type="string" office:string-value="SL-ETD2RK" calcext:value-type="string">
            <text:p>SL-ETD2RK</text:p>
          </table:table-cell>
          <table:table-cell table:formula="of:=MID([.A21];[.E21]+6;[.G21])*1" office:value-type="float" office:value="112.5" calcext:value-type="float">
            <text:p>112.5</text:p>
          </table:table-cell>
          <table:table-cell office:value-type="float" office:value="0.00482550206007228" calcext:value-type="float">
            <text:p>0.0048255021</text:p>
          </table:table-cell>
          <table:table-cell office:value-type="float" office:value="0.00824838221202259" calcext:value-type="float">
            <text:p>0.0082483822</text:p>
          </table:table-cell>
          <table:table-cell office:value-type="float" office:value="0.0938199623250284" calcext:value-type="float">
            <text:p>0.0938199623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0185163939937845" calcext:value-type="float">
            <text:p>0.0018516394</text:p>
          </table:table-cell>
          <table:table-cell office:value-type="float" office:value="0.00475471727431536" calcext:value-type="float">
            <text:p>0.0047547173</text:p>
          </table:table-cell>
          <table:table-cell office:value-type="float" office:value="0.0711423188990921" calcext:value-type="float">
            <text:p>0.0711423189</text:p>
          </table:table-cell>
          <table:table-cell table:formula="of:=[.S22]/[.S21]" office:value-type="float" office:value="1.03380811923523" calcext:value-type="float">
            <text:p>1.0338081192</text:p>
          </table:table-cell>
        </table:table-row>
        <table:table-row table:style-name="ro1">
          <table:table-cell office:value-type="string" calcext:value-type="string">
            <text:p>depth_REF_vs_SL-ETD2RK_t1.0_dt000002_vs_dt0225.0Errors12max.txt</text:p>
          </table:table-cell>
          <table:table-cell table:formula="of:=SEARCH(&quot;_vs_&quot;;[.A22];1)" office:value-type="float" office:value="10" calcext:value-type="float">
            <text:p>10</text:p>
          </table:table-cell>
          <table:table-cell table:formula="of:=SEARCH(&quot;_t1&quot;;[.A22];1)" office:value-type="float" office:value="23" calcext:value-type="float">
            <text:p>23</text:p>
          </table:table-cell>
          <table:table-cell table:formula="of:=MID([.A22];[.B22]+4;[.C22] - [.B22]-4)" office:value-type="string" office:string-value="SL-ETD2RK" calcext:value-type="string">
            <text:p>SL-ETD2RK</text:p>
          </table:table-cell>
          <table:table-cell table:formula="of:=SEARCH(&quot;_vs_dt&quot;;[.A22];1)" office:value-type="float" office:value="37" calcext:value-type="float">
            <text:p>37</text:p>
          </table:table-cell>
          <table:table-cell table:formula="of:=SEARCH(&quot;Errors&quot;;[.A22];1)" office:value-type="float" office:value="49" calcext:value-type="float">
            <text:p>49</text:p>
          </table:table-cell>
          <table:table-cell table:formula="of:=[.F22]-[.E22]-6" office:value-type="float" office:value="6" calcext:value-type="float">
            <text:p>6</text:p>
          </table:table-cell>
          <table:table-cell table:formula="of:=[.D22]" office:value-type="string" office:string-value="SL-ETD2RK" calcext:value-type="string">
            <text:p>SL-ETD2RK</text:p>
          </table:table-cell>
          <table:table-cell table:formula="of:=MID([.A22];[.E22]+6;[.G22])*1" office:value-type="float" office:value="225" calcext:value-type="float">
            <text:p>225</text:p>
          </table:table-cell>
          <table:table-cell office:value-type="float" office:value="0.0167107288379559" calcext:value-type="float">
            <text:p>0.0167107288</text:p>
          </table:table-cell>
          <table:table-cell office:value-type="float" office:value="0.0290687568285356" calcext:value-type="float">
            <text:p>0.0290687568</text:p>
          </table:table-cell>
          <table:table-cell office:value-type="float" office:value="0.296627500570821" calcext:value-type="float">
            <text:p>0.2966275006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00196884377996481" calcext:value-type="float">
            <text:p>0.0019688438</text:p>
          </table:table-cell>
          <table:table-cell office:value-type="float" office:value="0.00473766350949719" calcext:value-type="float">
            <text:p>0.0047376635</text:p>
          </table:table-cell>
          <table:table-cell office:value-type="float" office:value="0.0735475068991036" calcext:value-type="float">
            <text:p>0.0735475069</text:p>
          </table:table-cell>
          <table:table-cell table:formula="of:=[.S23]/[.S22]" office:value-type="float" office:value="1.07572407597203" calcext:value-type="float">
            <text:p>1.075724076</text:p>
          </table:table-cell>
        </table:table-row>
        <table:table-row table:style-name="ro1">
          <table:table-cell office:value-type="string" calcext:value-type="string">
            <text:p>depth_REF_vs_SL-ETD2RK_t1.0_dt000002_vs_dt0450.0Errors12max.txt</text:p>
          </table:table-cell>
          <table:table-cell table:formula="of:=SEARCH(&quot;_vs_&quot;;[.A23];1)" office:value-type="float" office:value="10" calcext:value-type="float">
            <text:p>10</text:p>
          </table:table-cell>
          <table:table-cell table:formula="of:=SEARCH(&quot;_t1&quot;;[.A23];1)" office:value-type="float" office:value="23" calcext:value-type="float">
            <text:p>23</text:p>
          </table:table-cell>
          <table:table-cell table:formula="of:=MID([.A23];[.B23]+4;[.C23] - [.B23]-4)" office:value-type="string" office:string-value="SL-ETD2RK" calcext:value-type="string">
            <text:p>SL-ETD2RK</text:p>
          </table:table-cell>
          <table:table-cell table:formula="of:=SEARCH(&quot;_vs_dt&quot;;[.A23];1)" office:value-type="float" office:value="37" calcext:value-type="float">
            <text:p>37</text:p>
          </table:table-cell>
          <table:table-cell table:formula="of:=SEARCH(&quot;Errors&quot;;[.A23];1)" office:value-type="float" office:value="49" calcext:value-type="float">
            <text:p>49</text:p>
          </table:table-cell>
          <table:table-cell table:formula="of:=[.F23]-[.E23]-6" office:value-type="float" office:value="6" calcext:value-type="float">
            <text:p>6</text:p>
          </table:table-cell>
          <table:table-cell table:formula="of:=[.D23]" office:value-type="string" office:string-value="SL-ETD2RK" calcext:value-type="string">
            <text:p>SL-ETD2RK</text:p>
          </table:table-cell>
          <table:table-cell table:formula="of:=MID([.A23];[.E23]+6;[.G23])*1" office:value-type="float" office:value="450" calcext:value-type="float">
            <text:p>450</text:p>
          </table:table-cell>
          <table:table-cell office:value-type="float" office:value="0.0256342475730334" calcext:value-type="float">
            <text:p>0.0256342476</text:p>
          </table:table-cell>
          <table:table-cell office:value-type="float" office:value="0.0451042300513451" calcext:value-type="float">
            <text:p>0.0451042301</text:p>
          </table:table-cell>
          <table:table-cell office:value-type="float" office:value="0.360051898259144" calcext:value-type="float">
            <text:p>0.3600518983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56.25" calcext:value-type="float">
            <text:p>56.25</text:p>
          </table:table-cell>
          <table:table-cell office:value-type="float" office:value="0.00263367986751867" calcext:value-type="float">
            <text:p>0.0026336799</text:p>
          </table:table-cell>
          <table:table-cell office:value-type="float" office:value="0.00531226767323797" calcext:value-type="float">
            <text:p>0.0053122677</text:p>
          </table:table-cell>
          <table:table-cell office:value-type="float" office:value="0.0791168238990849" calcext:value-type="float">
            <text:p>0.0791168239</text:p>
          </table:table-cell>
          <table:table-cell table:formula="of:=[.S24]/[.S23]" office:value-type="float" office:value="1.18584085787743" calcext:value-type="float">
            <text:p>1.1858408579</text:p>
          </table:table-cell>
        </table:table-row>
        <table:table-row table:style-name="ro1">
          <table:table-cell office:value-type="string" calcext:value-type="string">
            <text:p>depth_REF_vs_SL-ETD2RK_t1.0_dt000002_vs_dt056.25Errors12max.txt</text:p>
          </table:table-cell>
          <table:table-cell table:formula="of:=SEARCH(&quot;_vs_&quot;;[.A24];1)" office:value-type="float" office:value="10" calcext:value-type="float">
            <text:p>10</text:p>
          </table:table-cell>
          <table:table-cell table:formula="of:=SEARCH(&quot;_t1&quot;;[.A24];1)" office:value-type="float" office:value="23" calcext:value-type="float">
            <text:p>23</text:p>
          </table:table-cell>
          <table:table-cell table:formula="of:=MID([.A24];[.B24]+4;[.C24] - [.B24]-4)" office:value-type="string" office:string-value="SL-ETD2RK" calcext:value-type="string">
            <text:p>SL-ETD2RK</text:p>
          </table:table-cell>
          <table:table-cell table:formula="of:=SEARCH(&quot;_vs_dt&quot;;[.A24];1)" office:value-type="float" office:value="37" calcext:value-type="float">
            <text:p>37</text:p>
          </table:table-cell>
          <table:table-cell table:formula="of:=SEARCH(&quot;Errors&quot;;[.A24];1)" office:value-type="float" office:value="49" calcext:value-type="float">
            <text:p>49</text:p>
          </table:table-cell>
          <table:table-cell table:formula="of:=[.F24]-[.E24]-6" office:value-type="float" office:value="6" calcext:value-type="float">
            <text:p>6</text:p>
          </table:table-cell>
          <table:table-cell table:formula="of:=[.D24]" office:value-type="string" office:string-value="SL-ETD2RK" calcext:value-type="string">
            <text:p>SL-ETD2RK</text:p>
          </table:table-cell>
          <table:table-cell table:formula="of:=MID([.A24];[.E24]+6;[.G24])*1" office:value-type="float" office:value="56.25" calcext:value-type="float">
            <text:p>56.25</text:p>
          </table:table-cell>
          <table:table-cell office:value-type="float" office:value="0.00263367986751867" calcext:value-type="float">
            <text:p>0.0026336799</text:p>
          </table:table-cell>
          <table:table-cell office:value-type="float" office:value="0.00531226767323797" calcext:value-type="float">
            <text:p>0.0053122677</text:p>
          </table:table-cell>
          <table:table-cell office:value-type="float" office:value="0.0791168238990849" calcext:value-type="float">
            <text:p>0.0791168239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112.5" calcext:value-type="float">
            <text:p>112.5</text:p>
          </table:table-cell>
          <table:table-cell office:value-type="float" office:value="0.00482550206007228" calcext:value-type="float">
            <text:p>0.0048255021</text:p>
          </table:table-cell>
          <table:table-cell office:value-type="float" office:value="0.00824838221202259" calcext:value-type="float">
            <text:p>0.0082483822</text:p>
          </table:table-cell>
          <table:table-cell office:value-type="float" office:value="0.0938199623250284" calcext:value-type="float">
            <text:p>0.0938199623</text:p>
          </table:table-cell>
          <table:table-cell table:formula="of:=[.S25]/[.S24]" office:value-type="float" office:value="3.16166723179007" calcext:value-type="float">
            <text:p>3.1616672318</text:p>
          </table:table-cell>
        </table:table-row>
        <table:table-row table:style-name="ro1">
          <table:table-cell office:value-type="string" calcext:value-type="string">
            <text:p>depth_REF_vs_SL-ETD2RK_t1.0_dt000002_vs_dt0900.0Errors12max.txt</text:p>
          </table:table-cell>
          <table:table-cell table:formula="of:=SEARCH(&quot;_vs_&quot;;[.A25];1)" office:value-type="float" office:value="10" calcext:value-type="float">
            <text:p>10</text:p>
          </table:table-cell>
          <table:table-cell table:formula="of:=SEARCH(&quot;_t1&quot;;[.A25];1)" office:value-type="float" office:value="23" calcext:value-type="float">
            <text:p>23</text:p>
          </table:table-cell>
          <table:table-cell table:formula="of:=MID([.A25];[.B25]+4;[.C25] - [.B25]-4)" office:value-type="string" office:string-value="SL-ETD2RK" calcext:value-type="string">
            <text:p>SL-ETD2RK</text:p>
          </table:table-cell>
          <table:table-cell table:formula="of:=SEARCH(&quot;_vs_dt&quot;;[.A25];1)" office:value-type="float" office:value="37" calcext:value-type="float">
            <text:p>37</text:p>
          </table:table-cell>
          <table:table-cell table:formula="of:=SEARCH(&quot;Errors&quot;;[.A25];1)" office:value-type="float" office:value="49" calcext:value-type="float">
            <text:p>49</text:p>
          </table:table-cell>
          <table:table-cell table:formula="of:=[.F25]-[.E25]-6" office:value-type="float" office:value="6" calcext:value-type="float">
            <text:p>6</text:p>
          </table:table-cell>
          <table:table-cell table:formula="of:=[.D25]" office:value-type="string" office:string-value="SL-ETD2RK" calcext:value-type="string">
            <text:p>SL-ETD2RK</text:p>
          </table:table-cell>
          <table:table-cell table:formula="of:=MID([.A25];[.E25]+6;[.G25])*1" office:value-type="float" office:value="900" calcext:value-type="float">
            <text:p>900</text:p>
          </table:table-cell>
          <table:table-cell office:value-type="float" office:value="0.0761443207312711" calcext:value-type="float">
            <text:p>0.0761443207</text:p>
          </table:table-cell>
          <table:table-cell office:value-type="float" office:value="0.137567510901218" calcext:value-type="float">
            <text:p>0.1375675109</text:p>
          </table:table-cell>
          <table:table-cell office:value-type="float" office:value="0.977169066063652" calcext:value-type="float">
            <text:p>0.9771690661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225" calcext:value-type="float">
            <text:p>225</text:p>
          </table:table-cell>
          <table:table-cell office:value-type="float" office:value="0.0167107288379559" calcext:value-type="float">
            <text:p>0.0167107288</text:p>
          </table:table-cell>
          <table:table-cell office:value-type="float" office:value="0.0290687568285356" calcext:value-type="float">
            <text:p>0.0290687568</text:p>
          </table:table-cell>
          <table:table-cell office:value-type="float" office:value="0.296627500570821" calcext:value-type="float">
            <text:p>0.2966275006</text:p>
          </table:table-cell>
          <table:table-cell table:formula="of:=[.S26]/[.S25]" office:value-type="float" office:value="1.21381833298083" calcext:value-type="float">
            <text:p>1.213818333</text:p>
          </table:table-cell>
        </table:table-row>
        <table:table-row table:style-name="ro1">
          <table:table-cell office:value-type="string" calcext:value-type="string">
            <text:p>depth_REF_vs_SL-ETD2RK_t1.0_dt000002_vs_dt14.0625Errors12max.txt</text:p>
          </table:table-cell>
          <table:table-cell table:formula="of:=SEARCH(&quot;_vs_&quot;;[.A26];1)" office:value-type="float" office:value="10" calcext:value-type="float">
            <text:p>10</text:p>
          </table:table-cell>
          <table:table-cell table:formula="of:=SEARCH(&quot;_t1&quot;;[.A26];1)" office:value-type="float" office:value="23" calcext:value-type="float">
            <text:p>23</text:p>
          </table:table-cell>
          <table:table-cell table:formula="of:=MID([.A26];[.B26]+4;[.C26] - [.B26]-4)" office:value-type="string" office:string-value="SL-ETD2RK" calcext:value-type="string">
            <text:p>SL-ETD2RK</text:p>
          </table:table-cell>
          <table:table-cell table:formula="of:=SEARCH(&quot;_vs_dt&quot;;[.A26];1)" office:value-type="float" office:value="37" calcext:value-type="float">
            <text:p>37</text:p>
          </table:table-cell>
          <table:table-cell table:formula="of:=SEARCH(&quot;Errors&quot;;[.A26];1)" office:value-type="float" office:value="50" calcext:value-type="float">
            <text:p>50</text:p>
          </table:table-cell>
          <table:table-cell table:formula="of:=[.F26]-[.E26]-6" office:value-type="float" office:value="7" calcext:value-type="float">
            <text:p>7</text:p>
          </table:table-cell>
          <table:table-cell table:formula="of:=[.D26]" office:value-type="string" office:string-value="SL-ETD2RK" calcext:value-type="string">
            <text:p>SL-ETD2RK</text:p>
          </table:table-cell>
          <table:table-cell table:formula="of:=MID([.A26];[.E26]+6;[.G26])*1" office:value-type="float" office:value="14.0625" calcext:value-type="float">
            <text:p>14.0625</text:p>
          </table:table-cell>
          <table:table-cell office:value-type="float" office:value="0.00185163939937845" calcext:value-type="float">
            <text:p>0.0018516394</text:p>
          </table:table-cell>
          <table:table-cell office:value-type="float" office:value="0.00475471727431536" calcext:value-type="float">
            <text:p>0.0047547173</text:p>
          </table:table-cell>
          <table:table-cell office:value-type="float" office:value="0.0711423188990921" calcext:value-type="float">
            <text:p>0.0711423189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450" calcext:value-type="float">
            <text:p>450</text:p>
          </table:table-cell>
          <table:table-cell office:value-type="float" office:value="0.0256342475730334" calcext:value-type="float">
            <text:p>0.0256342476</text:p>
          </table:table-cell>
          <table:table-cell office:value-type="float" office:value="0.0451042300513451" calcext:value-type="float">
            <text:p>0.0451042301</text:p>
          </table:table-cell>
          <table:table-cell office:value-type="float" office:value="0.360051898259144" calcext:value-type="float">
            <text:p>0.3600518983</text:p>
          </table:table-cell>
          <table:table-cell table:formula="of:=[.S27]/[.S26]" office:value-type="float" office:value="2.71396726635321" calcext:value-type="float">
            <text:p>2.7139672664</text:p>
          </table:table-cell>
        </table:table-row>
        <table:table-row table:style-name="ro1">
          <table:table-cell office:value-type="string" calcext:value-type="string">
            <text:p>depth_REF_vs_SL-ETD2RK_t1.0_dt000002_vs_dt1800.0Errors12max.txt</text:p>
          </table:table-cell>
          <table:table-cell table:formula="of:=SEARCH(&quot;_vs_&quot;;[.A27];1)" office:value-type="float" office:value="10" calcext:value-type="float">
            <text:p>10</text:p>
          </table:table-cell>
          <table:table-cell table:formula="of:=SEARCH(&quot;_t1&quot;;[.A27];1)" office:value-type="float" office:value="23" calcext:value-type="float">
            <text:p>23</text:p>
          </table:table-cell>
          <table:table-cell table:formula="of:=MID([.A27];[.B27]+4;[.C27] - [.B27]-4)" office:value-type="string" office:string-value="SL-ETD2RK" calcext:value-type="string">
            <text:p>SL-ETD2RK</text:p>
          </table:table-cell>
          <table:table-cell table:formula="of:=SEARCH(&quot;_vs_dt&quot;;[.A27];1)" office:value-type="float" office:value="37" calcext:value-type="float">
            <text:p>37</text:p>
          </table:table-cell>
          <table:table-cell table:formula="of:=SEARCH(&quot;Errors&quot;;[.A27];1)" office:value-type="float" office:value="49" calcext:value-type="float">
            <text:p>49</text:p>
          </table:table-cell>
          <table:table-cell table:formula="of:=[.F27]-[.E27]-6" office:value-type="float" office:value="6" calcext:value-type="float">
            <text:p>6</text:p>
          </table:table-cell>
          <table:table-cell table:formula="of:=[.D27]" office:value-type="string" office:string-value="SL-ETD2RK" calcext:value-type="string">
            <text:p>SL-ETD2RK</text:p>
          </table:table-cell>
          <table:table-cell table:formula="of:=MID([.A27];[.E27]+6;[.G27])*1" office:value-type="float" office:value="1800" calcext:value-type="float">
            <text:p>1800</text:p>
          </table:table-cell>
          <table:table-cell office:value-type="float" office:value="0.260133677423004" calcext:value-type="float">
            <text:p>0.2601336774</text:p>
          </table:table-cell>
          <table:table-cell office:value-type="float" office:value="0.452019563808401" calcext:value-type="float">
            <text:p>0.4520195638</text:p>
          </table:table-cell>
          <table:table-cell office:value-type="float" office:value="2.67943033303595" calcext:value-type="float">
            <text:p>2.679430333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900" calcext:value-type="float">
            <text:p>900</text:p>
          </table:table-cell>
          <table:table-cell office:value-type="float" office:value="0.0761443207312711" calcext:value-type="float">
            <text:p>0.0761443207</text:p>
          </table:table-cell>
          <table:table-cell office:value-type="float" office:value="0.137567510901218" calcext:value-type="float">
            <text:p>0.1375675109</text:p>
          </table:table-cell>
          <table:table-cell office:value-type="float" office:value="0.977169066063652" calcext:value-type="float">
            <text:p>0.9771690661</text:p>
          </table:table-cell>
          <table:table-cell table:formula="of:=[.S28]/[.S27]" office:value-type="float" office:value="2.74203351916322" calcext:value-type="float">
            <text:p>2.7420335192</text:p>
          </table:table-cell>
        </table:table-row>
        <table:table-row table:style-name="ro1">
          <table:table-cell office:value-type="string" calcext:value-type="string">
            <text:p>depth_REF_vs_SL-ETD2RK_t1.0_dt000002_vs_dt28.125Errors12max.txt</text:p>
          </table:table-cell>
          <table:table-cell table:formula="of:=SEARCH(&quot;_vs_&quot;;[.A28];1)" office:value-type="float" office:value="10" calcext:value-type="float">
            <text:p>10</text:p>
          </table:table-cell>
          <table:table-cell table:formula="of:=SEARCH(&quot;_t1&quot;;[.A28];1)" office:value-type="float" office:value="23" calcext:value-type="float">
            <text:p>23</text:p>
          </table:table-cell>
          <table:table-cell table:formula="of:=MID([.A28];[.B28]+4;[.C28] - [.B28]-4)" office:value-type="string" office:string-value="SL-ETD2RK" calcext:value-type="string">
            <text:p>SL-ETD2RK</text:p>
          </table:table-cell>
          <table:table-cell table:formula="of:=SEARCH(&quot;_vs_dt&quot;;[.A28];1)" office:value-type="float" office:value="37" calcext:value-type="float">
            <text:p>37</text:p>
          </table:table-cell>
          <table:table-cell table:formula="of:=SEARCH(&quot;Errors&quot;;[.A28];1)" office:value-type="float" office:value="49" calcext:value-type="float">
            <text:p>49</text:p>
          </table:table-cell>
          <table:table-cell table:formula="of:=[.F28]-[.E28]-6" office:value-type="float" office:value="6" calcext:value-type="float">
            <text:p>6</text:p>
          </table:table-cell>
          <table:table-cell table:formula="of:=[.D28]" office:value-type="string" office:string-value="SL-ETD2RK" calcext:value-type="string">
            <text:p>SL-ETD2RK</text:p>
          </table:table-cell>
          <table:table-cell table:formula="of:=MID([.A28];[.E28]+6;[.G28])*1" office:value-type="float" office:value="28.125" calcext:value-type="float">
            <text:p>28.125</text:p>
          </table:table-cell>
          <table:table-cell office:value-type="float" office:value="0.00196884377996481" calcext:value-type="float">
            <text:p>0.0019688438</text:p>
          </table:table-cell>
          <table:table-cell office:value-type="float" office:value="0.00473766350949719" calcext:value-type="float">
            <text:p>0.0047376635</text:p>
          </table:table-cell>
          <table:table-cell office:value-type="float" office:value="0.0735475068991036" calcext:value-type="float">
            <text:p>0.0735475069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1800" calcext:value-type="float">
            <text:p>1800</text:p>
          </table:table-cell>
          <table:table-cell office:value-type="float" office:value="0.260133677423004" calcext:value-type="float">
            <text:p>0.2601336774</text:p>
          </table:table-cell>
          <table:table-cell office:value-type="float" office:value="0.452019563808401" calcext:value-type="float">
            <text:p>0.4520195638</text:p>
          </table:table-cell>
          <table:table-cell office:value-type="float" office:value="2.67943033303595" calcext:value-type="float">
            <text:p>2.679430333</text:p>
          </table:table-cell>
          <table:table-cell table:formula="of:=[.S29]/[.S28]" office:value-type="float" office:value="2.66838492234143" calcext:value-type="float">
            <text:p>2.6683849223</text:p>
          </table:table-cell>
        </table:table-row>
        <table:table-row table:style-name="ro1">
          <table:table-cell office:value-type="string" calcext:value-type="string">
            <text:p>depth_REF_vs_SL-ETD2RK_t1.0_dt000002_vs_dt3600.0Errors12max.txt</text:p>
          </table:table-cell>
          <table:table-cell table:formula="of:=SEARCH(&quot;_vs_&quot;;[.A29];1)" office:value-type="float" office:value="10" calcext:value-type="float">
            <text:p>10</text:p>
          </table:table-cell>
          <table:table-cell table:formula="of:=SEARCH(&quot;_t1&quot;;[.A29];1)" office:value-type="float" office:value="23" calcext:value-type="float">
            <text:p>23</text:p>
          </table:table-cell>
          <table:table-cell table:formula="of:=MID([.A29];[.B29]+4;[.C29] - [.B29]-4)" office:value-type="string" office:string-value="SL-ETD2RK" calcext:value-type="string">
            <text:p>SL-ETD2RK</text:p>
          </table:table-cell>
          <table:table-cell table:formula="of:=SEARCH(&quot;_vs_dt&quot;;[.A29];1)" office:value-type="float" office:value="37" calcext:value-type="float">
            <text:p>37</text:p>
          </table:table-cell>
          <table:table-cell table:formula="of:=SEARCH(&quot;Errors&quot;;[.A29];1)" office:value-type="float" office:value="49" calcext:value-type="float">
            <text:p>49</text:p>
          </table:table-cell>
          <table:table-cell table:formula="of:=[.F29]-[.E29]-6" office:value-type="float" office:value="6" calcext:value-type="float">
            <text:p>6</text:p>
          </table:table-cell>
          <table:table-cell table:formula="of:=[.D29]" office:value-type="string" office:string-value="SL-ETD2RK" calcext:value-type="string">
            <text:p>SL-ETD2RK</text:p>
          </table:table-cell>
          <table:table-cell table:formula="of:=MID([.A29];[.E29]+6;[.G29])*1" office:value-type="float" office:value="3600" calcext:value-type="float">
            <text:p>3600</text:p>
          </table:table-cell>
          <table:table-cell office:value-type="float" office:value="0.833379192692733" calcext:value-type="float">
            <text:p>0.8333791927</text:p>
          </table:table-cell>
          <table:table-cell office:value-type="float" office:value="1.29203792409635" calcext:value-type="float">
            <text:p>1.2920379241</text:p>
          </table:table-cell>
          <table:table-cell office:value-type="float" office:value="7.14975150113742" calcext:value-type="float">
            <text:p>7.1497515011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3600" calcext:value-type="float">
            <text:p>3600</text:p>
          </table:table-cell>
          <table:table-cell office:value-type="float" office:value="0.833379192692733" calcext:value-type="float">
            <text:p>0.8333791927</text:p>
          </table:table-cell>
          <table:table-cell office:value-type="float" office:value="1.29203792409635" calcext:value-type="float">
            <text:p>1.2920379241</text:p>
          </table:table-cell>
          <table:table-cell office:value-type="float" office:value="7.14975150113742" calcext:value-type="float">
            <text:p>7.1497515011</text:p>
          </table:table-cell>
          <table:table-cell table:formula="of:=[.S30]/[.S29]" office:value-type="float" office:value="1.78086862276115" calcext:value-type="float">
            <text:p>1.7808686228</text:p>
          </table:table-cell>
        </table:table-row>
        <table:table-row table:style-name="ro1">
          <table:table-cell office:value-type="string" calcext:value-type="string">
            <text:p>depth_REF_vs_SL-ETD2RK_t1.0_dt000002_vs_dt7200.0Errors12max.txt</text:p>
          </table:table-cell>
          <table:table-cell table:formula="of:=SEARCH(&quot;_vs_&quot;;[.A30];1)" office:value-type="float" office:value="10" calcext:value-type="float">
            <text:p>10</text:p>
          </table:table-cell>
          <table:table-cell table:formula="of:=SEARCH(&quot;_t1&quot;;[.A30];1)" office:value-type="float" office:value="23" calcext:value-type="float">
            <text:p>23</text:p>
          </table:table-cell>
          <table:table-cell table:formula="of:=MID([.A30];[.B30]+4;[.C30] - [.B30]-4)" office:value-type="string" office:string-value="SL-ETD2RK" calcext:value-type="string">
            <text:p>SL-ETD2RK</text:p>
          </table:table-cell>
          <table:table-cell table:formula="of:=SEARCH(&quot;_vs_dt&quot;;[.A30];1)" office:value-type="float" office:value="37" calcext:value-type="float">
            <text:p>37</text:p>
          </table:table-cell>
          <table:table-cell table:formula="of:=SEARCH(&quot;Errors&quot;;[.A30];1)" office:value-type="float" office:value="49" calcext:value-type="float">
            <text:p>49</text:p>
          </table:table-cell>
          <table:table-cell table:formula="of:=[.F30]-[.E30]-6" office:value-type="float" office:value="6" calcext:value-type="float">
            <text:p>6</text:p>
          </table:table-cell>
          <table:table-cell table:formula="of:=[.D30]" office:value-type="string" office:string-value="SL-ETD2RK" calcext:value-type="string">
            <text:p>SL-ETD2RK</text:p>
          </table:table-cell>
          <table:table-cell table:formula="of:=MID([.A30];[.E30]+6;[.G30])*1" office:value-type="float" office:value="7200" calcext:value-type="float">
            <text:p>7200</text:p>
          </table:table-cell>
          <table:table-cell office:value-type="float" office:value="1.77991649940894" calcext:value-type="float">
            <text:p>1.7799164994</text:p>
          </table:table-cell>
          <table:table-cell office:value-type="float" office:value="2.51024193438727" calcext:value-type="float">
            <text:p>2.5102419344</text:p>
          </table:table-cell>
          <table:table-cell office:value-type="float" office:value="12.732768108915" calcext:value-type="float">
            <text:p>12.7327681089</text:p>
          </table:table-cell>
          <table:table-cell table:number-columns-repeated="2"/>
          <table:table-cell office:value-type="string" calcext:value-type="string">
            <text:p>SL-ETD2RK</text:p>
          </table:table-cell>
          <table:table-cell office:value-type="float" office:value="7200" calcext:value-type="float">
            <text:p>7200</text:p>
          </table:table-cell>
          <table:table-cell office:value-type="float" office:value="1.77991649940894" calcext:value-type="float">
            <text:p>1.7799164994</text:p>
          </table:table-cell>
          <table:table-cell office:value-type="float" office:value="2.51024193438727" calcext:value-type="float">
            <text:p>2.5102419344</text:p>
          </table:table-cell>
          <table:table-cell office:value-type="float" office:value="12.732768108915" calcext:value-type="float">
            <text:p>12.7327681089</text:p>
          </table:table-cell>
          <table:table-cell/>
        </table:table-row>
        <table:table-row table:style-name="ro1">
          <table:table-cell office:value-type="string" calcext:value-type="string">
            <text:p>depth_REF_vs_SL-EXP-SETTLS_t1.0_dt000002_vs_dt0112.5Errors12max.txt</text:p>
          </table:table-cell>
          <table:table-cell table:formula="of:=SEARCH(&quot;_vs_&quot;;[.A31];1)" office:value-type="float" office:value="10" calcext:value-type="float">
            <text:p>10</text:p>
          </table:table-cell>
          <table:table-cell table:formula="of:=SEARCH(&quot;_t1&quot;;[.A31];1)" office:value-type="float" office:value="27" calcext:value-type="float">
            <text:p>27</text:p>
          </table:table-cell>
          <table:table-cell table:formula="of:=MID([.A31];[.B31]+4;[.C31] - [.B31]-4)" office:value-type="string" office:string-value="SL-EXP-SETTLS" calcext:value-type="string">
            <text:p>SL-EXP-SETTLS</text:p>
          </table:table-cell>
          <table:table-cell table:formula="of:=SEARCH(&quot;_vs_dt&quot;;[.A31];1)" office:value-type="float" office:value="41" calcext:value-type="float">
            <text:p>41</text:p>
          </table:table-cell>
          <table:table-cell table:formula="of:=SEARCH(&quot;Errors&quot;;[.A31];1)" office:value-type="float" office:value="53" calcext:value-type="float">
            <text:p>53</text:p>
          </table:table-cell>
          <table:table-cell table:formula="of:=[.F31]-[.E31]-6" office:value-type="float" office:value="6" calcext:value-type="float">
            <text:p>6</text:p>
          </table:table-cell>
          <table:table-cell table:formula="of:=[.D31]" office:value-type="string" office:string-value="SL-EXP-SETTLS" calcext:value-type="string">
            <text:p>SL-EXP-SETTLS</text:p>
          </table:table-cell>
          <table:table-cell table:formula="of:=MID([.A31];[.E31]+6;[.G31])*1" office:value-type="float" office:value="112.5" calcext:value-type="float">
            <text:p>112.5</text:p>
          </table:table-cell>
          <table:table-cell office:value-type="float" office:value="0.0839101306917623" calcext:value-type="float">
            <text:p>0.0839101307</text:p>
          </table:table-cell>
          <table:table-cell office:value-type="float" office:value="0.140509551542057" calcext:value-type="float">
            <text:p>0.1405095515</text:p>
          </table:table-cell>
          <table:table-cell office:value-type="float" office:value="0.777986878542379" calcext:value-type="float">
            <text:p>0.7779868785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110790758890817" calcext:value-type="float">
            <text:p>0.0110790759</text:p>
          </table:table-cell>
          <table:table-cell office:value-type="float" office:value="0.0190691973795382" calcext:value-type="float">
            <text:p>0.0190691974</text:p>
          </table:table-cell>
          <table:table-cell office:value-type="float" office:value="0.116367353664714" calcext:value-type="float">
            <text:p>0.1163673537</text:p>
          </table:table-cell>
          <table:table-cell table:formula="of:=[.S32]/[.S31]" office:value-type="float" office:value="1.77332767347403" calcext:value-type="float">
            <text:p>1.7733276735</text:p>
          </table:table-cell>
        </table:table-row>
        <table:table-row table:style-name="ro1">
          <table:table-cell office:value-type="string" calcext:value-type="string">
            <text:p>depth_REF_vs_SL-EXP-SETTLS_t1.0_dt000002_vs_dt0225.0Errors12max.txt</text:p>
          </table:table-cell>
          <table:table-cell table:formula="of:=SEARCH(&quot;_vs_&quot;;[.A32];1)" office:value-type="float" office:value="10" calcext:value-type="float">
            <text:p>10</text:p>
          </table:table-cell>
          <table:table-cell table:formula="of:=SEARCH(&quot;_t1&quot;;[.A32];1)" office:value-type="float" office:value="27" calcext:value-type="float">
            <text:p>27</text:p>
          </table:table-cell>
          <table:table-cell table:formula="of:=MID([.A32];[.B32]+4;[.C32] - [.B32]-4)" office:value-type="string" office:string-value="SL-EXP-SETTLS" calcext:value-type="string">
            <text:p>SL-EXP-SETTLS</text:p>
          </table:table-cell>
          <table:table-cell table:formula="of:=SEARCH(&quot;_vs_dt&quot;;[.A32];1)" office:value-type="float" office:value="41" calcext:value-type="float">
            <text:p>41</text:p>
          </table:table-cell>
          <table:table-cell table:formula="of:=SEARCH(&quot;Errors&quot;;[.A32];1)" office:value-type="float" office:value="53" calcext:value-type="float">
            <text:p>53</text:p>
          </table:table-cell>
          <table:table-cell table:formula="of:=[.F32]-[.E32]-6" office:value-type="float" office:value="6" calcext:value-type="float">
            <text:p>6</text:p>
          </table:table-cell>
          <table:table-cell table:formula="of:=[.D32]" office:value-type="string" office:string-value="SL-EXP-SETTLS" calcext:value-type="string">
            <text:p>SL-EXP-SETTLS</text:p>
          </table:table-cell>
          <table:table-cell table:formula="of:=MID([.A32];[.E32]+6;[.G32])*1" office:value-type="float" office:value="225" calcext:value-type="float">
            <text:p>225</text:p>
          </table:table-cell>
          <table:table-cell office:value-type="float" office:value="63.2955220301388" calcext:value-type="float">
            <text:p>63.2955220301</text:p>
          </table:table-cell>
          <table:table-cell office:value-type="float" office:value="120.72644732934" calcext:value-type="float">
            <text:p>120.7264473293</text:p>
          </table:table-cell>
          <table:table-cell office:value-type="float" office:value="988.164563374949" calcext:value-type="float">
            <text:p>988.164563375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0217306675926396" calcext:value-type="float">
            <text:p>0.0217306676</text:p>
          </table:table-cell>
          <table:table-cell office:value-type="float" office:value="0.03696156024543" calcext:value-type="float">
            <text:p>0.0369615602</text:p>
          </table:table-cell>
          <table:table-cell office:value-type="float" office:value="0.206357448542576" calcext:value-type="float">
            <text:p>0.2063574485</text:p>
          </table:table-cell>
          <table:table-cell table:formula="of:=[.S33]/[.S32]" office:value-type="float" office:value="1.95866382045823" calcext:value-type="float">
            <text:p>1.9586638205</text:p>
          </table:table-cell>
        </table:table-row>
        <table:table-row table:style-name="ro1">
          <table:table-cell office:value-type="string" calcext:value-type="string">
            <text:p>depth_REF_vs_SL-EXP-SETTLS_t1.0_dt000002_vs_dt056.25Errors12max.txt</text:p>
          </table:table-cell>
          <table:table-cell table:formula="of:=SEARCH(&quot;_vs_&quot;;[.A33];1)" office:value-type="float" office:value="10" calcext:value-type="float">
            <text:p>10</text:p>
          </table:table-cell>
          <table:table-cell table:formula="of:=SEARCH(&quot;_t1&quot;;[.A33];1)" office:value-type="float" office:value="27" calcext:value-type="float">
            <text:p>27</text:p>
          </table:table-cell>
          <table:table-cell table:formula="of:=MID([.A33];[.B33]+4;[.C33] - [.B33]-4)" office:value-type="string" office:string-value="SL-EXP-SETTLS" calcext:value-type="string">
            <text:p>SL-EXP-SETTLS</text:p>
          </table:table-cell>
          <table:table-cell table:formula="of:=SEARCH(&quot;_vs_dt&quot;;[.A33];1)" office:value-type="float" office:value="41" calcext:value-type="float">
            <text:p>41</text:p>
          </table:table-cell>
          <table:table-cell table:formula="of:=SEARCH(&quot;Errors&quot;;[.A33];1)" office:value-type="float" office:value="53" calcext:value-type="float">
            <text:p>53</text:p>
          </table:table-cell>
          <table:table-cell table:formula="of:=[.F33]-[.E33]-6" office:value-type="float" office:value="6" calcext:value-type="float">
            <text:p>6</text:p>
          </table:table-cell>
          <table:table-cell table:formula="of:=[.D33]" office:value-type="string" office:string-value="SL-EXP-SETTLS" calcext:value-type="string">
            <text:p>SL-EXP-SETTLS</text:p>
          </table:table-cell>
          <table:table-cell table:formula="of:=MID([.A33];[.E33]+6;[.G33])*1" office:value-type="float" office:value="56.25" calcext:value-type="float">
            <text:p>56.25</text:p>
          </table:table-cell>
          <table:table-cell office:value-type="float" office:value="0.0429114322465298" calcext:value-type="float">
            <text:p>0.0429114322</text:p>
          </table:table-cell>
          <table:table-cell office:value-type="float" office:value="0.0724125861040876" calcext:value-type="float">
            <text:p>0.0724125861</text:p>
          </table:table-cell>
          <table:table-cell office:value-type="float" office:value="0.404184868542416" calcext:value-type="float">
            <text:p>0.4041848685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56.25" calcext:value-type="float">
            <text:p>56.25</text:p>
          </table:table-cell>
          <table:table-cell office:value-type="float" office:value="0.0429114322465298" calcext:value-type="float">
            <text:p>0.0429114322</text:p>
          </table:table-cell>
          <table:table-cell office:value-type="float" office:value="0.0724125861040876" calcext:value-type="float">
            <text:p>0.0724125861</text:p>
          </table:table-cell>
          <table:table-cell office:value-type="float" office:value="0.404184868542416" calcext:value-type="float">
            <text:p>0.4041848685</text:p>
          </table:table-cell>
          <table:table-cell table:formula="of:=[.S34]/[.S33]" office:value-type="float" office:value="1.92482930236349" calcext:value-type="float">
            <text:p>1.9248293024</text:p>
          </table:table-cell>
        </table:table-row>
        <table:table-row table:style-name="ro1">
          <table:table-cell office:value-type="string" calcext:value-type="string">
            <text:p>depth_REF_vs_SL-EXP-SETTLS_t1.0_dt000002_vs_dt14.0625Errors12max.txt</text:p>
          </table:table-cell>
          <table:table-cell table:formula="of:=SEARCH(&quot;_vs_&quot;;[.A34];1)" office:value-type="float" office:value="10" calcext:value-type="float">
            <text:p>10</text:p>
          </table:table-cell>
          <table:table-cell table:formula="of:=SEARCH(&quot;_t1&quot;;[.A34];1)" office:value-type="float" office:value="27" calcext:value-type="float">
            <text:p>27</text:p>
          </table:table-cell>
          <table:table-cell table:formula="of:=MID([.A34];[.B34]+4;[.C34] - [.B34]-4)" office:value-type="string" office:string-value="SL-EXP-SETTLS" calcext:value-type="string">
            <text:p>SL-EXP-SETTLS</text:p>
          </table:table-cell>
          <table:table-cell table:formula="of:=SEARCH(&quot;_vs_dt&quot;;[.A34];1)" office:value-type="float" office:value="41" calcext:value-type="float">
            <text:p>41</text:p>
          </table:table-cell>
          <table:table-cell table:formula="of:=SEARCH(&quot;Errors&quot;;[.A34];1)" office:value-type="float" office:value="54" calcext:value-type="float">
            <text:p>54</text:p>
          </table:table-cell>
          <table:table-cell table:formula="of:=[.F34]-[.E34]-6" office:value-type="float" office:value="7" calcext:value-type="float">
            <text:p>7</text:p>
          </table:table-cell>
          <table:table-cell table:formula="of:=[.D34]" office:value-type="string" office:string-value="SL-EXP-SETTLS" calcext:value-type="string">
            <text:p>SL-EXP-SETTLS</text:p>
          </table:table-cell>
          <table:table-cell table:formula="of:=MID([.A34];[.E34]+6;[.G34])*1" office:value-type="float" office:value="14.0625" calcext:value-type="float">
            <text:p>14.0625</text:p>
          </table:table-cell>
          <table:table-cell office:value-type="float" office:value="0.0110790758890817" calcext:value-type="float">
            <text:p>0.0110790759</text:p>
          </table:table-cell>
          <table:table-cell office:value-type="float" office:value="0.0190691973795382" calcext:value-type="float">
            <text:p>0.0190691974</text:p>
          </table:table-cell>
          <table:table-cell office:value-type="float" office:value="0.116367353664714" calcext:value-type="float">
            <text:p>0.1163673537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112.5" calcext:value-type="float">
            <text:p>112.5</text:p>
          </table:table-cell>
          <table:table-cell office:value-type="float" office:value="0.0839101306917623" calcext:value-type="float">
            <text:p>0.0839101307</text:p>
          </table:table-cell>
          <table:table-cell office:value-type="float" office:value="0.140509551542057" calcext:value-type="float">
            <text:p>0.1405095515</text:p>
          </table:table-cell>
          <table:table-cell office:value-type="float" office:value="0.777986878542379" calcext:value-type="float">
            <text:p>0.7779868785</text:p>
          </table:table-cell>
          <table:table-cell table:formula="of:=[.S35]/[.S34]" office:value-type="float" office:value="1270.1558221989" calcext:value-type="float">
            <text:p>1270.1558221989</text:p>
          </table:table-cell>
        </table:table-row>
        <table:table-row table:style-name="ro1">
          <table:table-cell office:value-type="string" calcext:value-type="string">
            <text:p>depth_REF_vs_SL-EXP-SETTLS_t1.0_dt000002_vs_dt28.125Errors12max.txt</text:p>
          </table:table-cell>
          <table:table-cell table:formula="of:=SEARCH(&quot;_vs_&quot;;[.A35];1)" office:value-type="float" office:value="10" calcext:value-type="float">
            <text:p>10</text:p>
          </table:table-cell>
          <table:table-cell table:formula="of:=SEARCH(&quot;_t1&quot;;[.A35];1)" office:value-type="float" office:value="27" calcext:value-type="float">
            <text:p>27</text:p>
          </table:table-cell>
          <table:table-cell table:formula="of:=MID([.A35];[.B35]+4;[.C35] - [.B35]-4)" office:value-type="string" office:string-value="SL-EXP-SETTLS" calcext:value-type="string">
            <text:p>SL-EXP-SETTLS</text:p>
          </table:table-cell>
          <table:table-cell table:formula="of:=SEARCH(&quot;_vs_dt&quot;;[.A35];1)" office:value-type="float" office:value="41" calcext:value-type="float">
            <text:p>41</text:p>
          </table:table-cell>
          <table:table-cell table:formula="of:=SEARCH(&quot;Errors&quot;;[.A35];1)" office:value-type="float" office:value="53" calcext:value-type="float">
            <text:p>53</text:p>
          </table:table-cell>
          <table:table-cell table:formula="of:=[.F35]-[.E35]-6" office:value-type="float" office:value="6" calcext:value-type="float">
            <text:p>6</text:p>
          </table:table-cell>
          <table:table-cell table:formula="of:=[.D35]" office:value-type="string" office:string-value="SL-EXP-SETTLS" calcext:value-type="string">
            <text:p>SL-EXP-SETTLS</text:p>
          </table:table-cell>
          <table:table-cell table:formula="of:=MID([.A35];[.E35]+6;[.G35])*1" office:value-type="float" office:value="28.125" calcext:value-type="float">
            <text:p>28.125</text:p>
          </table:table-cell>
          <table:table-cell office:value-type="float" office:value="0.0217306675926396" calcext:value-type="float">
            <text:p>0.0217306676</text:p>
          </table:table-cell>
          <table:table-cell office:value-type="float" office:value="0.03696156024543" calcext:value-type="float">
            <text:p>0.0369615602</text:p>
          </table:table-cell>
          <table:table-cell office:value-type="float" office:value="0.206357448542576" calcext:value-type="float">
            <text:p>0.2063574485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225" calcext:value-type="float">
            <text:p>225</text:p>
          </table:table-cell>
          <table:table-cell office:value-type="float" office:value="63.2955220301388" calcext:value-type="float">
            <text:p>63.2955220301</text:p>
          </table:table-cell>
          <table:table-cell office:value-type="float" office:value="120.72644732934" calcext:value-type="float">
            <text:p>120.7264473293</text:p>
          </table:table-cell>
          <table:table-cell office:value-type="float" office:value="988.164563374949" calcext:value-type="float">
            <text:p>988.164563375</text:p>
          </table:table-cell>
          <table:table-cell table:formula="of:=[.S36]/[.S35]" office:value-type="float" office:value="6213.73722614151" calcext:value-type="float">
            <text:p>6213.7372261415</text:p>
          </table:table-cell>
        </table:table-row>
        <table:table-row table:style-name="ro1">
          <table:table-cell office:value-type="string" calcext:value-type="string">
            <text:p>depth_REF_vs_SL-EXP-SETTLS_t1.0_dt000002_vs_dt7200.0Errors12max.txt</text:p>
          </table:table-cell>
          <table:table-cell table:formula="of:=SEARCH(&quot;_vs_&quot;;[.A36];1)" office:value-type="float" office:value="10" calcext:value-type="float">
            <text:p>10</text:p>
          </table:table-cell>
          <table:table-cell table:formula="of:=SEARCH(&quot;_t1&quot;;[.A36];1)" office:value-type="float" office:value="27" calcext:value-type="float">
            <text:p>27</text:p>
          </table:table-cell>
          <table:table-cell table:formula="of:=MID([.A36];[.B36]+4;[.C36] - [.B36]-4)" office:value-type="string" office:string-value="SL-EXP-SETTLS" calcext:value-type="string">
            <text:p>SL-EXP-SETTLS</text:p>
          </table:table-cell>
          <table:table-cell table:formula="of:=SEARCH(&quot;_vs_dt&quot;;[.A36];1)" office:value-type="float" office:value="41" calcext:value-type="float">
            <text:p>41</text:p>
          </table:table-cell>
          <table:table-cell table:formula="of:=SEARCH(&quot;Errors&quot;;[.A36];1)" office:value-type="float" office:value="53" calcext:value-type="float">
            <text:p>53</text:p>
          </table:table-cell>
          <table:table-cell table:formula="of:=[.F36]-[.E36]-6" office:value-type="float" office:value="6" calcext:value-type="float">
            <text:p>6</text:p>
          </table:table-cell>
          <table:table-cell table:formula="of:=[.D36]" office:value-type="string" office:string-value="SL-EXP-SETTLS" calcext:value-type="string">
            <text:p>SL-EXP-SETTLS</text:p>
          </table:table-cell>
          <table:table-cell table:formula="of:=MID([.A36];[.E36]+6;[.G36])*1" office:value-type="float" office:value="7200" calcext:value-type="float">
            <text:p>7200</text:p>
          </table:table-cell>
          <table:table-cell office:value-type="float" office:value="55170.369133644" calcext:value-type="float">
            <text:p>55170.369133644</text:p>
          </table:table-cell>
          <table:table-cell office:value-type="float" office:value="171434.676308779" calcext:value-type="float">
            <text:p>171434.676308779</text:p>
          </table:table-cell>
          <table:table-cell office:value-type="float" office:value="6140194.93299679" calcext:value-type="float">
            <text:p>6140194.93299679</text:p>
          </table:table-cell>
          <table:table-cell table:number-columns-repeated="2"/>
          <table:table-cell office:value-type="string" calcext:value-type="string">
            <text:p>SL-EXP-SETTLS</text:p>
          </table:table-cell>
          <table:table-cell office:value-type="float" office:value="7200" calcext:value-type="float">
            <text:p>7200</text:p>
          </table:table-cell>
          <table:table-cell office:value-type="float" office:value="55170.369133644" calcext:value-type="float">
            <text:p>55170.369133644</text:p>
          </table:table-cell>
          <table:table-cell office:value-type="float" office:value="171434.676308779" calcext:value-type="float">
            <text:p>171434.676308779</text:p>
          </table:table-cell>
          <table:table-cell office:value-type="float" office:value="6140194.93299679" calcext:value-type="float">
            <text:p>6140194.93299679</text:p>
          </table:table-cell>
          <table:table-cell/>
        </table:table-row>
        <table:table-row table:style-name="ro1">
          <table:table-cell office:value-type="string" calcext:value-type="string">
            <text:p>depth_REF_vs_SL-SI-SETTLS_t1.0_dt000002_vs_dt0112.5Errors12max.txt</text:p>
          </table:table-cell>
          <table:table-cell table:formula="of:=SEARCH(&quot;_vs_&quot;;[.A37];1)" office:value-type="float" office:value="10" calcext:value-type="float">
            <text:p>10</text:p>
          </table:table-cell>
          <table:table-cell table:formula="of:=SEARCH(&quot;_t1&quot;;[.A37];1)" office:value-type="float" office:value="26" calcext:value-type="float">
            <text:p>26</text:p>
          </table:table-cell>
          <table:table-cell table:formula="of:=MID([.A37];[.B37]+4;[.C37] - [.B37]-4)" office:value-type="string" office:string-value="SL-SI-SETTLS" calcext:value-type="string">
            <text:p>SL-SI-SETTLS</text:p>
          </table:table-cell>
          <table:table-cell table:formula="of:=SEARCH(&quot;_vs_dt&quot;;[.A37];1)" office:value-type="float" office:value="40" calcext:value-type="float">
            <text:p>40</text:p>
          </table:table-cell>
          <table:table-cell table:formula="of:=SEARCH(&quot;Errors&quot;;[.A37];1)" office:value-type="float" office:value="52" calcext:value-type="float">
            <text:p>52</text:p>
          </table:table-cell>
          <table:table-cell table:formula="of:=[.F37]-[.E37]-6" office:value-type="float" office:value="6" calcext:value-type="float">
            <text:p>6</text:p>
          </table:table-cell>
          <table:table-cell table:formula="of:=[.D37]" office:value-type="string" office:string-value="SL-SI-SETTLS" calcext:value-type="string">
            <text:p>SL-SI-SETTLS</text:p>
          </table:table-cell>
          <table:table-cell table:formula="of:=MID([.A37];[.E37]+6;[.G37])*1" office:value-type="float" office:value="112.5" calcext:value-type="float">
            <text:p>112.5</text:p>
          </table:table-cell>
          <table:table-cell office:value-type="float" office:value="0.0306118180097098" calcext:value-type="float">
            <text:p>0.030611818</text:p>
          </table:table-cell>
          <table:table-cell office:value-type="float" office:value="0.0463687921412875" calcext:value-type="float">
            <text:p>0.0463687921</text:p>
          </table:table-cell>
          <table:table-cell office:value-type="float" office:value="0.278261408330764" calcext:value-type="float">
            <text:p>0.2782614083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0207788000608981" calcext:value-type="float">
            <text:p>0.00207788</text:p>
          </table:table-cell>
          <table:table-cell office:value-type="float" office:value="0.00476782955166682" calcext:value-type="float">
            <text:p>0.0047678296</text:p>
          </table:table-cell>
          <table:table-cell office:value-type="float" office:value="0.0631641498990803" calcext:value-type="float">
            <text:p>0.0631641499</text:p>
          </table:table-cell>
          <table:table-cell table:formula="of:=[.S38]/[.S37]" office:value-type="float" office:value="0.795712095606077" calcext:value-type="float">
            <text:p>0.7957120956</text:p>
          </table:table-cell>
        </table:table-row>
        <table:table-row table:style-name="ro1">
          <table:table-cell office:value-type="string" calcext:value-type="string">
            <text:p>depth_REF_vs_SL-SI-SETTLS_t1.0_dt000002_vs_dt0225.0Errors12max.txt</text:p>
          </table:table-cell>
          <table:table-cell table:formula="of:=SEARCH(&quot;_vs_&quot;;[.A38];1)" office:value-type="float" office:value="10" calcext:value-type="float">
            <text:p>10</text:p>
          </table:table-cell>
          <table:table-cell table:formula="of:=SEARCH(&quot;_t1&quot;;[.A38];1)" office:value-type="float" office:value="26" calcext:value-type="float">
            <text:p>26</text:p>
          </table:table-cell>
          <table:table-cell table:formula="of:=MID([.A38];[.B38]+4;[.C38] - [.B38]-4)" office:value-type="string" office:string-value="SL-SI-SETTLS" calcext:value-type="string">
            <text:p>SL-SI-SETTLS</text:p>
          </table:table-cell>
          <table:table-cell table:formula="of:=SEARCH(&quot;_vs_dt&quot;;[.A38];1)" office:value-type="float" office:value="40" calcext:value-type="float">
            <text:p>40</text:p>
          </table:table-cell>
          <table:table-cell table:formula="of:=SEARCH(&quot;Errors&quot;;[.A38];1)" office:value-type="float" office:value="52" calcext:value-type="float">
            <text:p>52</text:p>
          </table:table-cell>
          <table:table-cell table:formula="of:=[.F38]-[.E38]-6" office:value-type="float" office:value="6" calcext:value-type="float">
            <text:p>6</text:p>
          </table:table-cell>
          <table:table-cell table:formula="of:=[.D38]" office:value-type="string" office:string-value="SL-SI-SETTLS" calcext:value-type="string">
            <text:p>SL-SI-SETTLS</text:p>
          </table:table-cell>
          <table:table-cell table:formula="of:=MID([.A38];[.E38]+6;[.G38])*1" office:value-type="float" office:value="225" calcext:value-type="float">
            <text:p>225</text:p>
          </table:table-cell>
          <table:table-cell office:value-type="float" office:value="0.121418566819193" calcext:value-type="float">
            <text:p>0.1214185668</text:p>
          </table:table-cell>
          <table:table-cell office:value-type="float" office:value="0.185245346226009" calcext:value-type="float">
            <text:p>0.1852453462</text:p>
          </table:table-cell>
          <table:table-cell office:value-type="float" office:value="1.11972557301601" calcext:value-type="float">
            <text:p>1.119725573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00294157569019339" calcext:value-type="float">
            <text:p>0.0029415757</text:p>
          </table:table-cell>
          <table:table-cell office:value-type="float" office:value="0.00513265587434478" calcext:value-type="float">
            <text:p>0.0051326559</text:p>
          </table:table-cell>
          <table:table-cell office:value-type="float" office:value="0.0502604780833735" calcext:value-type="float">
            <text:p>0.0502604781</text:p>
          </table:table-cell>
          <table:table-cell table:formula="of:=[.S39]/[.S38]" office:value-type="float" office:value="1.38604588239745" calcext:value-type="float">
            <text:p>1.3860458824</text:p>
          </table:table-cell>
        </table:table-row>
        <table:table-row table:style-name="ro1">
          <table:table-cell office:value-type="string" calcext:value-type="string">
            <text:p>depth_REF_vs_SL-SI-SETTLS_t1.0_dt000002_vs_dt0450.0Errors12max.txt</text:p>
          </table:table-cell>
          <table:table-cell table:formula="of:=SEARCH(&quot;_vs_&quot;;[.A39];1)" office:value-type="float" office:value="10" calcext:value-type="float">
            <text:p>10</text:p>
          </table:table-cell>
          <table:table-cell table:formula="of:=SEARCH(&quot;_t1&quot;;[.A39];1)" office:value-type="float" office:value="26" calcext:value-type="float">
            <text:p>26</text:p>
          </table:table-cell>
          <table:table-cell table:formula="of:=MID([.A39];[.B39]+4;[.C39] - [.B39]-4)" office:value-type="string" office:string-value="SL-SI-SETTLS" calcext:value-type="string">
            <text:p>SL-SI-SETTLS</text:p>
          </table:table-cell>
          <table:table-cell table:formula="of:=SEARCH(&quot;_vs_dt&quot;;[.A39];1)" office:value-type="float" office:value="40" calcext:value-type="float">
            <text:p>40</text:p>
          </table:table-cell>
          <table:table-cell table:formula="of:=SEARCH(&quot;Errors&quot;;[.A39];1)" office:value-type="float" office:value="52" calcext:value-type="float">
            <text:p>52</text:p>
          </table:table-cell>
          <table:table-cell table:formula="of:=[.F39]-[.E39]-6" office:value-type="float" office:value="6" calcext:value-type="float">
            <text:p>6</text:p>
          </table:table-cell>
          <table:table-cell table:formula="of:=[.D39]" office:value-type="string" office:string-value="SL-SI-SETTLS" calcext:value-type="string">
            <text:p>SL-SI-SETTLS</text:p>
          </table:table-cell>
          <table:table-cell table:formula="of:=MID([.A39];[.E39]+6;[.G39])*1" office:value-type="float" office:value="450" calcext:value-type="float">
            <text:p>450</text:p>
          </table:table-cell>
          <table:table-cell office:value-type="float" office:value="0.459498068256465" calcext:value-type="float">
            <text:p>0.4594980683</text:p>
          </table:table-cell>
          <table:table-cell office:value-type="float" office:value="0.700691491141486" calcext:value-type="float">
            <text:p>0.7006914911</text:p>
          </table:table-cell>
          <table:table-cell office:value-type="float" office:value="4.29872482307724" calcext:value-type="float">
            <text:p>4.2987248231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56.25" calcext:value-type="float">
            <text:p>56.25</text:p>
          </table:table-cell>
          <table:table-cell office:value-type="float" office:value="0.00781195761218242" calcext:value-type="float">
            <text:p>0.0078119576</text:p>
          </table:table-cell>
          <table:table-cell office:value-type="float" office:value="0.0118760146829452" calcext:value-type="float">
            <text:p>0.0118760147</text:p>
          </table:table-cell>
          <table:table-cell office:value-type="float" office:value="0.0696633286947872" calcext:value-type="float">
            <text:p>0.0696633287</text:p>
          </table:table-cell>
          <table:table-cell table:formula="of:=[.S40]/[.S39]" office:value-type="float" office:value="3.99437427903995" calcext:value-type="float">
            <text:p>3.994374279</text:p>
          </table:table-cell>
        </table:table-row>
        <table:table-row table:style-name="ro1">
          <table:table-cell office:value-type="string" calcext:value-type="string">
            <text:p>depth_REF_vs_SL-SI-SETTLS_t1.0_dt000002_vs_dt056.25Errors12max.txt</text:p>
          </table:table-cell>
          <table:table-cell table:formula="of:=SEARCH(&quot;_vs_&quot;;[.A40];1)" office:value-type="float" office:value="10" calcext:value-type="float">
            <text:p>10</text:p>
          </table:table-cell>
          <table:table-cell table:formula="of:=SEARCH(&quot;_t1&quot;;[.A40];1)" office:value-type="float" office:value="26" calcext:value-type="float">
            <text:p>26</text:p>
          </table:table-cell>
          <table:table-cell table:formula="of:=MID([.A40];[.B40]+4;[.C40] - [.B40]-4)" office:value-type="string" office:string-value="SL-SI-SETTLS" calcext:value-type="string">
            <text:p>SL-SI-SETTLS</text:p>
          </table:table-cell>
          <table:table-cell table:formula="of:=SEARCH(&quot;_vs_dt&quot;;[.A40];1)" office:value-type="float" office:value="40" calcext:value-type="float">
            <text:p>40</text:p>
          </table:table-cell>
          <table:table-cell table:formula="of:=SEARCH(&quot;Errors&quot;;[.A40];1)" office:value-type="float" office:value="52" calcext:value-type="float">
            <text:p>52</text:p>
          </table:table-cell>
          <table:table-cell table:formula="of:=[.F40]-[.E40]-6" office:value-type="float" office:value="6" calcext:value-type="float">
            <text:p>6</text:p>
          </table:table-cell>
          <table:table-cell table:formula="of:=[.D40]" office:value-type="string" office:string-value="SL-SI-SETTLS" calcext:value-type="string">
            <text:p>SL-SI-SETTLS</text:p>
          </table:table-cell>
          <table:table-cell table:formula="of:=MID([.A40];[.E40]+6;[.G40])*1" office:value-type="float" office:value="56.25" calcext:value-type="float">
            <text:p>56.25</text:p>
          </table:table-cell>
          <table:table-cell office:value-type="float" office:value="0.00781195761218242" calcext:value-type="float">
            <text:p>0.0078119576</text:p>
          </table:table-cell>
          <table:table-cell office:value-type="float" office:value="0.0118760146829452" calcext:value-type="float">
            <text:p>0.0118760147</text:p>
          </table:table-cell>
          <table:table-cell office:value-type="float" office:value="0.0696633286947872" calcext:value-type="float">
            <text:p>0.0696633287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112.5" calcext:value-type="float">
            <text:p>112.5</text:p>
          </table:table-cell>
          <table:table-cell office:value-type="float" office:value="0.0306118180097098" calcext:value-type="float">
            <text:p>0.030611818</text:p>
          </table:table-cell>
          <table:table-cell office:value-type="float" office:value="0.0463687921412875" calcext:value-type="float">
            <text:p>0.0463687921</text:p>
          </table:table-cell>
          <table:table-cell office:value-type="float" office:value="0.278261408330764" calcext:value-type="float">
            <text:p>0.2782614083</text:p>
          </table:table-cell>
          <table:table-cell table:formula="of:=[.S41]/[.S40]" office:value-type="float" office:value="4.02400598679145" calcext:value-type="float">
            <text:p>4.0240059868</text:p>
          </table:table-cell>
        </table:table-row>
        <table:table-row table:style-name="ro1">
          <table:table-cell office:value-type="string" calcext:value-type="string">
            <text:p>depth_REF_vs_SL-SI-SETTLS_t1.0_dt000002_vs_dt0900.0Errors12max.txt</text:p>
          </table:table-cell>
          <table:table-cell table:formula="of:=SEARCH(&quot;_vs_&quot;;[.A41];1)" office:value-type="float" office:value="10" calcext:value-type="float">
            <text:p>10</text:p>
          </table:table-cell>
          <table:table-cell table:formula="of:=SEARCH(&quot;_t1&quot;;[.A41];1)" office:value-type="float" office:value="26" calcext:value-type="float">
            <text:p>26</text:p>
          </table:table-cell>
          <table:table-cell table:formula="of:=MID([.A41];[.B41]+4;[.C41] - [.B41]-4)" office:value-type="string" office:string-value="SL-SI-SETTLS" calcext:value-type="string">
            <text:p>SL-SI-SETTLS</text:p>
          </table:table-cell>
          <table:table-cell table:formula="of:=SEARCH(&quot;_vs_dt&quot;;[.A41];1)" office:value-type="float" office:value="40" calcext:value-type="float">
            <text:p>40</text:p>
          </table:table-cell>
          <table:table-cell table:formula="of:=SEARCH(&quot;Errors&quot;;[.A41];1)" office:value-type="float" office:value="52" calcext:value-type="float">
            <text:p>52</text:p>
          </table:table-cell>
          <table:table-cell table:formula="of:=[.F41]-[.E41]-6" office:value-type="float" office:value="6" calcext:value-type="float">
            <text:p>6</text:p>
          </table:table-cell>
          <table:table-cell table:formula="of:=[.D41]" office:value-type="string" office:string-value="SL-SI-SETTLS" calcext:value-type="string">
            <text:p>SL-SI-SETTLS</text:p>
          </table:table-cell>
          <table:table-cell table:formula="of:=MID([.A41];[.E41]+6;[.G41])*1" office:value-type="float" office:value="900" calcext:value-type="float">
            <text:p>900</text:p>
          </table:table-cell>
          <table:table-cell office:value-type="float" office:value="1.42124935913743" calcext:value-type="float">
            <text:p>1.4212493591</text:p>
          </table:table-cell>
          <table:table-cell office:value-type="float" office:value="2.04751659975327" calcext:value-type="float">
            <text:p>2.0475165998</text:p>
          </table:table-cell>
          <table:table-cell office:value-type="float" office:value="13.1588080582541" calcext:value-type="float">
            <text:p>13.1588080583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225" calcext:value-type="float">
            <text:p>225</text:p>
          </table:table-cell>
          <table:table-cell office:value-type="float" office:value="0.121418566819193" calcext:value-type="float">
            <text:p>0.1214185668</text:p>
          </table:table-cell>
          <table:table-cell office:value-type="float" office:value="0.185245346226009" calcext:value-type="float">
            <text:p>0.1852453462</text:p>
          </table:table-cell>
          <table:table-cell office:value-type="float" office:value="1.11972557301601" calcext:value-type="float">
            <text:p>1.119725573</text:p>
          </table:table-cell>
          <table:table-cell table:formula="of:=[.S42]/[.S41]" office:value-type="float" office:value="3.83908783247533" calcext:value-type="float">
            <text:p>3.8390878325</text:p>
          </table:table-cell>
        </table:table-row>
        <table:table-row table:style-name="ro1">
          <table:table-cell office:value-type="string" calcext:value-type="string">
            <text:p>depth_REF_vs_SL-SI-SETTLS_t1.0_dt000002_vs_dt14.0625Errors12max.txt</text:p>
          </table:table-cell>
          <table:table-cell table:formula="of:=SEARCH(&quot;_vs_&quot;;[.A42];1)" office:value-type="float" office:value="10" calcext:value-type="float">
            <text:p>10</text:p>
          </table:table-cell>
          <table:table-cell table:formula="of:=SEARCH(&quot;_t1&quot;;[.A42];1)" office:value-type="float" office:value="26" calcext:value-type="float">
            <text:p>26</text:p>
          </table:table-cell>
          <table:table-cell table:formula="of:=MID([.A42];[.B42]+4;[.C42] - [.B42]-4)" office:value-type="string" office:string-value="SL-SI-SETTLS" calcext:value-type="string">
            <text:p>SL-SI-SETTLS</text:p>
          </table:table-cell>
          <table:table-cell table:formula="of:=SEARCH(&quot;_vs_dt&quot;;[.A42];1)" office:value-type="float" office:value="40" calcext:value-type="float">
            <text:p>40</text:p>
          </table:table-cell>
          <table:table-cell table:formula="of:=SEARCH(&quot;Errors&quot;;[.A42];1)" office:value-type="float" office:value="53" calcext:value-type="float">
            <text:p>53</text:p>
          </table:table-cell>
          <table:table-cell table:formula="of:=[.F42]-[.E42]-6" office:value-type="float" office:value="7" calcext:value-type="float">
            <text:p>7</text:p>
          </table:table-cell>
          <table:table-cell table:formula="of:=[.D42]" office:value-type="string" office:string-value="SL-SI-SETTLS" calcext:value-type="string">
            <text:p>SL-SI-SETTLS</text:p>
          </table:table-cell>
          <table:table-cell table:formula="of:=MID([.A42];[.E42]+6;[.G42])*1" office:value-type="float" office:value="14.0625" calcext:value-type="float">
            <text:p>14.0625</text:p>
          </table:table-cell>
          <table:table-cell office:value-type="float" office:value="0.00207788000608981" calcext:value-type="float">
            <text:p>0.00207788</text:p>
          </table:table-cell>
          <table:table-cell office:value-type="float" office:value="0.00476782955166682" calcext:value-type="float">
            <text:p>0.0047678296</text:p>
          </table:table-cell>
          <table:table-cell office:value-type="float" office:value="0.0631641498990803" calcext:value-type="float">
            <text:p>0.0631641499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450" calcext:value-type="float">
            <text:p>450</text:p>
          </table:table-cell>
          <table:table-cell office:value-type="float" office:value="0.459498068256465" calcext:value-type="float">
            <text:p>0.4594980683</text:p>
          </table:table-cell>
          <table:table-cell office:value-type="float" office:value="0.700691491141486" calcext:value-type="float">
            <text:p>0.7006914911</text:p>
          </table:table-cell>
          <table:table-cell office:value-type="float" office:value="4.29872482307724" calcext:value-type="float">
            <text:p>4.2987248231</text:p>
          </table:table-cell>
          <table:table-cell table:formula="of:=[.S43]/[.S42]" office:value-type="float" office:value="3.06109569694074" calcext:value-type="float">
            <text:p>3.0610956969</text:p>
          </table:table-cell>
        </table:table-row>
        <table:table-row table:style-name="ro1">
          <table:table-cell office:value-type="string" calcext:value-type="string">
            <text:p>depth_REF_vs_SL-SI-SETTLS_t1.0_dt000002_vs_dt1800.0Errors12max.txt</text:p>
          </table:table-cell>
          <table:table-cell table:formula="of:=SEARCH(&quot;_vs_&quot;;[.A43];1)" office:value-type="float" office:value="10" calcext:value-type="float">
            <text:p>10</text:p>
          </table:table-cell>
          <table:table-cell table:formula="of:=SEARCH(&quot;_t1&quot;;[.A43];1)" office:value-type="float" office:value="26" calcext:value-type="float">
            <text:p>26</text:p>
          </table:table-cell>
          <table:table-cell table:formula="of:=MID([.A43];[.B43]+4;[.C43] - [.B43]-4)" office:value-type="string" office:string-value="SL-SI-SETTLS" calcext:value-type="string">
            <text:p>SL-SI-SETTLS</text:p>
          </table:table-cell>
          <table:table-cell table:formula="of:=SEARCH(&quot;_vs_dt&quot;;[.A43];1)" office:value-type="float" office:value="40" calcext:value-type="float">
            <text:p>40</text:p>
          </table:table-cell>
          <table:table-cell table:formula="of:=SEARCH(&quot;Errors&quot;;[.A43];1)" office:value-type="float" office:value="52" calcext:value-type="float">
            <text:p>52</text:p>
          </table:table-cell>
          <table:table-cell table:formula="of:=[.F43]-[.E43]-6" office:value-type="float" office:value="6" calcext:value-type="float">
            <text:p>6</text:p>
          </table:table-cell>
          <table:table-cell table:formula="of:=[.D43]" office:value-type="string" office:string-value="SL-SI-SETTLS" calcext:value-type="string">
            <text:p>SL-SI-SETTLS</text:p>
          </table:table-cell>
          <table:table-cell table:formula="of:=MID([.A43];[.E43]+6;[.G43])*1" office:value-type="float" office:value="1800" calcext:value-type="float">
            <text:p>1800</text:p>
          </table:table-cell>
          <table:table-cell office:value-type="float" office:value="2.631531820697" calcext:value-type="float">
            <text:p>2.6315318207</text:p>
          </table:table-cell>
          <table:table-cell office:value-type="float" office:value="3.50369733699663" calcext:value-type="float">
            <text:p>3.503697337</text:p>
          </table:table-cell>
          <table:table-cell office:value-type="float" office:value="20.1007060742459" calcext:value-type="float">
            <text:p>20.1007060742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900" calcext:value-type="float">
            <text:p>900</text:p>
          </table:table-cell>
          <table:table-cell office:value-type="float" office:value="1.42124935913743" calcext:value-type="float">
            <text:p>1.4212493591</text:p>
          </table:table-cell>
          <table:table-cell office:value-type="float" office:value="2.04751659975327" calcext:value-type="float">
            <text:p>2.0475165998</text:p>
          </table:table-cell>
          <table:table-cell office:value-type="float" office:value="13.1588080582541" calcext:value-type="float">
            <text:p>13.1588080583</text:p>
          </table:table-cell>
          <table:table-cell table:formula="of:=[.S44]/[.S43]" office:value-type="float" office:value="1.5275476308538" calcext:value-type="float">
            <text:p>1.5275476309</text:p>
          </table:table-cell>
        </table:table-row>
        <table:table-row table:style-name="ro1">
          <table:table-cell office:value-type="string" calcext:value-type="string">
            <text:p>depth_REF_vs_SL-SI-SETTLS_t1.0_dt000002_vs_dt28.125Errors12max.txt</text:p>
          </table:table-cell>
          <table:table-cell table:formula="of:=SEARCH(&quot;_vs_&quot;;[.A44];1)" office:value-type="float" office:value="10" calcext:value-type="float">
            <text:p>10</text:p>
          </table:table-cell>
          <table:table-cell table:formula="of:=SEARCH(&quot;_t1&quot;;[.A44];1)" office:value-type="float" office:value="26" calcext:value-type="float">
            <text:p>26</text:p>
          </table:table-cell>
          <table:table-cell table:formula="of:=MID([.A44];[.B44]+4;[.C44] - [.B44]-4)" office:value-type="string" office:string-value="SL-SI-SETTLS" calcext:value-type="string">
            <text:p>SL-SI-SETTLS</text:p>
          </table:table-cell>
          <table:table-cell table:formula="of:=SEARCH(&quot;_vs_dt&quot;;[.A44];1)" office:value-type="float" office:value="40" calcext:value-type="float">
            <text:p>40</text:p>
          </table:table-cell>
          <table:table-cell table:formula="of:=SEARCH(&quot;Errors&quot;;[.A44];1)" office:value-type="float" office:value="52" calcext:value-type="float">
            <text:p>52</text:p>
          </table:table-cell>
          <table:table-cell table:formula="of:=[.F44]-[.E44]-6" office:value-type="float" office:value="6" calcext:value-type="float">
            <text:p>6</text:p>
          </table:table-cell>
          <table:table-cell table:formula="of:=[.D44]" office:value-type="string" office:string-value="SL-SI-SETTLS" calcext:value-type="string">
            <text:p>SL-SI-SETTLS</text:p>
          </table:table-cell>
          <table:table-cell table:formula="of:=MID([.A44];[.E44]+6;[.G44])*1" office:value-type="float" office:value="28.125" calcext:value-type="float">
            <text:p>28.125</text:p>
          </table:table-cell>
          <table:table-cell office:value-type="float" office:value="0.00294157569019339" calcext:value-type="float">
            <text:p>0.0029415757</text:p>
          </table:table-cell>
          <table:table-cell office:value-type="float" office:value="0.00513265587434478" calcext:value-type="float">
            <text:p>0.0051326559</text:p>
          </table:table-cell>
          <table:table-cell office:value-type="float" office:value="0.0502604780833735" calcext:value-type="float">
            <text:p>0.0502604781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1800" calcext:value-type="float">
            <text:p>1800</text:p>
          </table:table-cell>
          <table:table-cell office:value-type="float" office:value="2.631531820697" calcext:value-type="float">
            <text:p>2.6315318207</text:p>
          </table:table-cell>
          <table:table-cell office:value-type="float" office:value="3.50369733699663" calcext:value-type="float">
            <text:p>3.503697337</text:p>
          </table:table-cell>
          <table:table-cell office:value-type="float" office:value="20.1007060742459" calcext:value-type="float">
            <text:p>20.1007060742</text:p>
          </table:table-cell>
          <table:table-cell table:formula="of:=[.S45]/[.S44]" office:value-type="float" office:value="0.744753253158615" calcext:value-type="float">
            <text:p>0.7447532532</text:p>
          </table:table-cell>
        </table:table-row>
        <table:table-row table:style-name="ro1">
          <table:table-cell office:value-type="string" calcext:value-type="string">
            <text:p>depth_REF_vs_SL-SI-SETTLS_t1.0_dt000002_vs_dt3600.0Errors12max.txt</text:p>
          </table:table-cell>
          <table:table-cell table:formula="of:=SEARCH(&quot;_vs_&quot;;[.A45];1)" office:value-type="float" office:value="10" calcext:value-type="float">
            <text:p>10</text:p>
          </table:table-cell>
          <table:table-cell table:formula="of:=SEARCH(&quot;_t1&quot;;[.A45];1)" office:value-type="float" office:value="26" calcext:value-type="float">
            <text:p>26</text:p>
          </table:table-cell>
          <table:table-cell table:formula="of:=MID([.A45];[.B45]+4;[.C45] - [.B45]-4)" office:value-type="string" office:string-value="SL-SI-SETTLS" calcext:value-type="string">
            <text:p>SL-SI-SETTLS</text:p>
          </table:table-cell>
          <table:table-cell table:formula="of:=SEARCH(&quot;_vs_dt&quot;;[.A45];1)" office:value-type="float" office:value="40" calcext:value-type="float">
            <text:p>40</text:p>
          </table:table-cell>
          <table:table-cell table:formula="of:=SEARCH(&quot;Errors&quot;;[.A45];1)" office:value-type="float" office:value="52" calcext:value-type="float">
            <text:p>52</text:p>
          </table:table-cell>
          <table:table-cell table:formula="of:=[.F45]-[.E45]-6" office:value-type="float" office:value="6" calcext:value-type="float">
            <text:p>6</text:p>
          </table:table-cell>
          <table:table-cell table:formula="of:=[.D45]" office:value-type="string" office:string-value="SL-SI-SETTLS" calcext:value-type="string">
            <text:p>SL-SI-SETTLS</text:p>
          </table:table-cell>
          <table:table-cell table:formula="of:=MID([.A45];[.E45]+6;[.G45])*1" office:value-type="float" office:value="3600" calcext:value-type="float">
            <text:p>3600</text:p>
          </table:table-cell>
          <table:table-cell office:value-type="float" office:value="3.39616396463549" calcext:value-type="float">
            <text:p>3.3961639646</text:p>
          </table:table-cell>
          <table:table-cell office:value-type="float" office:value="4.33037057673142" calcext:value-type="float">
            <text:p>4.3303705767</text:p>
          </table:table-cell>
          <table:table-cell office:value-type="float" office:value="14.9700662395797" calcext:value-type="float">
            <text:p>14.9700662396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3600" calcext:value-type="float">
            <text:p>3600</text:p>
          </table:table-cell>
          <table:table-cell office:value-type="float" office:value="3.39616396463549" calcext:value-type="float">
            <text:p>3.3961639646</text:p>
          </table:table-cell>
          <table:table-cell office:value-type="float" office:value="4.33037057673142" calcext:value-type="float">
            <text:p>4.3303705767</text:p>
          </table:table-cell>
          <table:table-cell office:value-type="float" office:value="14.9700662395797" calcext:value-type="float">
            <text:p>14.9700662396</text:p>
          </table:table-cell>
          <table:table-cell table:formula="of:=[.S46]/[.S45]" office:value-type="float" office:value="0.867349549342634" calcext:value-type="float">
            <text:p>0.8673495493</text:p>
          </table:table-cell>
        </table:table-row>
        <table:table-row table:style-name="ro1">
          <table:table-cell office:value-type="string" calcext:value-type="string">
            <text:p>depth_REF_vs_SL-SI-SETTLS_t1.0_dt000002_vs_dt7200.0Errors12max.txt</text:p>
          </table:table-cell>
          <table:table-cell table:formula="of:=SEARCH(&quot;_vs_&quot;;[.A46];1)" office:value-type="float" office:value="10" calcext:value-type="float">
            <text:p>10</text:p>
          </table:table-cell>
          <table:table-cell table:formula="of:=SEARCH(&quot;_t1&quot;;[.A46];1)" office:value-type="float" office:value="26" calcext:value-type="float">
            <text:p>26</text:p>
          </table:table-cell>
          <table:table-cell table:formula="of:=MID([.A46];[.B46]+4;[.C46] - [.B46]-4)" office:value-type="string" office:string-value="SL-SI-SETTLS" calcext:value-type="string">
            <text:p>SL-SI-SETTLS</text:p>
          </table:table-cell>
          <table:table-cell table:formula="of:=SEARCH(&quot;_vs_dt&quot;;[.A46];1)" office:value-type="float" office:value="40" calcext:value-type="float">
            <text:p>40</text:p>
          </table:table-cell>
          <table:table-cell table:formula="of:=SEARCH(&quot;Errors&quot;;[.A46];1)" office:value-type="float" office:value="52" calcext:value-type="float">
            <text:p>52</text:p>
          </table:table-cell>
          <table:table-cell table:formula="of:=[.F46]-[.E46]-6" office:value-type="float" office:value="6" calcext:value-type="float">
            <text:p>6</text:p>
          </table:table-cell>
          <table:table-cell table:formula="of:=[.D46]" office:value-type="string" office:string-value="SL-SI-SETTLS" calcext:value-type="string">
            <text:p>SL-SI-SETTLS</text:p>
          </table:table-cell>
          <table:table-cell table:formula="of:=MID([.A46];[.E46]+6;[.G46])*1" office:value-type="float" office:value="7200" calcext:value-type="float">
            <text:p>7200</text:p>
          </table:table-cell>
          <table:table-cell office:value-type="float" office:value="2.82522784445706" calcext:value-type="float">
            <text:p>2.8252278445</text:p>
          </table:table-cell>
          <table:table-cell office:value-type="float" office:value="3.58565481195656" calcext:value-type="float">
            <text:p>3.585654812</text:p>
          </table:table-cell>
          <table:table-cell office:value-type="float" office:value="12.9842802065289" calcext:value-type="float">
            <text:p>12.9842802065</text:p>
          </table:table-cell>
          <table:table-cell table:number-columns-repeated="2"/>
          <table:table-cell office:value-type="string" calcext:value-type="string">
            <text:p>SL-SI-SETTLS</text:p>
          </table:table-cell>
          <table:table-cell office:value-type="float" office:value="7200" calcext:value-type="float">
            <text:p>7200</text:p>
          </table:table-cell>
          <table:table-cell office:value-type="float" office:value="2.82522784445706" calcext:value-type="float">
            <text:p>2.8252278445</text:p>
          </table:table-cell>
          <table:table-cell office:value-type="float" office:value="3.58565481195656" calcext:value-type="float">
            <text:p>3.585654812</text:p>
          </table:table-cell>
          <table:table-cell office:value-type="float" office:value="12.9842802065289" calcext:value-type="float">
            <text:p>12.984280206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L35">
          <table:sort>
            <table:sort-by table:field-number="3" table:data-type="automatic"/>
            <table:sort-by table:field-number="7" table:data-type="automatic"/>
          </table:sort>
        </table:database-range>
        <table:database-range table:name="__Anonymous_Sheet_DB__1" table:target-range-address="Sheet2.O1:Sheet2.S4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7:51:27.785346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8-04-23T08:38:10.512009129</meta:creation-date>
    <dc:date>2018-04-25T11:26:27.198224040</dc:date>
    <dc:creator>Pedro Peixoto</dc:creator>
    <meta:editing-duration>P1DT17H35M54S</meta:editing-duration>
    <meta:editing-cycles>8</meta:editing-cycles>
    <meta:generator>LibreOffice/5.1.6.2$Linux_X86_64 LibreOffice_project/10m0$Build-2</meta:generator>
    <meta:document-statistic meta:table-count="2" meta:cell-count="1271" meta:object-count="0"/>
  </office:meta>
</office:document-meta>
</file>